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2709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9.1272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7102in"/>
    </style:style>
    <style:style style:name="co14" style:family="table-column">
      <style:table-column-properties fo:break-before="auto" style:column-width="0.914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eckm_gtdb_NEB_coassembly_2.5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Marker Lineage</text:p>
          </table:table-cell>
          <table:table-cell office:value-type="string" calcext:value-type="string">
            <text:p># Genomes</text:p>
          </table:table-cell>
          <table:table-cell office:value-type="string" calcext:value-type="string">
            <text:p># Markers</text:p>
          </table:table-cell>
          <table:table-cell office:value-type="string" calcext:value-type="string">
            <text:p># Marker Se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ness</text:p>
          </table:table-cell>
          <table:table-cell office:value-type="string" calcext:value-type="string">
            <text:p>Contamination</text:p>
          </table:table-cell>
          <table:table-cell office:value-type="string" calcext:value-type="string">
            <text:p>bin_number</text:p>
          </table:table-cell>
          <table:table-cell office:value-type="string" calcext:value-type="string">
            <text:p>user_genom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in_length</text:p>
          </table:table-cell>
          <table:table-cell office:value-type="string" calcext:value-type="string">
            <text:p>bin_%GC</text:p>
          </table:table-cell>
          <table:table-cell office:value-type="string" calcext:value-type="string">
            <text:p>contig_count</text:p>
          </table:table-cell>
        </table:table-row>
        <table:table-row table:style-name="ro1">
          <table:table-cell office:value-type="string" calcext:value-type="string">
            <text:p>bin.001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0</text:p>
          </table:table-cell>
          <table:table-cell office:value-type="string" calcext:value-type="string">
            <text:p>Unclassified Archaea</text:p>
          </table:table-cell>
          <table:table-cell office:value-type="float" office:value="284957" calcext:value-type="float">
            <text:p>28495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n.002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.79" calcext:value-type="float">
            <text:p>70.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1</text:p>
          </table:table-cell>
          <table:table-cell office:value-type="string" calcext:value-type="string">
            <text:p>d__Bacteria;p__Patescibacteria;c__Doudnabacteria;o__UBA920;f__VMFF01;g__;s__</text:p>
          </table:table-cell>
          <table:table-cell office:value-type="float" office:value="799708" calcext:value-type="float">
            <text:p>79970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n.003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95" calcext:value-type="float">
            <text:p>55.95</text:p>
          </table:table-cell>
          <table:table-cell office:value-type="float" office:value="0.57" calcext:value-type="float">
            <text:p>0.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d__Bacteria;p__Patescibacteria;c__Paceibacteria;o__UBA6257;f__2-01-FULL-56-20;g__CAJAQL01;s__</text:p>
          </table:table-cell>
          <table:table-cell office:value-type="float" office:value="815219" calcext:value-type="float">
            <text:p>8152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n.004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3</text:p>
          </table:table-cell>
          <table:table-cell office:value-type="string" calcext:value-type="string">
            <text:p>Unclassified</text:p>
          </table:table-cell>
          <table:table-cell office:value-type="float" office:value="260912" calcext:value-type="float">
            <text:p>26091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.005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d4</text:p>
          </table:table-cell>
          <table:table-cell office:value-type="string" calcext:value-type="string">
            <text:p>Unclassified Bacteria</text:p>
          </table:table-cell>
          <table:table-cell office:value-type="float" office:value="494834" calcext:value-type="float">
            <text:p>49483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.00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d5</text:p>
          </table:table-cell>
          <table:table-cell office:value-type="string" calcext:value-type="string">
            <text:p>Unclassified Bacteria</text:p>
          </table:table-cell>
          <table:table-cell office:value-type="float" office:value="324030" calcext:value-type="float">
            <text:p>32403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n.00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d6</text:p>
          </table:table-cell>
          <table:table-cell office:value-type="string" calcext:value-type="string">
            <text:p>Unclassified Bacteria</text:p>
          </table:table-cell>
          <table:table-cell office:value-type="float" office:value="338143" calcext:value-type="float">
            <text:p>33814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.008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54" calcext:value-type="float">
            <text:p>74.54</text:p>
          </table:table-cell>
          <table:table-cell office:value-type="float" office:value="0.93" calcext:value-type="float">
            <text:p>0.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d7</text:p>
          </table:table-cell>
          <table:table-cell office:value-type="string" calcext:value-type="string">
            <text:p>d__Bacteria;p__Patescibacteria;c__Saccharimonadia;o__Saccharimonadales;f__UBA4665;g__UBA5150;s__</text:p>
          </table:table-cell>
          <table:table-cell office:value-type="float" office:value="1024416" calcext:value-type="float">
            <text:p>1024416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in.00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d8</text:p>
          </table:table-cell>
          <table:table-cell office:value-type="string" calcext:value-type="string">
            <text:p>Unclassified Bacteria</text:p>
          </table:table-cell>
          <table:table-cell office:value-type="float" office:value="359506" calcext:value-type="float">
            <text:p>359506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n.010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d9</text:p>
          </table:table-cell>
          <table:table-cell office:value-type="string" calcext:value-type="string">
            <text:p>Unclassified Bacteria</text:p>
          </table:table-cell>
          <table:table-cell office:value-type="float" office:value="346597" calcext:value-type="float">
            <text:p>34659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.011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d10</text:p>
          </table:table-cell>
          <table:table-cell office:value-type="string" calcext:value-type="string">
            <text:p>Unclassified Archaea</text:p>
          </table:table-cell>
          <table:table-cell office:value-type="float" office:value="263981" calcext:value-type="float">
            <text:p>263981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in.012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84" calcext:value-type="float">
            <text:p>57.8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d11</text:p>
          </table:table-cell>
          <table:table-cell office:value-type="string" calcext:value-type="string">
            <text:p>d__Bacteria;p__Patescibacteria;c__Paceibacteria;o__UBA6257;f__2-01-FULL-56-20;g__CAJAQL01;s__</text:p>
          </table:table-cell>
          <table:table-cell office:value-type="float" office:value="873478" calcext:value-type="float">
            <text:p>873478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n.01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d12</text:p>
          </table:table-cell>
          <table:table-cell office:value-type="string" calcext:value-type="string">
            <text:p>Unclassified Bacteria</text:p>
          </table:table-cell>
          <table:table-cell office:value-type="float" office:value="303192" calcext:value-type="float">
            <text:p>30319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in.01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.14" calcext:value-type="float">
            <text:p>24.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d13</text:p>
          </table:table-cell>
          <table:table-cell office:value-type="string" calcext:value-type="string">
            <text:p>d__Bacteria;p__Proteobacteria;c__Gammaproteobacteria;o__Burkholderiales;f__Burkholderiaceae;g__Paraburkholderia;s__</text:p>
          </table:table-cell>
          <table:table-cell office:value-type="float" office:value="4499323" calcext:value-type="float">
            <text:p>4499323</text:p>
          </table:table-cell>
          <table:table-cell office:value-type="float" office:value="62" calcext:value-type="float">
            <text:p>6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bin.01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d14</text:p>
          </table:table-cell>
          <table:table-cell office:value-type="string" calcext:value-type="string">
            <text:p>d__Bacteria;p__Patescibacteria;c__Saccharimonadia;o__Saccharimonadales;f__UBA4665;g__;s__</text:p>
          </table:table-cell>
          <table:table-cell office:value-type="float" office:value="1119918" calcext:value-type="float">
            <text:p>1119918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in.016</text:p>
          </table:table-cell>
          <table:table-cell office:value-type="string" calcext:value-type="string">
            <text:p>c__Alphaproteobacteria</text:p>
          </table:table-cell>
          <table:table-cell office:value-type="float" office:value="26" calcext:value-type="float">
            <text:p>2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office:value-type="float" office:value="75" calcext:value-type="float">
            <text:p>75</text:p>
          </table:table-cell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62" calcext:value-type="float">
            <text:p>87.62</text:p>
          </table:table-cell>
          <table:table-cell office:value-type="float" office:value="2.75" calcext:value-type="float">
            <text:p>2.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d15</text:p>
          </table:table-cell>
          <table:table-cell office:value-type="string" calcext:value-type="string">
            <text:p>d__Bacteria;p__Proteobacteria;c__Alphaproteobacteria;o__Caulobacterales;f__Caulobacteraceae;g__Palsa-881;s__</text:p>
          </table:table-cell>
          <table:table-cell office:value-type="float" office:value="3972430" calcext:value-type="float">
            <text:p>3972430</text:p>
          </table:table-cell>
          <table:table-cell office:value-type="float" office:value="69" calcext:value-type="float">
            <text:p>6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bin.017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64" calcext:value-type="float">
            <text:p>83.64</text:p>
          </table:table-cell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d16</text:p>
          </table:table-cell>
          <table:table-cell office:value-type="string" calcext:value-type="string">
            <text:p>d__Bacteria;p__Eremiobacterota;c__Eremiobacteria;o__Baltobacterales;f__Baltobacteraceae;g__;s__</text:p>
          </table:table-cell>
          <table:table-cell office:value-type="float" office:value="3804187" calcext:value-type="float">
            <text:p>3804187</text:p>
          </table:table-cell>
          <table:table-cell office:value-type="float" office:value="63" calcext:value-type="float">
            <text:p>63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bin.018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d17</text:p>
          </table:table-cell>
          <table:table-cell office:value-type="string" calcext:value-type="string">
            <text:p>Unclassified</text:p>
          </table:table-cell>
          <table:table-cell office:value-type="float" office:value="272667" calcext:value-type="float">
            <text:p>27266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in.01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.48" calcext:value-type="float">
            <text:p>44.4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d18</text:p>
          </table:table-cell>
          <table:table-cell office:value-type="string" calcext:value-type="string">
            <text:p>d__Bacteria;p__Proteobacteria;c__Gammaproteobacteria;o__UBA6186;f__UBA6186;g__;s__</text:p>
          </table:table-cell>
          <table:table-cell office:value-type="float" office:value="1188670" calcext:value-type="float">
            <text:p>1188670</text:p>
          </table:table-cell>
          <table:table-cell office:value-type="float" office:value="39" calcext:value-type="float">
            <text:p>3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bin.020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90" calcext:value-type="float">
            <text:p>190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.99" calcext:value-type="float">
            <text:p>24.9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d19</text:p>
          </table:table-cell>
          <table:table-cell office:value-type="string" calcext:value-type="string">
            <text:p>d__Bacteria;p__Bdellovibrionota;c__Bdellovibrionia_A;o__UBA1018;f__UBA1018;g__;s__</text:p>
          </table:table-cell>
          <table:table-cell office:value-type="float" office:value="1068664" calcext:value-type="float">
            <text:p>1068664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bin.021</text:p>
          </table:table-cell>
          <table:table-cell office:value-type="string" calcext:value-type="string">
            <text:p>o__Rhodospirillales</text:p>
          </table:table-cell>
          <table:table-cell office:value-type="float" office:value="63" calcext:value-type="float">
            <text:p>63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  <table:table-cell office:value-type="float" office:value="52" calcext:value-type="float">
            <text:p>52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53" calcext:value-type="float">
            <text:p>96.53</text:p>
          </table:table-cell>
          <table:table-cell office:value-type="float" office:value="0.5" calcext:value-type="float">
            <text:p>0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d20</text:p>
          </table:table-cell>
          <table:table-cell office:value-type="string" calcext:value-type="string">
            <text:p>d__Bacteria;p__Proteobacteria;c__Alphaproteobacteria;o__Rhodospirillales;f__Magnetospirillaceae;g__;s__</text:p>
          </table:table-cell>
          <table:table-cell office:value-type="float" office:value="5805556" calcext:value-type="float">
            <text:p>5805556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in.02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d21</text:p>
          </table:table-cell>
          <table:table-cell office:value-type="string" calcext:value-type="string">
            <text:p>Unclassified</text:p>
          </table:table-cell>
          <table:table-cell office:value-type="float" office:value="308315" calcext:value-type="float">
            <text:p>30831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.023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107" calcext:value-type="float">
            <text:p>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.68" calcext:value-type="float">
            <text:p>61.6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d22</text:p>
          </table:table-cell>
          <table:table-cell office:value-type="string" calcext:value-type="string">
            <text:p>d__Bacteria;p__Patescibacteria;c__Paceibacteria;o__UBA6257;f__2-01-FULL-56-20;g__CAJAQL01;s__</text:p>
          </table:table-cell>
          <table:table-cell office:value-type="float" office:value="845825" calcext:value-type="float">
            <text:p>845825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n.024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d23</text:p>
          </table:table-cell>
          <table:table-cell office:value-type="string" calcext:value-type="string">
            <text:p>Unclassified Bacteria</text:p>
          </table:table-cell>
          <table:table-cell office:value-type="float" office:value="206054" calcext:value-type="float">
            <text:p>206054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in.025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d24</text:p>
          </table:table-cell>
          <table:table-cell office:value-type="string" calcext:value-type="string">
            <text:p>Unclassified Bacteria</text:p>
          </table:table-cell>
          <table:table-cell office:value-type="float" office:value="301981" calcext:value-type="float">
            <text:p>30198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in.02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66" calcext:value-type="float">
            <text:p>42.66</text:p>
          </table:table-cell>
          <table:table-cell office:value-type="float" office:value="1.79" calcext:value-type="float">
            <text:p>1.7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d25</text:p>
          </table:table-cell>
          <table:table-cell office:value-type="string" calcext:value-type="string">
            <text:p>d__Bacteria;p__Patescibacteria;c__Microgenomatia;o__Levybacterales;f__UBA12049;g__;s__</text:p>
          </table:table-cell>
          <table:table-cell office:value-type="float" office:value="601321" calcext:value-type="float">
            <text:p>601321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in.027</text:p>
          </table:table-cell>
          <table:table-cell office:value-type="string" calcext:value-type="string">
            <text:p>k__Bacteria</text:p>
          </table:table-cell>
          <table:table-cell office:value-type="float" office:value="2921" calcext:value-type="float">
            <text:p>2921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.18" calcext:value-type="float">
            <text:p>31.18</text:p>
          </table:table-cell>
          <table:table-cell office:value-type="float" office:value="0.23" calcext:value-type="float">
            <text:p>0.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d26</text:p>
          </table:table-cell>
          <table:table-cell office:value-type="string" calcext:value-type="string">
            <text:p>d__Bacteria;p__Planctomycetota;c__Planctomycetia;o__Gemmatales;f__Gemmataceae;g__;s__</text:p>
          </table:table-cell>
          <table:table-cell office:value-type="float" office:value="2644630" calcext:value-type="float">
            <text:p>2644630</text:p>
          </table:table-cell>
          <table:table-cell office:value-type="float" office:value="67" calcext:value-type="float">
            <text:p>6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bin.028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52" calcext:value-type="float">
            <text:p>40.52</text:p>
          </table:table-cell>
          <table:table-cell office:value-type="float" office:value="1.35" calcext:value-type="float">
            <text:p>1.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d27</text:p>
          </table:table-cell>
          <table:table-cell office:value-type="string" calcext:value-type="string">
            <text:p>d__Bacteria;p__Verrucomicrobiota;c__Verrucomicrobiae;o__Pedosphaerales;f__UBA11358;g__;s__</text:p>
          </table:table-cell>
          <table:table-cell office:value-type="float" office:value="1475739" calcext:value-type="float">
            <text:p>1475739</text:p>
          </table:table-cell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bin.029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.77" calcext:value-type="float">
            <text:p>68.7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d28</text:p>
          </table:table-cell>
          <table:table-cell office:value-type="string" calcext:value-type="string">
            <text:p>d__Bacteria;p__Patescibacteria;c__Paceibacteria;o__UBA9983_A;f__UBA2100;g__UBA10103;s__</text:p>
          </table:table-cell>
          <table:table-cell office:value-type="float" office:value="950874" calcext:value-type="float">
            <text:p>950874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in.030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1.72" calcext:value-type="float">
            <text:p>1.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d29</text:p>
          </table:table-cell>
          <table:table-cell office:value-type="string" calcext:value-type="string">
            <text:p>d__Bacteria;p__Acidobacteriota;c__Acidobacteriae;o__Acidobacteriales;f__Acidobacteriaceae;g__Silvibacterium;s__</text:p>
          </table:table-cell>
          <table:table-cell office:value-type="float" office:value="2056525" calcext:value-type="float">
            <text:p>2056525</text:p>
          </table:table-cell>
          <table:table-cell office:value-type="float" office:value="59" calcext:value-type="float">
            <text:p>59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bin.03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d30</text:p>
          </table:table-cell>
          <table:table-cell office:value-type="string" calcext:value-type="string">
            <text:p>Unclassified</text:p>
          </table:table-cell>
          <table:table-cell office:value-type="float" office:value="202251" calcext:value-type="float">
            <text:p>20225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n.032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d31</text:p>
          </table:table-cell>
          <table:table-cell office:value-type="string" calcext:value-type="string">
            <text:p>d__Bacteria;p__Patescibacteria;c__Microgenomatia;o__GWA2-44-7;f__UBA8517;g__;s__</text:p>
          </table:table-cell>
          <table:table-cell office:value-type="float" office:value="858405" calcext:value-type="float">
            <text:p>85840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n.033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57" calcext:value-type="float">
            <text:p>57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4.11" calcext:value-type="float">
            <text:p>4.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d32</text:p>
          </table:table-cell>
          <table:table-cell office:value-type="string" calcext:value-type="string">
            <text:p>d__Bacteria;p__Verrucomicrobiota;c__Verrucomicrobiae;o__Opitutales;f__Opitutaceae;g__;s__</text:p>
          </table:table-cell>
          <table:table-cell office:value-type="float" office:value="2896473" calcext:value-type="float">
            <text:p>2896473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bin.034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47" calcext:value-type="float">
            <text:p>36.47</text:p>
          </table:table-cell>
          <table:table-cell office:value-type="float" office:value="5.77" calcext:value-type="float">
            <text:p>5.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d33</text:p>
          </table:table-cell>
          <table:table-cell office:value-type="string" calcext:value-type="string">
            <text:p>d__Bacteria;p__Acidobacteriota;c__Acidobacteriae;o__Acidoferrales;f__UBA7541;g__Acidoferrum;s__Acidoferrum sp013289835</text:p>
          </table:table-cell>
          <table:table-cell office:value-type="float" office:value="2202579" calcext:value-type="float">
            <text:p>2202579</text:p>
          </table:table-cell>
          <table:table-cell office:value-type="float" office:value="58" calcext:value-type="float">
            <text:p>5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bin.035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d34</text:p>
          </table:table-cell>
          <table:table-cell office:value-type="string" calcext:value-type="string">
            <text:p>Unclassified Bacteria</text:p>
          </table:table-cell>
          <table:table-cell office:value-type="float" office:value="294789" calcext:value-type="float">
            <text:p>294789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in.03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d35</text:p>
          </table:table-cell>
          <table:table-cell office:value-type="string" calcext:value-type="string">
            <text:p>Unclassified</text:p>
          </table:table-cell>
          <table:table-cell office:value-type="float" office:value="246007" calcext:value-type="float">
            <text:p>24600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n.03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66" calcext:value-type="float">
            <text:p>14.6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d36</text:p>
          </table:table-cell>
          <table:table-cell office:value-type="string" calcext:value-type="string">
            <text:p>Unclassified Bacteria</text:p>
          </table:table-cell>
          <table:table-cell office:value-type="float" office:value="625642" calcext:value-type="float">
            <text:p>62564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in.03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d37</text:p>
          </table:table-cell>
          <table:table-cell office:value-type="string" calcext:value-type="string">
            <text:p>Unclassified Bacteria</text:p>
          </table:table-cell>
          <table:table-cell office:value-type="float" office:value="524730" calcext:value-type="float">
            <text:p>524730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in.039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04" calcext:value-type="float">
            <text:p>66.0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d38</text:p>
          </table:table-cell>
          <table:table-cell office:value-type="string" calcext:value-type="string">
            <text:p>d__Bacteria;p__Patescibacteria;c__Microgenomatia;o__Levybacterales;f__UBA12049;g__PPGL01;s__</text:p>
          </table:table-cell>
          <table:table-cell office:value-type="float" office:value="1027297" calcext:value-type="float">
            <text:p>1027297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in.040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75" calcext:value-type="float">
            <text:p>23.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d39</text:p>
          </table:table-cell>
          <table:table-cell office:value-type="string" calcext:value-type="string">
            <text:p>d__Bacteria;p__Acidobacteriota;c__Acidobacteriae;o__Acidobacteriales;f__Acidobacteriaceae;g__Palsa-343;s__</text:p>
          </table:table-cell>
          <table:table-cell office:value-type="float" office:value="1528918" calcext:value-type="float">
            <text:p>1528918</text:p>
          </table:table-cell>
          <table:table-cell office:value-type="float" office:value="61" calcext:value-type="float">
            <text:p>6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in.04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d40</text:p>
          </table:table-cell>
          <table:table-cell office:value-type="string" calcext:value-type="string">
            <text:p>Unclassified Bacteria</text:p>
          </table:table-cell>
          <table:table-cell office:value-type="float" office:value="313474" calcext:value-type="float">
            <text:p>313474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in.042</text:p>
          </table:table-cell>
          <table:table-cell office:value-type="string" calcext:value-type="string">
            <text:p>o__Burkholderiales</text:p>
          </table:table-cell>
          <table:table-cell office:value-type="float" office:value="107" calcext:value-type="float">
            <text:p>107</text:p>
          </table:table-cell>
          <table:table-cell office:value-type="float" office:value="574" calcext:value-type="float">
            <text:p>574</text:p>
          </table:table-cell>
          <table:table-cell office:value-type="float" office:value="251" calcext:value-type="float">
            <text:p>251</text:p>
          </table:table-cell>
          <table:table-cell office:value-type="float" office:value="43" calcext:value-type="float">
            <text:p>43</text:p>
          </table:table-cell>
          <table:table-cell office:value-type="float" office:value="523" calcext:value-type="float">
            <text:p>5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.86" calcext:value-type="float">
            <text:p>0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d41</text:p>
          </table:table-cell>
          <table:table-cell office:value-type="string" calcext:value-type="string">
            <text:p>d__Bacteria;p__Proteobacteria;c__Gammaproteobacteria;o__Burkholderiales;f__Burkholderiaceae;g__Collimonas;s__</text:p>
          </table:table-cell>
          <table:table-cell office:value-type="float" office:value="5147513" calcext:value-type="float">
            <text:p>5147513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bin.04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d42</text:p>
          </table:table-cell>
          <table:table-cell office:value-type="string" calcext:value-type="string">
            <text:p>Unclassified Bacteria</text:p>
          </table:table-cell>
          <table:table-cell office:value-type="float" office:value="410045" calcext:value-type="float">
            <text:p>41004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in.04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05" calcext:value-type="float">
            <text:p>21.05</text:p>
          </table:table-cell>
          <table:table-cell office:value-type="float" office:value="0.88" calcext:value-type="float">
            <text:p>0.8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d43</text:p>
          </table:table-cell>
          <table:table-cell office:value-type="string" calcext:value-type="string">
            <text:p>d__Bacteria;p__Verrucomicrobiota;c__Verrucomicrobiae;o__Opitutales;f__Opitutaceae;g__Palsa-1447;s__</text:p>
          </table:table-cell>
          <table:table-cell office:value-type="float" office:value="929961" calcext:value-type="float">
            <text:p>929961</text:p>
          </table:table-cell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in.045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73" calcext:value-type="float">
            <text:p>63.73</text:p>
          </table:table-cell>
          <table:table-cell office:value-type="float" office:value="0.93" calcext:value-type="float">
            <text:p>0.9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d44</text:p>
          </table:table-cell>
          <table:table-cell office:value-type="string" calcext:value-type="string">
            <text:p>d__Bacteria;p__Patescibacteria;c__Saccharimonadia;o__Saccharimonadales;f__UBA4665;g__PMNU01;s__</text:p>
          </table:table-cell>
          <table:table-cell office:value-type="float" office:value="1137290" calcext:value-type="float">
            <text:p>1137290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in.04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8" calcext:value-type="float">
            <text:p>98.28</text:p>
          </table:table-cell>
          <table:table-cell office:value-type="float" office:value="9.48" calcext:value-type="float">
            <text:p>9.4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d45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8354268" calcext:value-type="float">
            <text:p>8354268</text:p>
          </table:table-cell>
          <table:table-cell office:value-type="float" office:value="58" calcext:value-type="float">
            <text:p>5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bin.047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office:value-type="float" office:value="6.9" calcext:value-type="float">
            <text:p>6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d46</text:p>
          </table:table-cell>
          <table:table-cell office:value-type="string" calcext:value-type="string">
            <text:p>d__Bacteria;p__Acidobacteriota;c__Acidobacteriae;o__Acidobacteriales;f__Acidobacteriaceae;g__Granulicella_A;s__</text:p>
          </table:table-cell>
          <table:table-cell office:value-type="float" office:value="5015270" calcext:value-type="float">
            <text:p>5015270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in.048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97" calcext:value-type="float">
            <text:p>78.97</text:p>
          </table:table-cell>
          <table:table-cell office:value-type="float" office:value="1.87" calcext:value-type="float">
            <text:p>1.8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d47</text:p>
          </table:table-cell>
          <table:table-cell office:value-type="string" calcext:value-type="string">
            <text:p>d__Archaea;p__Micrarchaeota;c__Micrarchaeia;o__Micrarchaeales;f__Micrarchaeaceae;g__UBA12276;s__</text:p>
          </table:table-cell>
          <table:table-cell office:value-type="float" office:value="1010733" calcext:value-type="float">
            <text:p>1010733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n.04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59" calcext:value-type="float">
            <text:p>27.5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d48</text:p>
          </table:table-cell>
          <table:table-cell office:value-type="string" calcext:value-type="string">
            <text:p>d__Bacteria;p__Verrucomicrobiota;c__Verrucomicrobiae;o__Opitutales;f__Opitutaceae;g__Lacunisphaera;s__</text:p>
          </table:table-cell>
          <table:table-cell office:value-type="float" office:value="1321535" calcext:value-type="float">
            <text:p>1321535</text:p>
          </table:table-cell>
          <table:table-cell office:value-type="float" office:value="66" calcext:value-type="float">
            <text:p>6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bin.05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.87" calcext:value-type="float">
            <text:p>81.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d49</text:p>
          </table:table-cell>
          <table:table-cell office:value-type="string" calcext:value-type="string">
            <text:p>d__Bacteria;p__Patescibacteria;c__Paceibacteria;o__UBA9983_A;f__PALSA-1337;g__PALSA-1337;s__</text:p>
          </table:table-cell>
          <table:table-cell office:value-type="float" office:value="770014" calcext:value-type="float">
            <text:p>770014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in.05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07" calcext:value-type="float">
            <text:p>12.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d50</text:p>
          </table:table-cell>
          <table:table-cell office:value-type="string" calcext:value-type="string">
            <text:p>Unclassified Bacteria</text:p>
          </table:table-cell>
          <table:table-cell office:value-type="float" office:value="2455890" calcext:value-type="float">
            <text:p>2455890</text:p>
          </table:table-cell>
          <table:table-cell office:value-type="float" office:value="61" calcext:value-type="float">
            <text:p>6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bin.05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76" calcext:value-type="float">
            <text:p>57.76</text:p>
          </table:table-cell>
          <table:table-cell office:value-type="float" office:value="5.17" calcext:value-type="float">
            <text:p>5.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d51</text:p>
          </table:table-cell>
          <table:table-cell office:value-type="string" calcext:value-type="string">
            <text:p>d__Bacteria;p__Proteobacteria;c__Alphaproteobacteria;o__ATCC43930;f__Stellaceae;g__AP-15;s__</text:p>
          </table:table-cell>
          <table:table-cell office:value-type="float" office:value="5008314" calcext:value-type="float">
            <text:p>5008314</text:p>
          </table:table-cell>
          <table:table-cell office:value-type="float" office:value="63" calcext:value-type="float">
            <text:p>63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bin.05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41" calcext:value-type="float">
            <text:p>22.4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d52</text:p>
          </table:table-cell>
          <table:table-cell office:value-type="string" calcext:value-type="string">
            <text:p>d__Bacteria;p__Acidobacteriota;c__Acidobacteriae;o__Acidoferrales;f__UBA7541;g__Palsa-360;s__</text:p>
          </table:table-cell>
          <table:table-cell office:value-type="float" office:value="1329970" calcext:value-type="float">
            <text:p>1329970</text:p>
          </table:table-cell>
          <table:table-cell office:value-type="float" office:value="60" calcext:value-type="float">
            <text:p>6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in.054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d53</text:p>
          </table:table-cell>
          <table:table-cell office:value-type="string" calcext:value-type="string">
            <text:p>Unclassified Bacteria</text:p>
          </table:table-cell>
          <table:table-cell office:value-type="float" office:value="551857" calcext:value-type="float">
            <text:p>55185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n.055</text:p>
          </table:table-cell>
          <table:table-cell office:value-type="string" calcext:value-type="string">
            <text:p>c__Gammaproteobacteria</text:p>
          </table:table-cell>
          <table:table-cell office:value-type="float" office:value="1164" calcext:value-type="float">
            <text:p>1164</text:p>
          </table:table-cell>
          <table:table-cell office:value-type="float" office:value="275" calcext:value-type="float">
            <text:p>275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42" calcext:value-type="float">
            <text:p>50.42</text:p>
          </table:table-cell>
          <table:table-cell office:value-type="float" office:value="0.29" calcext:value-type="float">
            <text:p>0.2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d54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3414526" calcext:value-type="float">
            <text:p>3414526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bin.05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d55</text:p>
          </table:table-cell>
          <table:table-cell office:value-type="string" calcext:value-type="string">
            <text:p>Unclassified</text:p>
          </table:table-cell>
          <table:table-cell office:value-type="float" office:value="480316" calcext:value-type="float">
            <text:p>480316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in.05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54" calcext:value-type="float">
            <text:p>39.54</text:p>
          </table:table-cell>
          <table:table-cell office:value-type="float" office:value="0.86" calcext:value-type="float">
            <text:p>0.8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d56</text:p>
          </table:table-cell>
          <table:table-cell office:value-type="string" calcext:value-type="string">
            <text:p>d__Bacteria;p__Acidobacteriota;c__Acidobacteriae;o__Acidobacteriales;f__Acidobacteriaceae;g__Acidisarcina;s__</text:p>
          </table:table-cell>
          <table:table-cell office:value-type="float" office:value="2570935" calcext:value-type="float">
            <text:p>2570935</text:p>
          </table:table-cell>
          <table:table-cell office:value-type="float" office:value="58" calcext:value-type="float">
            <text:p>5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bin.058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d57</text:p>
          </table:table-cell>
          <table:table-cell office:value-type="string" calcext:value-type="string">
            <text:p>Unclassified</text:p>
          </table:table-cell>
          <table:table-cell office:value-type="float" office:value="245852" calcext:value-type="float">
            <text:p>24585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n.059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61" calcext:value-type="float">
            <text:p>16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8" calcext:value-type="float">
            <text:p>5.78</text:p>
          </table:table-cell>
          <table:table-cell office:value-type="float" office:value="0.1" calcext:value-type="float">
            <text:p>0.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d58</text:p>
          </table:table-cell>
          <table:table-cell office:value-type="string" calcext:value-type="string">
            <text:p>Unclassified Bacteria</text:p>
          </table:table-cell>
          <table:table-cell office:value-type="float" office:value="693815" calcext:value-type="float">
            <text:p>693815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in.060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d59</text:p>
          </table:table-cell>
          <table:table-cell office:value-type="string" calcext:value-type="string">
            <text:p>Unclassified Bacteria</text:p>
          </table:table-cell>
          <table:table-cell office:value-type="float" office:value="246154" calcext:value-type="float">
            <text:p>24615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n.061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d60</text:p>
          </table:table-cell>
          <table:table-cell office:value-type="string" calcext:value-type="string">
            <text:p>Unclassified</text:p>
          </table:table-cell>
          <table:table-cell office:value-type="float" office:value="217309" calcext:value-type="float">
            <text:p>21730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in.062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d61</text:p>
          </table:table-cell>
          <table:table-cell office:value-type="string" calcext:value-type="string">
            <text:p>Unclassified</text:p>
          </table:table-cell>
          <table:table-cell office:value-type="float" office:value="263593" calcext:value-type="float">
            <text:p>26359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.063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d62</text:p>
          </table:table-cell>
          <table:table-cell office:value-type="string" calcext:value-type="string">
            <text:p>Unclassified Archaea</text:p>
          </table:table-cell>
          <table:table-cell office:value-type="float" office:value="1524575" calcext:value-type="float">
            <text:p>1524575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in.064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7" calcext:value-type="float">
            <text:p>58.77</text:p>
          </table:table-cell>
          <table:table-cell office:value-type="float" office:value="0.93" calcext:value-type="float">
            <text:p>0.9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d63</text:p>
          </table:table-cell>
          <table:table-cell office:value-type="string" calcext:value-type="string">
            <text:p>d__Bacteria;p__Patescibacteria;c__Paceibacteria;o__UBA6257;f__2-01-FULL-56-20;g__;s__</text:p>
          </table:table-cell>
          <table:table-cell office:value-type="float" office:value="944814" calcext:value-type="float">
            <text:p>94481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n.06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d64</text:p>
          </table:table-cell>
          <table:table-cell office:value-type="string" calcext:value-type="string">
            <text:p>d__Bacteria;p__Bacteroidota;c__Bacteroidia;o__AKYH767;f__Palsa-948_A;g__JABEUT01;s__</text:p>
          </table:table-cell>
          <table:table-cell office:value-type="float" office:value="644844" calcext:value-type="float">
            <text:p>644844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bin.06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97" calcext:value-type="float">
            <text:p>18.97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d65</text:p>
          </table:table-cell>
          <table:table-cell office:value-type="string" calcext:value-type="string">
            <text:p>d__Bacteria;p__Proteobacteria;c__Alphaproteobacteria;o__Acetobacterales;f__Acetobacteraceae;g__Acidocella;s__</text:p>
          </table:table-cell>
          <table:table-cell office:value-type="float" office:value="868990" calcext:value-type="float">
            <text:p>868990</text:p>
          </table:table-cell>
          <table:table-cell office:value-type="float" office:value="63" calcext:value-type="float">
            <text:p>6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in.06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d66</text:p>
          </table:table-cell>
          <table:table-cell office:value-type="string" calcext:value-type="string">
            <text:p>Unclassified Bacteria</text:p>
          </table:table-cell>
          <table:table-cell office:value-type="float" office:value="308541" calcext:value-type="float">
            <text:p>30854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.06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d67</text:p>
          </table:table-cell>
          <table:table-cell office:value-type="string" calcext:value-type="string">
            <text:p>Unclassified</text:p>
          </table:table-cell>
          <table:table-cell office:value-type="float" office:value="381261" calcext:value-type="float">
            <text:p>381261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in.069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74" calcext:value-type="float">
            <text:p>41.74</text:p>
          </table:table-cell>
          <table:table-cell office:value-type="float" office:value="1.72" calcext:value-type="float">
            <text:p>1.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d68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2109662" calcext:value-type="float">
            <text:p>2109662</text:p>
          </table:table-cell>
          <table:table-cell office:value-type="float" office:value="58" calcext:value-type="float">
            <text:p>5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bin.070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78" calcext:value-type="float">
            <text:p>66.7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d69</text:p>
          </table:table-cell>
          <table:table-cell office:value-type="string" calcext:value-type="string">
            <text:p>d__Bacteria;p__Patescibacteria;c__Paceibacteria;o__UBA9983_A;f__UBA2100;g__UBA10103;s__</text:p>
          </table:table-cell>
          <table:table-cell office:value-type="float" office:value="1119780" calcext:value-type="float">
            <text:p>111978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in.07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28" calcext:value-type="float">
            <text:p>73.28</text:p>
          </table:table-cell>
          <table:table-cell office:value-type="float" office:value="10.03" calcext:value-type="float">
            <text:p>10.0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d70</text:p>
          </table:table-cell>
          <table:table-cell office:value-type="string" calcext:value-type="string">
            <text:p>d__Bacteria;p__Patescibacteria;c__Paceibacteria;o__UBA6257;f__2-01-FULL-56-20;g__CAJAQL01;s__</text:p>
          </table:table-cell>
          <table:table-cell office:value-type="float" office:value="888624" calcext:value-type="float">
            <text:p>888624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in.07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76" calcext:value-type="float">
            <text:p>7.7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d71</text:p>
          </table:table-cell>
          <table:table-cell office:value-type="string" calcext:value-type="string">
            <text:p>Unclassified Bacteria</text:p>
          </table:table-cell>
          <table:table-cell office:value-type="float" office:value="244415" calcext:value-type="float">
            <text:p>244415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in.073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27" calcext:value-type="float">
            <text:p>73.27</text:p>
          </table:table-cell>
          <table:table-cell office:value-type="float" office:value="0.11" calcext:value-type="float">
            <text:p>0.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d72</text:p>
          </table:table-cell>
          <table:table-cell office:value-type="string" calcext:value-type="string">
            <text:p>d__Bacteria;p__Patescibacteria;c__Doudnabacteria;o__UBA920;f__UBA920;g__PALSA-1336;s__</text:p>
          </table:table-cell>
          <table:table-cell office:value-type="float" office:value="1128127" calcext:value-type="float">
            <text:p>1128127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in.07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.66" calcext:value-type="float">
            <text:p>29.6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d73</text:p>
          </table:table-cell>
          <table:table-cell office:value-type="string" calcext:value-type="string">
            <text:p>d__Bacteria;p__Acidobacteriota;c__Acidobacteriae;o__Acidobacteriales;f__Acidobacteriaceae;g__Palsa-343;s__</text:p>
          </table:table-cell>
          <table:table-cell office:value-type="float" office:value="1381137" calcext:value-type="float">
            <text:p>1381137</text:p>
          </table:table-cell>
          <table:table-cell office:value-type="float" office:value="59" calcext:value-type="float">
            <text:p>5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in.075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d74</text:p>
          </table:table-cell>
          <table:table-cell office:value-type="string" calcext:value-type="string">
            <text:p>Unclassified</text:p>
          </table:table-cell>
          <table:table-cell office:value-type="float" office:value="231656" calcext:value-type="float">
            <text:p>231656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in.07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d75</text:p>
          </table:table-cell>
          <table:table-cell office:value-type="string" calcext:value-type="string">
            <text:p>Unclassified</text:p>
          </table:table-cell>
          <table:table-cell office:value-type="float" office:value="356346" calcext:value-type="float">
            <text:p>35634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in.07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d76</text:p>
          </table:table-cell>
          <table:table-cell office:value-type="string" calcext:value-type="string">
            <text:p>d__Bacteria;p__Proteobacteria;c__Gammaproteobacteria;o__Nevskiales;f__Nevskiaceae;g__Nevskia;s__</text:p>
          </table:table-cell>
          <table:table-cell office:value-type="float" office:value="1792076" calcext:value-type="float">
            <text:p>1792076</text:p>
          </table:table-cell>
          <table:table-cell office:value-type="float" office:value="66" calcext:value-type="float">
            <text:p>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bin.078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.81" calcext:value-type="float">
            <text:p>30.81</text:p>
          </table:table-cell>
          <table:table-cell office:value-type="float" office:value="0.93" calcext:value-type="float">
            <text:p>0.9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d77</text:p>
          </table:table-cell>
          <table:table-cell office:value-type="string" calcext:value-type="string">
            <text:p>d__Bacteria;p__Patescibacteria;c__Doudnabacteria;o__UBA920;f__UBA920;g__;s__</text:p>
          </table:table-cell>
          <table:table-cell office:value-type="float" office:value="575885" calcext:value-type="float">
            <text:p>575885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in.07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81" calcext:value-type="float">
            <text:p>22.8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d78</text:p>
          </table:table-cell>
          <table:table-cell office:value-type="string" calcext:value-type="string">
            <text:p>d__Bacteria;p__Verrucomicrobiota;c__Verrucomicrobiae;o__Opitutales;f__Opitutaceae;g__;s__</text:p>
          </table:table-cell>
          <table:table-cell office:value-type="float" office:value="1115552" calcext:value-type="float">
            <text:p>111555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in.08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d79</text:p>
          </table:table-cell>
          <table:table-cell office:value-type="string" calcext:value-type="string">
            <text:p>Unclassified Bacteria</text:p>
          </table:table-cell>
          <table:table-cell office:value-type="float" office:value="202982" calcext:value-type="float">
            <text:p>20298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n.081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1.82" calcext:value-type="float">
            <text:p>1.8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d80</text:p>
          </table:table-cell>
          <table:table-cell office:value-type="string" calcext:value-type="string">
            <text:p>d__Bacteria;p__Verrucomicrobiota;c__Verrucomicrobiae;o__Pedosphaerales;f__UBA11358;g__UBA11358;s__</text:p>
          </table:table-cell>
          <table:table-cell office:value-type="float" office:value="2293813" calcext:value-type="float">
            <text:p>2293813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in.082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24" calcext:value-type="float">
            <text:p>57.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d81</text:p>
          </table:table-cell>
          <table:table-cell office:value-type="string" calcext:value-type="string">
            <text:p>d__Bacteria;p__Patescibacteria;c__Paceibacteria;o__UBA6257;f__2-01-FULL-56-20;g__;s__</text:p>
          </table:table-cell>
          <table:table-cell office:value-type="float" office:value="821228" calcext:value-type="float">
            <text:p>82122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n.08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d82</text:p>
          </table:table-cell>
          <table:table-cell office:value-type="string" calcext:value-type="string">
            <text:p>Unclassified Bacteria</text:p>
          </table:table-cell>
          <table:table-cell office:value-type="float" office:value="437781" calcext:value-type="float">
            <text:p>43778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.08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d83</text:p>
          </table:table-cell>
          <table:table-cell office:value-type="string" calcext:value-type="string">
            <text:p>Unclassified Bacteria</text:p>
          </table:table-cell>
          <table:table-cell office:value-type="float" office:value="375622" calcext:value-type="float">
            <text:p>375622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in.08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d84</text:p>
          </table:table-cell>
          <table:table-cell office:value-type="string" calcext:value-type="string">
            <text:p>Unclassified Bacteria</text:p>
          </table:table-cell>
          <table:table-cell office:value-type="float" office:value="459503" calcext:value-type="float">
            <text:p>459503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in.08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d85</text:p>
          </table:table-cell>
          <table:table-cell office:value-type="string" calcext:value-type="string">
            <text:p>Unclassified Bacteria</text:p>
          </table:table-cell>
          <table:table-cell office:value-type="float" office:value="252048" calcext:value-type="float">
            <text:p>2520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in.087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0.85" calcext:value-type="float">
            <text:p>0.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d86</text:p>
          </table:table-cell>
          <table:table-cell office:value-type="string" calcext:value-type="string">
            <text:p>d__Bacteria;p__Patescibacteria;c__Paceibacteria;o__UBA9983_A;f__PALSA-1337;g__PALSA-1337;s__</text:p>
          </table:table-cell>
          <table:table-cell office:value-type="float" office:value="601026" calcext:value-type="float">
            <text:p>60102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in.08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d87</text:p>
          </table:table-cell>
          <table:table-cell office:value-type="string" calcext:value-type="string">
            <text:p>d__Bacteria;p__Proteobacteria;c__Alphaproteobacteria;o__ATCC43930;f__Stellaceae;g__;s__</text:p>
          </table:table-cell>
          <table:table-cell office:value-type="float" office:value="947977" calcext:value-type="float">
            <text:p>947977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in.08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03" calcext:value-type="float">
            <text:p>10.0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d88</text:p>
          </table:table-cell>
          <table:table-cell office:value-type="string" calcext:value-type="string">
            <text:p>d__Bacteria;p__Proteobacteria;c__Alphaproteobacteria;o__Rhizobiales;f__Xanthobacteraceae;g__BOG-931;s__</text:p>
          </table:table-cell>
          <table:table-cell office:value-type="float" office:value="651865" calcext:value-type="float">
            <text:p>651865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in.090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29" calcext:value-type="float">
            <text:p>58.29</text:p>
          </table:table-cell>
          <table:table-cell office:value-type="float" office:value="1.1" calcext:value-type="float">
            <text:p>1.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d89</text:p>
          </table:table-cell>
          <table:table-cell office:value-type="string" calcext:value-type="string">
            <text:p>d__Bacteria;p__Proteobacteria;c__Alphaproteobacteria;o__ATCC43930;f__Stellaceae;g__Aliidongia;s__</text:p>
          </table:table-cell>
          <table:table-cell office:value-type="float" office:value="3723695" calcext:value-type="float">
            <text:p>3723695</text:p>
          </table:table-cell>
          <table:table-cell office:value-type="float" office:value="66" calcext:value-type="float">
            <text:p>6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bin.09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.62" calcext:value-type="float">
            <text:p>42.6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d90</text:p>
          </table:table-cell>
          <table:table-cell office:value-type="string" calcext:value-type="string">
            <text:p>d__Bacteria;p__Verrucomicrobiota;c__Verrucomicrobiae;o__Opitutales;f__Opitutaceae;g__;s__</text:p>
          </table:table-cell>
          <table:table-cell office:value-type="float" office:value="1898596" calcext:value-type="float">
            <text:p>189859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bin.092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8" calcext:value-type="float">
            <text:p>42.48</text:p>
          </table:table-cell>
          <table:table-cell office:value-type="float" office:value="1.19" calcext:value-type="float">
            <text:p>1.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d91</text:p>
          </table:table-cell>
          <table:table-cell office:value-type="string" calcext:value-type="string">
            <text:p>d__Bacteria;p__Patescibacteria;c__Paceibacteria;o__UBA6257;f__2-01-FULL-56-20;g__CAJAQL01;s__</text:p>
          </table:table-cell>
          <table:table-cell office:value-type="float" office:value="763440" calcext:value-type="float">
            <text:p>763440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in.093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34" calcext:value-type="float">
            <text:p>76.34</text:p>
          </table:table-cell>
          <table:table-cell office:value-type="float" office:value="1.12" calcext:value-type="float">
            <text:p>1.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d92</text:p>
          </table:table-cell>
          <table:table-cell office:value-type="string" calcext:value-type="string">
            <text:p>d__Bacteria;p__Elusimicrobiota;c__Elusimicrobia;o__UBA1565;f__UBA9628;g__GWA2-66-18;s__</text:p>
          </table:table-cell>
          <table:table-cell office:value-type="float" office:value="2787610" calcext:value-type="float">
            <text:p>2787610</text:p>
          </table:table-cell>
          <table:table-cell office:value-type="float" office:value="69" calcext:value-type="float">
            <text:p>6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bin.09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62" calcext:value-type="float">
            <text:p>58.62</text:p>
          </table:table-cell>
          <table:table-cell office:value-type="float" office:value="20.69" calcext:value-type="float">
            <text:p>20.69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d93</text:p>
          </table:table-cell>
          <table:table-cell office:value-type="string" calcext:value-type="string">
            <text:p>d__Bacteria;p__Proteobacteria;c__Alphaproteobacteria;o__Micropepsales;f__Micropepsaceae;g__Rhizomicrobium;s__</text:p>
          </table:table-cell>
          <table:table-cell office:value-type="float" office:value="3145952" calcext:value-type="float">
            <text:p>3145952</text:p>
          </table:table-cell>
          <table:table-cell office:value-type="float" office:value="63" calcext:value-type="float">
            <text:p>6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bin.095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d94</text:p>
          </table:table-cell>
          <table:table-cell office:value-type="string" calcext:value-type="string">
            <text:p>Unclassified Bacteria</text:p>
          </table:table-cell>
          <table:table-cell office:value-type="float" office:value="1323831" calcext:value-type="float">
            <text:p>1323831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bin.09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d95</text:p>
          </table:table-cell>
          <table:table-cell office:value-type="string" calcext:value-type="string">
            <text:p>d__Bacteria;p__Proteobacteria;c__Gammaproteobacteria;o__Burkholderiales;f__Burkholderiaceae;g__Paraburkholderia;s__</text:p>
          </table:table-cell>
          <table:table-cell office:value-type="float" office:value="3403847" calcext:value-type="float">
            <text:p>3403847</text:p>
          </table:table-cell>
          <table:table-cell office:value-type="float" office:value="62" calcext:value-type="float">
            <text:p>6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bin.09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d96</text:p>
          </table:table-cell>
          <table:table-cell office:value-type="string" calcext:value-type="string">
            <text:p>d__Bacteria;p__Acidobacteriota;c__Acidobacteriae;o__Acidobacteriales;f__Acidobacteriaceae;g__Palsa-343;s__</text:p>
          </table:table-cell>
          <table:table-cell office:value-type="float" office:value="1313911" calcext:value-type="float">
            <text:p>131391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in.09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d97</text:p>
          </table:table-cell>
          <table:table-cell office:value-type="string" calcext:value-type="string">
            <text:p>d__Bacteria;p__Proteobacteria;c__Alphaproteobacteria;o__Reyranellales;f__Reyranellaceae;g__Reyranella;s__Reyranella sp013290035</text:p>
          </table:table-cell>
          <table:table-cell office:value-type="float" office:value="1553112" calcext:value-type="float">
            <text:p>1553112</text:p>
          </table:table-cell>
          <table:table-cell office:value-type="float" office:value="66" calcext:value-type="float">
            <text:p>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bin.099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38" calcext:value-type="float">
            <text:p>44.38</text:p>
          </table:table-cell>
          <table:table-cell office:value-type="float" office:value="1.82" calcext:value-type="float">
            <text:p>1.8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d98</text:p>
          </table:table-cell>
          <table:table-cell office:value-type="string" calcext:value-type="string">
            <text:p>d__Bacteria;p__Eremiobacterota;c__Eremiobacteria;o__Baltobacterales;f__Baltobacteraceae;g__Velthaea;s__</text:p>
          </table:table-cell>
          <table:table-cell office:value-type="float" office:value="1736376" calcext:value-type="float">
            <text:p>1736376</text:p>
          </table:table-cell>
          <table:table-cell office:value-type="float" office:value="63" calcext:value-type="float">
            <text:p>6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bin.100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47" calcext:value-type="float">
            <text:p>92.47</text:p>
          </table:table-cell>
          <table:table-cell office:value-type="float" office:value="1.34" calcext:value-type="float">
            <text:p>1.3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d99</text:p>
          </table:table-cell>
          <table:table-cell office:value-type="string" calcext:value-type="string">
            <text:p>d__Bacteria;p__Acidobacteriota;c__Acidobacteriae;o__Acidobacteriales;f__Acidobacteriaceae;g__UBA5172;s__</text:p>
          </table:table-cell>
          <table:table-cell office:value-type="float" office:value="3113568" calcext:value-type="float">
            <text:p>3113568</text:p>
          </table:table-cell>
          <table:table-cell office:value-type="float" office:value="59" calcext:value-type="float">
            <text:p>5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bin.101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58" calcext:value-type="float">
            <text:p>93.58</text:p>
          </table:table-cell>
          <table:table-cell office:value-type="float" office:value="1.69" calcext:value-type="float">
            <text:p>1.6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d100</text:p>
          </table:table-cell>
          <table:table-cell office:value-type="string" calcext:value-type="string">
            <text:p>d__Bacteria;p__Verrucomicrobiota;c__Verrucomicrobiae;o__Pedosphaerales;f__UBA11358;g__UBA11358;s__</text:p>
          </table:table-cell>
          <table:table-cell office:value-type="float" office:value="4105566" calcext:value-type="float">
            <text:p>4105566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in.102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d101</text:p>
          </table:table-cell>
          <table:table-cell office:value-type="string" calcext:value-type="string">
            <text:p>d__Bacteria;p__Proteobacteria;c__Gammaproteobacteria;o__Xanthomonadales;f__Rhodanobacteraceae;g__Rhodanobacter;s__</text:p>
          </table:table-cell>
          <table:table-cell office:value-type="float" office:value="1285744" calcext:value-type="float">
            <text:p>1285744</text:p>
          </table:table-cell>
          <table:table-cell office:value-type="float" office:value="63" calcext:value-type="float">
            <text:p>6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bin.103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.81" calcext:value-type="float">
            <text:p>79.8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d102</text:p>
          </table:table-cell>
          <table:table-cell office:value-type="string" calcext:value-type="string">
            <text:p>d__Bacteria;p__Eremiobacterota;c__Eremiobacteria;o__Baltobacterales;f__Baltobacteraceae;g__Aquilonibacter;s__</text:p>
          </table:table-cell>
          <table:table-cell office:value-type="float" office:value="2947545" calcext:value-type="float">
            <text:p>2947545</text:p>
          </table:table-cell>
          <table:table-cell office:value-type="float" office:value="60" calcext:value-type="float">
            <text:p>6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bin.104</text:p>
          </table:table-cell>
          <table:table-cell office:value-type="string" calcext:value-type="string">
            <text:p>p__Bacteroidetes</text:p>
          </table:table-cell>
          <table:table-cell office:value-type="float" office:value="364" calcext:value-type="float">
            <text:p>364</text:p>
          </table:table-cell>
          <table:table-cell office:value-type="float" office:value="303" calcext:value-type="float">
            <text:p>303</text:p>
          </table:table-cell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1.23" calcext:value-type="float">
            <text:p>1.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d103</text:p>
          </table:table-cell>
          <table:table-cell office:value-type="string" calcext:value-type="string">
            <text:p>d__Bacteria;p__Bacteroidota;c__Bacteroidia;o__Chitinophagales;f__Chitinophagaceae;g__Sediminibacterium;s__</text:p>
          </table:table-cell>
          <table:table-cell office:value-type="float" office:value="3575477" calcext:value-type="float">
            <text:p>3575477</text:p>
          </table:table-cell>
          <table:table-cell office:value-type="float" office:value="41" calcext:value-type="float">
            <text:p>4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bin.105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23" calcext:value-type="float">
            <text:p>94.23</text:p>
          </table:table-cell>
          <table:table-cell office:value-type="float" office:value="1.71" calcext:value-type="float">
            <text:p>1.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d104</text:p>
          </table:table-cell>
          <table:table-cell office:value-type="string" calcext:value-type="string">
            <text:p>d__Bacteria;p__Acidobacteriota;c__Acidobacteriae;o__Acidoferrales;f__UBA7541;g__Acidoferrum;s__</text:p>
          </table:table-cell>
          <table:table-cell office:value-type="float" office:value="5302393" calcext:value-type="float">
            <text:p>5302393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in.106</text:p>
          </table:table-cell>
          <table:table-cell office:value-type="string" calcext:value-type="string">
            <text:p>c__Gammaproteobacteria</text:p>
          </table:table-cell>
          <table:table-cell office:value-type="float" office:value="1097" calcext:value-type="float">
            <text:p>1097</text:p>
          </table:table-cell>
          <table:table-cell office:value-type="float" office:value="270" calcext:value-type="float">
            <text:p>270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23" calcext:value-type="float">
            <text:p>45.23</text:p>
          </table:table-cell>
          <table:table-cell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d105</text:p>
          </table:table-cell>
          <table:table-cell office:value-type="string" calcext:value-type="string">
            <text:p>d__Bacteria;p__Proteobacteria;c__Gammaproteobacteria;o__UBA6186;f__UBA6186;g__;s__</text:p>
          </table:table-cell>
          <table:table-cell office:value-type="float" office:value="840327" calcext:value-type="float">
            <text:p>840327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n.107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07" calcext:value-type="float">
            <text:p>73.07</text:p>
          </table:table-cell>
          <table:table-cell office:value-type="float" office:value="0.99" calcext:value-type="float">
            <text:p>0.9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d106</text:p>
          </table:table-cell>
          <table:table-cell office:value-type="string" calcext:value-type="string">
            <text:p>d__Bacteria;p__Patescibacteria;c__Microgenomatia;o__Levybacterales;f__UBA12049;g__JACDET01;s__</text:p>
          </table:table-cell>
          <table:table-cell office:value-type="float" office:value="2017008" calcext:value-type="float">
            <text:p>2017008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in.108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d107</text:p>
          </table:table-cell>
          <table:table-cell office:value-type="string" calcext:value-type="string">
            <text:p>Unclassified Bacteria</text:p>
          </table:table-cell>
          <table:table-cell office:value-type="float" office:value="1061461" calcext:value-type="float">
            <text:p>1061461</text:p>
          </table:table-cell>
          <table:table-cell office:value-type="float" office:value="46" calcext:value-type="float">
            <text:p>4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in.109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29" calcext:value-type="float">
            <text:p>27.2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d108</text:p>
          </table:table-cell>
          <table:table-cell office:value-type="string" calcext:value-type="string">
            <text:p>d__Bacteria;p__Patescibacteria;c__Saccharimonadia;o__UBA4664;f__;g__;s__</text:p>
          </table:table-cell>
          <table:table-cell office:value-type="float" office:value="249835" calcext:value-type="float">
            <text:p>24983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in.110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d109</text:p>
          </table:table-cell>
          <table:table-cell office:value-type="string" calcext:value-type="string">
            <text:p>Unclassified Bacteria</text:p>
          </table:table-cell>
          <table:table-cell office:value-type="float" office:value="619714" calcext:value-type="float">
            <text:p>619714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in.11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d110</text:p>
          </table:table-cell>
          <table:table-cell office:value-type="string" calcext:value-type="string">
            <text:p>d__Bacteria;p__Proteobacteria;c__Gammaproteobacteria;o__Burkholderiales;f__Burkholderiaceae;g__Caballeronia;s__</text:p>
          </table:table-cell>
          <table:table-cell office:value-type="float" office:value="608851" calcext:value-type="float">
            <text:p>608851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in.112</text:p>
          </table:table-cell>
          <table:table-cell office:value-type="string" calcext:value-type="string">
            <text:p>c__Alphaproteobacteria</text:p>
          </table:table-cell>
          <table:table-cell office:value-type="float" office:value="564" calcext:value-type="float">
            <text:p>564</text:p>
          </table:table-cell>
          <table:table-cell office:value-type="float" office:value="349" calcext:value-type="float">
            <text:p>349</text:p>
          </table:table-cell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22" calcext:value-type="float">
            <text:p>95.22</text:p>
          </table:table-cell>
          <table:table-cell office:value-type="float" office:value="0.87" calcext:value-type="float">
            <text:p>0.8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d111</text:p>
          </table:table-cell>
          <table:table-cell office:value-type="string" calcext:value-type="string">
            <text:p>d__Bacteria;p__Proteobacteria;c__Alphaproteobacteria;o__UBA9219;f__UBA9219;g__;s__</text:p>
          </table:table-cell>
          <table:table-cell office:value-type="float" office:value="2082496" calcext:value-type="float">
            <text:p>2082496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n.11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id112</text:p>
          </table:table-cell>
          <table:table-cell office:value-type="string" calcext:value-type="string">
            <text:p>Unclassified</text:p>
          </table:table-cell>
          <table:table-cell office:value-type="float" office:value="221106" calcext:value-type="float">
            <text:p>22110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.11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19.78" calcext:value-type="float">
            <text:p>19.7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d113</text:p>
          </table:table-cell>
          <table:table-cell office:value-type="string" calcext:value-type="string">
            <text:p>d__Bacteria;p__Acidobacteriota;c__Acidobacteriae;o__Acidobacteriales;f__SbA1;g__JABDBE01;s__</text:p>
          </table:table-cell>
          <table:table-cell office:value-type="float" office:value="6893590" calcext:value-type="float">
            <text:p>6893590</text:p>
          </table:table-cell>
          <table:table-cell office:value-type="float" office:value="57" calcext:value-type="float">
            <text:p>5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bin.115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62" calcext:value-type="float">
            <text:p>18.6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d114</text:p>
          </table:table-cell>
          <table:table-cell office:value-type="string" calcext:value-type="string">
            <text:p>d__Bacteria;p__Actinobacteriota;c__Acidimicrobiia;o__Acidimicrobiales;f__RAAP-2;g__Bog-473;s__</text:p>
          </table:table-cell>
          <table:table-cell office:value-type="float" office:value="723791" calcext:value-type="float">
            <text:p>723791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in.11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73" calcext:value-type="float">
            <text:p>22.73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d115</text:p>
          </table:table-cell>
          <table:table-cell office:value-type="string" calcext:value-type="string">
            <text:p>d__Bacteria;p__Dependentiae;c__Babeliae;o__Babeliales;f__JABCYS01;g__JABCYS01;s__</text:p>
          </table:table-cell>
          <table:table-cell office:value-type="float" office:value="352837" calcext:value-type="float">
            <text:p>35283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in.11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id116</text:p>
          </table:table-cell>
          <table:table-cell office:value-type="string" calcext:value-type="string">
            <text:p>Unclassified Bacteria</text:p>
          </table:table-cell>
          <table:table-cell office:value-type="float" office:value="244330" calcext:value-type="float">
            <text:p>24433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in.118</text:p>
          </table:table-cell>
          <table:table-cell office:value-type="string" calcext:value-type="string">
            <text:p>o__Sphingomonadales</text:p>
          </table:table-cell>
          <table:table-cell office:value-type="float" office:value="26" calcext:value-type="float">
            <text:p>26</text:p>
          </table:table-cell>
          <table:table-cell office:value-type="float" office:value="569" calcext:value-type="float">
            <text:p>569</text:p>
          </table:table-cell>
          <table:table-cell office:value-type="float" office:value="293" calcext:value-type="float">
            <text:p>293</text:p>
          </table:table-cell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45" calcext:value-type="float">
            <text:p>49.45</text:p>
          </table:table-cell>
          <table:table-cell office:value-type="float" office:value="1.56" calcext:value-type="float">
            <text:p>1.5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d117</text:p>
          </table:table-cell>
          <table:table-cell office:value-type="string" calcext:value-type="string">
            <text:p>d__Bacteria;p__Proteobacteria;c__Alphaproteobacteria;o__Sphingomonadales;f__Sphingomonadaceae;g__Novosphingobium;s__</text:p>
          </table:table-cell>
          <table:table-cell office:value-type="float" office:value="3082038" calcext:value-type="float">
            <text:p>3082038</text:p>
          </table:table-cell>
          <table:table-cell office:value-type="float" office:value="65" calcext:value-type="float">
            <text:p>6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bin.11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id118</text:p>
          </table:table-cell>
          <table:table-cell office:value-type="string" calcext:value-type="string">
            <text:p>Unclassified</text:p>
          </table:table-cell>
          <table:table-cell office:value-type="float" office:value="295609" calcext:value-type="float">
            <text:p>29560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n.120</text:p>
          </table:table-cell>
          <table:table-cell office:value-type="string" calcext:value-type="string">
            <text:p>p__Bacteroidetes</text:p>
          </table:table-cell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97" calcext:value-type="float">
            <text:p>97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27" calcext:value-type="float">
            <text:p>77.27</text:p>
          </table:table-cell>
          <table:table-cell office:value-type="float" office:value="1.05" calcext:value-type="float">
            <text:p>1.0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d119</text:p>
          </table:table-cell>
          <table:table-cell office:value-type="string" calcext:value-type="string">
            <text:p>d__Bacteria;p__Bacteroidota;c__Bacteroidia;o__AKYH767;f__Palsa-948_A;g__JABEUT01;s__</text:p>
          </table:table-cell>
          <table:table-cell office:value-type="float" office:value="3279024" calcext:value-type="float">
            <text:p>3279024</text:p>
          </table:table-cell>
          <table:table-cell office:value-type="float" office:value="39" calcext:value-type="float">
            <text:p>39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bin.12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d120</text:p>
          </table:table-cell>
          <table:table-cell office:value-type="string" calcext:value-type="string">
            <text:p>Unclassified Bacteria</text:p>
          </table:table-cell>
          <table:table-cell office:value-type="float" office:value="572410" calcext:value-type="float">
            <text:p>572410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in.12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23" calcext:value-type="float">
            <text:p>12.23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d121</text:p>
          </table:table-cell>
          <table:table-cell office:value-type="string" calcext:value-type="string">
            <text:p>Unclassified Bacteria</text:p>
          </table:table-cell>
          <table:table-cell office:value-type="float" office:value="464077" calcext:value-type="float">
            <text:p>46407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in.12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55" calcext:value-type="float">
            <text:p>14.5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id122</text:p>
          </table:table-cell>
          <table:table-cell office:value-type="string" calcext:value-type="string">
            <text:p>d__Bacteria;p__Patescibacteria;c__Paceibacteria;o__UBA6257;f__2-01-FULL-56-20;g__;s__</text:p>
          </table:table-cell>
          <table:table-cell office:value-type="float" office:value="209148" calcext:value-type="float">
            <text:p>20914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in.12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87" calcext:value-type="float">
            <text:p>84.87</text:p>
          </table:table-cell>
          <table:table-cell office:value-type="float" office:value="15.18" calcext:value-type="float">
            <text:p>15.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d123</text:p>
          </table:table-cell>
          <table:table-cell office:value-type="string" calcext:value-type="string">
            <text:p>d__Bacteria;p__Acidobacteriota;c__Acidobacteriae;o__Acidobacteriales;f__Acidobacteriaceae;g__Silvibacterium;s__Silvibacterium sp013289875</text:p>
          </table:table-cell>
          <table:table-cell office:value-type="float" office:value="5774631" calcext:value-type="float">
            <text:p>5774631</text:p>
          </table:table-cell>
          <table:table-cell office:value-type="float" office:value="58" calcext:value-type="float">
            <text:p>5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bin.125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47" calcext:value-type="float">
            <text:p>35.47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id124</text:p>
          </table:table-cell>
          <table:table-cell office:value-type="string" calcext:value-type="string">
            <text:p>d__Bacteria;p__Eremiobacterota;c__Eremiobacteria;o__Baltobacterales;f__Baltobacteraceae;g__Aquilonibacter;s__</text:p>
          </table:table-cell>
          <table:table-cell office:value-type="float" office:value="866912" calcext:value-type="float">
            <text:p>866912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in.126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1" calcext:value-type="float">
            <text:p>181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39" calcext:value-type="float">
            <text:p>93.39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d125</text:p>
          </table:table-cell>
          <table:table-cell office:value-type="string" calcext:value-type="string">
            <text:p>d__Bacteria;p__Bdellovibrionota;c__Bdellovibrionia;o__Bdellovibrionales;f__Bdellovibrionaceae;g__;s__</text:p>
          </table:table-cell>
          <table:table-cell office:value-type="float" office:value="3629305" calcext:value-type="float">
            <text:p>3629305</text:p>
          </table:table-cell>
          <table:table-cell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in.12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.38" calcext:value-type="float">
            <text:p>41.38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d126</text:p>
          </table:table-cell>
          <table:table-cell office:value-type="string" calcext:value-type="string">
            <text:p>d__Bacteria;p__Verrucomicrobiota;c__Verrucomicrobiae;o__Opitutales;f__Opitutaceae;g__Lacunisphaera;s__Lacunisphaera sp900104925</text:p>
          </table:table-cell>
          <table:table-cell office:value-type="float" office:value="2092268" calcext:value-type="float">
            <text:p>2092268</text:p>
          </table:table-cell>
          <table:table-cell office:value-type="float" office:value="66" calcext:value-type="float">
            <text:p>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bin.128</text:p>
          </table:table-cell>
          <table:table-cell office:value-type="string" calcext:value-type="string">
            <text:p>c__Deltaproteobacteria</text:p>
          </table:table-cell>
          <table:table-cell office:value-type="float" office:value="83" calcext:value-type="float">
            <text:p>83</text:p>
          </table:table-cell>
          <table:table-cell office:value-type="float" office:value="245" calcext:value-type="float">
            <text:p>245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61" calcext:value-type="float">
            <text:p>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25" calcext:value-type="float">
            <text:p>27.25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d127</text:p>
          </table:table-cell>
          <table:table-cell office:value-type="string" calcext:value-type="string">
            <text:p>d__Bacteria;p__Myxococcota;c__Myxococcia;o__Myxococcales;f__40CM-4-68-19;g__40CM-4-68-19;s__</text:p>
          </table:table-cell>
          <table:table-cell office:value-type="float" office:value="1946675" calcext:value-type="float">
            <text:p>1946675</text:p>
          </table:table-cell>
          <table:table-cell office:value-type="float" office:value="69" calcext:value-type="float">
            <text:p>6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bin.12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id128</text:p>
          </table:table-cell>
          <table:table-cell office:value-type="string" calcext:value-type="string">
            <text:p>Unclassified</text:p>
          </table:table-cell>
          <table:table-cell office:value-type="float" office:value="256399" calcext:value-type="float">
            <text:p>25639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.130</text:p>
          </table:table-cell>
          <table:table-cell office:value-type="string" calcext:value-type="string">
            <text:p>f__Bacillaceae</text:p>
          </table:table-cell>
          <table:table-cell office:value-type="float" office:value="128" calcext:value-type="float">
            <text:p>128</text:p>
          </table:table-cell>
          <table:table-cell office:value-type="float" office:value="559" calcext:value-type="float">
            <text:p>559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521" calcext:value-type="float">
            <text:p>52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43" calcext:value-type="float">
            <text:p>94.43</text:p>
          </table:table-cell>
          <table:table-cell office:value-type="float" office:value="5.34" calcext:value-type="float">
            <text:p>5.3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d129</text:p>
          </table:table-cell>
          <table:table-cell office:value-type="string" calcext:value-type="string">
            <text:p>d__Bacteria;p__Firmicutes;c__Bacilli;o__Bacillales_B;f__DSM-18226;g__;s__</text:p>
          </table:table-cell>
          <table:table-cell office:value-type="float" office:value="4193466" calcext:value-type="float">
            <text:p>419346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in.131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.79" calcext:value-type="float">
            <text:p>44.7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id130</text:p>
          </table:table-cell>
          <table:table-cell office:value-type="string" calcext:value-type="string">
            <text:p>d__Bacteria;p__Patescibacteria;c__Paceibacteria;o__UBA9983_A;f__UBA2103;g__C7867-001;s__</text:p>
          </table:table-cell>
          <table:table-cell office:value-type="float" office:value="523378" calcext:value-type="float">
            <text:p>523378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in.132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296" calcext:value-type="float">
            <text:p>296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44" calcext:value-type="float">
            <text:p>38.44</text:p>
          </table:table-cell>
          <table:table-cell office:value-type="float" office:value="1.45" calcext:value-type="float">
            <text:p>1.4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id131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1501799" calcext:value-type="float">
            <text:p>1501799</text:p>
          </table:table-cell>
          <table:table-cell office:value-type="float" office:value="63" calcext:value-type="float">
            <text:p>6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bin.13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id132</text:p>
          </table:table-cell>
          <table:table-cell office:value-type="string" calcext:value-type="string">
            <text:p>Unclassified Bacteria</text:p>
          </table:table-cell>
          <table:table-cell office:value-type="float" office:value="212439" calcext:value-type="float">
            <text:p>21243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n.13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.23" calcext:value-type="float">
            <text:p>41.23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d133</text:p>
          </table:table-cell>
          <table:table-cell office:value-type="string" calcext:value-type="string">
            <text:p>d__Bacteria;p__Proteobacteria;c__Alphaproteobacteria;o__ATCC43930;f__Stellaceae;g__Aliidongia;s__</text:p>
          </table:table-cell>
          <table:table-cell office:value-type="float" office:value="3094314" calcext:value-type="float">
            <text:p>3094314</text:p>
          </table:table-cell>
          <table:table-cell office:value-type="float" office:value="65" calcext:value-type="float">
            <text:p>6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bin.135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98" calcext:value-type="float">
            <text:p>68.98</text:p>
          </table:table-cell>
          <table:table-cell office:value-type="float" office:value="0.99" calcext:value-type="float">
            <text:p>0.9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d134</text:p>
          </table:table-cell>
          <table:table-cell office:value-type="string" calcext:value-type="string">
            <text:p>d__Bacteria;p__Patescibacteria;c__Microgenomatia;o__Levybacterales;f__UBA12049;g__JACDET01;s__</text:p>
          </table:table-cell>
          <table:table-cell office:value-type="float" office:value="1800105" calcext:value-type="float">
            <text:p>180010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in.1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79" calcext:value-type="float">
            <text:p>45.79</text:p>
          </table:table-cell>
          <table:table-cell office:value-type="float" office:value="5.52" calcext:value-type="float">
            <text:p>5.5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id135</text:p>
          </table:table-cell>
          <table:table-cell office:value-type="string" calcext:value-type="string">
            <text:p>d__Bacteria;p__Patescibacteria;c__Paceibacteria;o__UBA6257;f__2-01-FULL-56-20;g__;s__</text:p>
          </table:table-cell>
          <table:table-cell office:value-type="float" office:value="699983" calcext:value-type="float">
            <text:p>69998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in.137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.62" calcext:value-type="float">
            <text:p>49.62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id136</text:p>
          </table:table-cell>
          <table:table-cell office:value-type="string" calcext:value-type="string">
            <text:p>d__Bacteria;p__Chlamydiota;c__Chlamydiia;o__Chlamydiales;f__Rhabdochlamydiaceae;g__PALSA-1444;s__</text:p>
          </table:table-cell>
          <table:table-cell office:value-type="float" office:value="911306" calcext:value-type="float">
            <text:p>911306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in.13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18" calcext:value-type="float">
            <text:p>48.18</text:p>
          </table:table-cell>
          <table:table-cell office:value-type="float" office:value="1.82" calcext:value-type="float">
            <text:p>1.8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d137</text:p>
          </table:table-cell>
          <table:table-cell office:value-type="string" calcext:value-type="string">
            <text:p>d__Bacteria;p__Omnitrophota;c__Koll11;o__UBA10015;f__GCA-002753745;g__JABDGZ01;s__</text:p>
          </table:table-cell>
          <table:table-cell office:value-type="float" office:value="1167677" calcext:value-type="float">
            <text:p>1167677</text:p>
          </table:table-cell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in.13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.79" calcext:value-type="float">
            <text:p>38.7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id138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2248993" calcext:value-type="float">
            <text:p>2248993</text:p>
          </table:table-cell>
          <table:table-cell office:value-type="float" office:value="63" calcext:value-type="float">
            <text:p>63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bin.140</text:p>
          </table:table-cell>
          <table:table-cell office:value-type="string" calcext:value-type="string">
            <text:p>o__Rhodospirillales</text:p>
          </table:table-cell>
          <table:table-cell office:value-type="float" office:value="63" calcext:value-type="float">
            <text:p>63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  <table:table-cell office:value-type="float" office:value="265" calcext:value-type="float">
            <text:p>265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d139</text:p>
          </table:table-cell>
          <table:table-cell office:value-type="string" calcext:value-type="string">
            <text:p>d__Bacteria;p__Proteobacteria;c__Alphaproteobacteria;o__Acetobacterales;f__Acetobacteraceae;g__Palsa-883;s__</text:p>
          </table:table-cell>
          <table:table-cell office:value-type="float" office:value="2445319" calcext:value-type="float">
            <text:p>2445319</text:p>
          </table:table-cell>
          <table:table-cell office:value-type="float" office:value="66" calcext:value-type="float">
            <text:p>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bin.14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86" calcext:value-type="float">
            <text:p>50.86</text:p>
          </table:table-cell>
          <table:table-cell office:value-type="float" office:value="4.31" calcext:value-type="float">
            <text:p>4.3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id140</text:p>
          </table:table-cell>
          <table:table-cell office:value-type="string" calcext:value-type="string">
            <text:p>d__Bacteria;p__Proteobacteria;c__Alphaproteobacteria;o__Reyranellales;f__Reyranellaceae;g__Reyranella;s__</text:p>
          </table:table-cell>
          <table:table-cell office:value-type="float" office:value="4616656" calcext:value-type="float">
            <text:p>4616656</text:p>
          </table:table-cell>
          <table:table-cell office:value-type="float" office:value="66" calcext:value-type="float">
            <text:p>66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bin.142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34" calcext:value-type="float">
            <text:p>66.34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id141</text:p>
          </table:table-cell>
          <table:table-cell office:value-type="string" calcext:value-type="string">
            <text:p>d__Bacteria;p__Patescibacteria;c__Microgenomatia;o__Levybacterales;f__UBA12049;g__JACDET01;s__</text:p>
          </table:table-cell>
          <table:table-cell office:value-type="float" office:value="1615459" calcext:value-type="float">
            <text:p>161545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in.14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57" calcext:value-type="float">
            <text:p>18.57</text:p>
          </table:table-cell>
          <table:table-cell office:value-type="float" office:value="1.72" calcext:value-type="float">
            <text:p>1.7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id142</text:p>
          </table:table-cell>
          <table:table-cell office:value-type="string" calcext:value-type="string">
            <text:p>d__Bacteria;p__Proteobacteria;c__Gammaproteobacteria;o__Burkholderiales;f__Burkholderiaceae;g__PKWO01;s__</text:p>
          </table:table-cell>
          <table:table-cell office:value-type="float" office:value="1158172" calcext:value-type="float">
            <text:p>1158172</text:p>
          </table:table-cell>
          <table:table-cell office:value-type="float" office:value="61" calcext:value-type="float">
            <text:p>6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in.14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19" calcext:value-type="float">
            <text:p>60.19</text:p>
          </table:table-cell>
          <table:table-cell office:value-type="float" office:value="10.5" calcext:value-type="float">
            <text:p>10.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d143</text:p>
          </table:table-cell>
          <table:table-cell office:value-type="string" calcext:value-type="string">
            <text:p>d__Bacteria;p__Patescibacteria;c__Saccharimonadia;o__Saccharimonadales;f__UBA4665;g__PMNU01;s__</text:p>
          </table:table-cell>
          <table:table-cell office:value-type="float" office:value="611849" calcext:value-type="float">
            <text:p>611849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in.14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69" calcext:value-type="float">
            <text:p>20.69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d144</text:p>
          </table:table-cell>
          <table:table-cell office:value-type="string" calcext:value-type="string">
            <text:p>d__Bacteria;p__Proteobacteria;c__Gammaproteobacteria;o__Steroidobacterales;f__Steroidobacteraceae;g__13-2-20CM-66-19;s__</text:p>
          </table:table-cell>
          <table:table-cell office:value-type="float" office:value="1664170" calcext:value-type="float">
            <text:p>1664170</text:p>
          </table:table-cell>
          <table:table-cell office:value-type="float" office:value="63" calcext:value-type="float">
            <text:p>6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bin.14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id145</text:p>
          </table:table-cell>
          <table:table-cell office:value-type="string" calcext:value-type="string">
            <text:p>Unclassified</text:p>
          </table:table-cell>
          <table:table-cell office:value-type="float" office:value="209904" calcext:value-type="float">
            <text:p>20990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n.147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96" calcext:value-type="float">
            <text:p>96.96</text:p>
          </table:table-cell>
          <table:table-cell office:value-type="float" office:value="1.35" calcext:value-type="float">
            <text:p>1.3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id146</text:p>
          </table:table-cell>
          <table:table-cell office:value-type="string" calcext:value-type="string">
            <text:p>d__Bacteria;p__Verrucomicrobiota;c__Verrucomicrobiae;o__Pedosphaerales;f__UBA11358;g__UBA11358;s__</text:p>
          </table:table-cell>
          <table:table-cell office:value-type="float" office:value="2679352" calcext:value-type="float">
            <text:p>267935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in.148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id147</text:p>
          </table:table-cell>
          <table:table-cell office:value-type="string" calcext:value-type="string">
            <text:p>Unclassified</text:p>
          </table:table-cell>
          <table:table-cell office:value-type="float" office:value="227581" calcext:value-type="float">
            <text:p>227581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in.149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57" calcext:value-type="float">
            <text:p>11.5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id148</text:p>
          </table:table-cell>
          <table:table-cell office:value-type="string" calcext:value-type="string">
            <text:p>d__Bacteria;p__Acidobacteriota;c__Acidobacteriae;o__Acidobacteriales;f__Acidobacteriaceae;g__KBS-83;s__</text:p>
          </table:table-cell>
          <table:table-cell office:value-type="float" office:value="573287" calcext:value-type="float">
            <text:p>573287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in.15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1" calcext:value-type="float">
            <text:p>43.1</text:p>
          </table:table-cell>
          <table:table-cell office:value-type="float" office:value="1.72" calcext:value-type="float">
            <text:p>1.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d149</text:p>
          </table:table-cell>
          <table:table-cell office:value-type="string" calcext:value-type="string">
            <text:p>d__Bacteria;p__Acidobacteriota;c__Acidobacteriae;o__Acidobacteriales;f__Acidobacteriaceae;g__Acidobacterium_A;s__</text:p>
          </table:table-cell>
          <table:table-cell office:value-type="float" office:value="4754995" calcext:value-type="float">
            <text:p>4754995</text:p>
          </table:table-cell>
          <table:table-cell office:value-type="float" office:value="56" calcext:value-type="float">
            <text:p>56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bin.151</text:p>
          </table:table-cell>
          <table:table-cell office:value-type="string" calcext:value-type="string">
            <text:p>p__Firmicutes</text:p>
          </table:table-cell>
          <table:table-cell office:value-type="float" office:value="100" calcext:value-type="float">
            <text:p>100</text:p>
          </table:table-cell>
          <table:table-cell office:value-type="float" office:value="295" calcext:value-type="float">
            <text:p>295</text:p>
          </table:table-cell>
          <table:table-cell office:value-type="float" office:value="158" calcext:value-type="float">
            <text:p>158</text:p>
          </table:table-cell>
          <table:table-cell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34" calcext:value-type="float">
            <text:p>20.34</text:p>
          </table:table-cell>
          <table:table-cell office:value-type="float" office:value="0.63" calcext:value-type="float">
            <text:p>0.6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id150</text:p>
          </table:table-cell>
          <table:table-cell office:value-type="string" calcext:value-type="string">
            <text:p>d__Bacteria;p__Firmicutes_C;c__Negativicutes;o__Sporomusales;f__;g__;s__</text:p>
          </table:table-cell>
          <table:table-cell office:value-type="float" office:value="757208" calcext:value-type="float">
            <text:p>757208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n.15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d151</text:p>
          </table:table-cell>
          <table:table-cell office:value-type="string" calcext:value-type="string">
            <text:p>Unclassified Bacteria</text:p>
          </table:table-cell>
          <table:table-cell office:value-type="float" office:value="741989" calcext:value-type="float">
            <text:p>741989</text:p>
          </table:table-cell>
          <table:table-cell office:value-type="float" office:value="61" calcext:value-type="float">
            <text:p>6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bin.15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d152</text:p>
          </table:table-cell>
          <table:table-cell office:value-type="string" calcext:value-type="string">
            <text:p>Unclassified Bacteria</text:p>
          </table:table-cell>
          <table:table-cell office:value-type="float" office:value="1359624" calcext:value-type="float">
            <text:p>1359624</text:p>
          </table:table-cell>
          <table:table-cell office:value-type="float" office:value="61" calcext:value-type="float">
            <text:p>6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in.154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380" calcext:value-type="float">
            <text:p>38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14" calcext:value-type="float">
            <text:p>17.14</text:p>
          </table:table-cell>
          <table:table-cell office:value-type="float" office:value="0.31" calcext:value-type="float">
            <text:p>0.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d153</text:p>
          </table:table-cell>
          <table:table-cell office:value-type="string" calcext:value-type="string">
            <text:p>d__Bacteria;p__Proteobacteria;c__Gammaproteobacteria;o__Steroidobacterales;f__Steroidobacteraceae;g__;s__</text:p>
          </table:table-cell>
          <table:table-cell office:value-type="float" office:value="726448" calcext:value-type="float">
            <text:p>726448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in.15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id154</text:p>
          </table:table-cell>
          <table:table-cell office:value-type="string" calcext:value-type="string">
            <text:p>d__Bacteria;p__FCPU426;c__JAAXVQ01;o__;f__;g__;s__</text:p>
          </table:table-cell>
          <table:table-cell office:value-type="float" office:value="1191058" calcext:value-type="float">
            <text:p>1191058</text:p>
          </table:table-cell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in.156</text:p>
          </table:table-cell>
          <table:table-cell office:value-type="string" calcext:value-type="string">
            <text:p>p__Bacteroidetes</text:p>
          </table:table-cell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58" calcext:value-type="float">
            <text:p>95.58</text:p>
          </table:table-cell>
          <table:table-cell office:value-type="float" office:value="2.3" calcext:value-type="float">
            <text:p>2.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id155</text:p>
          </table:table-cell>
          <table:table-cell office:value-type="string" calcext:value-type="string">
            <text:p>d__Bacteria;p__Bacteroidota;c__Bacteroidia;o__Sphingobacteriales;f__Sphingobacteriaceae;g__Mucilaginibacter;s__</text:p>
          </table:table-cell>
          <table:table-cell office:value-type="float" office:value="6116630" calcext:value-type="float">
            <text:p>6116630</text:p>
          </table:table-cell>
          <table:table-cell office:value-type="float" office:value="41" calcext:value-type="float">
            <text:p>4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in.15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.17" calcext:value-type="float">
            <text:p>53.1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id156</text:p>
          </table:table-cell>
          <table:table-cell office:value-type="string" calcext:value-type="string">
            <text:p>d__Bacteria;p__Acidobacteriota;c__Acidobacteriae;o__Acidobacteriales;f__Acidobacteriaceae;g__CAIVDV01;s__</text:p>
          </table:table-cell>
          <table:table-cell office:value-type="float" office:value="3811692" calcext:value-type="float">
            <text:p>3811692</text:p>
          </table:table-cell>
          <table:table-cell office:value-type="float" office:value="59" calcext:value-type="float">
            <text:p>5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bin.15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.07" calcext:value-type="float">
            <text:p>32.07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id157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1357215" calcext:value-type="float">
            <text:p>1357215</text:p>
          </table:table-cell>
          <table:table-cell office:value-type="float" office:value="64" calcext:value-type="float">
            <text:p>6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bin.159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07" calcext:value-type="float">
            <text:p>60.07</text:p>
          </table:table-cell>
          <table:table-cell office:value-type="float" office:value="3.3" calcext:value-type="float">
            <text:p>3.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id158</text:p>
          </table:table-cell>
          <table:table-cell office:value-type="string" calcext:value-type="string">
            <text:p>d__Bacteria;p__Gemmatimonadota;c__Gemmatimonadetes;o__Gemmatimonadales;f__Gemmatimonadaceae;g__Fen-1231;s__</text:p>
          </table:table-cell>
          <table:table-cell office:value-type="float" office:value="3145929" calcext:value-type="float">
            <text:p>3145929</text:p>
          </table:table-cell>
          <table:table-cell office:value-type="float" office:value="63" calcext:value-type="float">
            <text:p>63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bin.16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52" calcext:value-type="float">
            <text:p>15.5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id159</text:p>
          </table:table-cell>
          <table:table-cell office:value-type="string" calcext:value-type="string">
            <text:p>d__Bacteria;p__Chlamydiota;c__Chlamydiia;o__Chlamydiales;f__Rhabdochlamydiaceae;g__Ga0074140;s__</text:p>
          </table:table-cell>
          <table:table-cell office:value-type="float" office:value="338880" calcext:value-type="float">
            <text:p>33888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in.161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id160</text:p>
          </table:table-cell>
          <table:table-cell office:value-type="string" calcext:value-type="string">
            <text:p>Unclassified</text:p>
          </table:table-cell>
          <table:table-cell office:value-type="float" office:value="319765" calcext:value-type="float">
            <text:p>31976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in.16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.34" calcext:value-type="float">
            <text:p>20.34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id161</text:p>
          </table:table-cell>
          <table:table-cell office:value-type="string" calcext:value-type="string">
            <text:p>d__Bacteria;p__Acidobacteriota;c__Acidobacteriae;o__Acidobacteriales;f__Acidobacteriaceae;g__CAIVDV01;s__</text:p>
          </table:table-cell>
          <table:table-cell office:value-type="float" office:value="1161516" calcext:value-type="float">
            <text:p>1161516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bin.16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d162</text:p>
          </table:table-cell>
          <table:table-cell office:value-type="string" calcext:value-type="string">
            <text:p>d__Bacteria;p__Acidobacteriota;c__Acidobacteriae;o__Acidoferrales;f__UBA7541;g__Acidoferrum;s__</text:p>
          </table:table-cell>
          <table:table-cell office:value-type="float" office:value="2246899" calcext:value-type="float">
            <text:p>2246899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bin.164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66" calcext:value-type="float">
            <text:p>66</text:p>
          </table:table-cell>
          <table:table-cell office:value-type="float" office:value="392" calcext:value-type="float">
            <text:p>39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35" calcext:value-type="float">
            <text:p>95.35</text:p>
          </table:table-cell>
          <table:table-cell office:value-type="float" office:value="7.02" calcext:value-type="float">
            <text:p>7.0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d163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5868634" calcext:value-type="float">
            <text:p>5868634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in.165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32" calcext:value-type="float">
            <text:p>99.32</text:p>
          </table:table-cell>
          <table:table-cell office:value-type="float" office:value="0.68" calcext:value-type="float">
            <text:p>0.6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d164</text:p>
          </table:table-cell>
          <table:table-cell office:value-type="string" calcext:value-type="string">
            <text:p>d__Bacteria;p__Verrucomicrobiota;c__Verrucomicrobiae;o__Opitutales;f__Opitutaceae;g__;s__</text:p>
          </table:table-cell>
          <table:table-cell office:value-type="float" office:value="3182806" calcext:value-type="float">
            <text:p>3182806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in.16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d165</text:p>
          </table:table-cell>
          <table:table-cell office:value-type="string" calcext:value-type="string">
            <text:p>Unclassified Bacteria</text:p>
          </table:table-cell>
          <table:table-cell office:value-type="float" office:value="334513" calcext:value-type="float">
            <text:p>334513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in.16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31" calcext:value-type="float">
            <text:p>79.31</text:p>
          </table:table-cell>
          <table:table-cell office:value-type="float" office:value="1.72" calcext:value-type="float">
            <text:p>1.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id166</text:p>
          </table:table-cell>
          <table:table-cell office:value-type="string" calcext:value-type="string">
            <text:p>d__Bacteria;p__Proteobacteria;c__Gammaproteobacteria;o__Steroidobacterales;f__Steroidobacteraceae;g__;s__</text:p>
          </table:table-cell>
          <table:table-cell office:value-type="float" office:value="3945891" calcext:value-type="float">
            <text:p>3945891</text:p>
          </table:table-cell>
          <table:table-cell office:value-type="float" office:value="65" calcext:value-type="float">
            <text:p>6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bin.16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48" calcext:value-type="float">
            <text:p>79.48</text:p>
          </table:table-cell>
          <table:table-cell office:value-type="float" office:value="76.9" calcext:value-type="float">
            <text:p>76.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d167</text:p>
          </table:table-cell>
          <table:table-cell office:value-type="string" calcext:value-type="string">
            <text:p>d__Bacteria;p__Proteobacteria;c__Gammaproteobacteria;o__Burkholderiales;f__Burkholderiaceae;g__Caballeronia;s__</text:p>
          </table:table-cell>
          <table:table-cell office:value-type="float" office:value="23434138" calcext:value-type="float">
            <text:p>23434138</text:p>
          </table:table-cell>
          <table:table-cell office:value-type="float" office:value="61" calcext:value-type="float">
            <text:p>61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office:value-type="string" calcext:value-type="string">
            <text:p>bin.169</text:p>
          </table:table-cell>
          <table:table-cell office:value-type="string" calcext:value-type="string">
            <text:p>c__Gammaproteobacteria</text:p>
          </table:table-cell>
          <table:table-cell office:value-type="float" office:value="1097" calcext:value-type="float">
            <text:p>1097</text:p>
          </table:table-cell>
          <table:table-cell office:value-type="float" office:value="270" calcext:value-type="float">
            <text:p>270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88" calcext:value-type="float">
            <text:p>18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4" calcext:value-type="float">
            <text:p>84.4</text:p>
          </table:table-cell>
          <table:table-cell office:value-type="float" office:value="15.16" calcext:value-type="float">
            <text:p>15.1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id168</text:p>
          </table:table-cell>
          <table:table-cell office:value-type="string" calcext:value-type="string">
            <text:p>d__Bacteria;p__Proteobacteria;c__Gammaproteobacteria;o__DSM-16500;f__DSM-16500;g__;s__</text:p>
          </table:table-cell>
          <table:table-cell office:value-type="float" office:value="2003041" calcext:value-type="float">
            <text:p>2003041</text:p>
          </table:table-cell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in.170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d169</text:p>
          </table:table-cell>
          <table:table-cell office:value-type="string" calcext:value-type="string">
            <text:p>Unclassified</text:p>
          </table:table-cell>
          <table:table-cell office:value-type="float" office:value="379437" calcext:value-type="float">
            <text:p>379437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in.17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3.45" calcext:value-type="float">
            <text:p>3.4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d170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1104742" calcext:value-type="float">
            <text:p>1104742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in.17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id171</text:p>
          </table:table-cell>
          <table:table-cell office:value-type="string" calcext:value-type="string">
            <text:p>Unclassified Bacteria</text:p>
          </table:table-cell>
          <table:table-cell office:value-type="float" office:value="920501" calcext:value-type="float">
            <text:p>920501</text:p>
          </table:table-cell>
          <table:table-cell office:value-type="float" office:value="57" calcext:value-type="float">
            <text:p>5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bin.17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id172</text:p>
          </table:table-cell>
          <table:table-cell office:value-type="string" calcext:value-type="string">
            <text:p>d__Bacteria;p__Proteobacteria;c__Gammaproteobacteria;o__Burkholderiales;f__Burkholderiaceae;g__Paraburkholderia;s__</text:p>
          </table:table-cell>
          <table:table-cell office:value-type="float" office:value="5462955" calcext:value-type="float">
            <text:p>5462955</text:p>
          </table:table-cell>
          <table:table-cell office:value-type="float" office:value="61" calcext:value-type="float">
            <text:p>6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bin.174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d173</text:p>
          </table:table-cell>
          <table:table-cell office:value-type="string" calcext:value-type="string">
            <text:p>Unclassified Bacteria</text:p>
          </table:table-cell>
          <table:table-cell office:value-type="float" office:value="2174841" calcext:value-type="float">
            <text:p>2174841</text:p>
          </table:table-cell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in.175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39" calcext:value-type="float">
            <text:p>87.39</text:p>
          </table:table-cell>
          <table:table-cell office:value-type="float" office:value="2.56" calcext:value-type="float">
            <text:p>2.5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id174</text:p>
          </table:table-cell>
          <table:table-cell office:value-type="string" calcext:value-type="string">
            <text:p>d__Bacteria;p__Acidobacteriota;c__Acidobacteriae;o__Acidoferrales;f__UBA7541;g__Palsa-360;s__</text:p>
          </table:table-cell>
          <table:table-cell office:value-type="float" office:value="5753683" calcext:value-type="float">
            <text:p>5753683</text:p>
          </table:table-cell>
          <table:table-cell office:value-type="float" office:value="58" calcext:value-type="float">
            <text:p>5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bin.176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2" calcext:value-type="float">
            <text:p>97.2</text:p>
          </table:table-cell>
          <table:table-cell office:value-type="float" office:value="0.22" calcext:value-type="float">
            <text:p>0.2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id175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4119809" calcext:value-type="float">
            <text:p>4119809</text:p>
          </table:table-cell>
          <table:table-cell office:value-type="float" office:value="58" calcext:value-type="float">
            <text:p>5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bin.17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d176</text:p>
          </table:table-cell>
          <table:table-cell office:value-type="string" calcext:value-type="string">
            <text:p>Unclassified Bacteria</text:p>
          </table:table-cell>
          <table:table-cell office:value-type="float" office:value="1052722" calcext:value-type="float">
            <text:p>1052722</text:p>
          </table:table-cell>
          <table:table-cell office:value-type="float" office:value="57" calcext:value-type="float">
            <text:p>5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in.17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41" calcext:value-type="float">
            <text:p>22.41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id177</text:p>
          </table:table-cell>
          <table:table-cell office:value-type="string" calcext:value-type="string">
            <text:p>d__Bacteria;p__Bacteroidota;c__Bacteroidia;o__AKYH767;f__Palsa-948_A;g__JABEUT01;s__</text:p>
          </table:table-cell>
          <table:table-cell office:value-type="float" office:value="671960" calcext:value-type="float">
            <text:p>671960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in.179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83" calcext:value-type="float">
            <text:p>11.83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id178</text:p>
          </table:table-cell>
          <table:table-cell office:value-type="string" calcext:value-type="string">
            <text:p>d__Bacteria;p__Elusimicrobiota;c__Elusimicrobia;o__2-01-FULL-59-12;f__2-01-FULL-59-12;g__;s__</text:p>
          </table:table-cell>
          <table:table-cell office:value-type="float" office:value="266743" calcext:value-type="float">
            <text:p>266743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in.18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62" calcext:value-type="float">
            <text:p>33.62</text:p>
          </table:table-cell>
          <table:table-cell office:value-type="float" office:value="1.72" calcext:value-type="float">
            <text:p>1.7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id179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3579391" calcext:value-type="float">
            <text:p>3579391</text:p>
          </table:table-cell>
          <table:table-cell office:value-type="float" office:value="62" calcext:value-type="float">
            <text:p>6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bin.18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03" calcext:value-type="float">
            <text:p>71.03</text:p>
          </table:table-cell>
          <table:table-cell office:value-type="float" office:value="1.72" calcext:value-type="float">
            <text:p>1.7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id180</text:p>
          </table:table-cell>
          <table:table-cell office:value-type="string" calcext:value-type="string">
            <text:p>d__Bacteria;p__Firmicutes_A;c__Clostridia;o__Clostridiales;f__Clostridiaceae;g__;s__</text:p>
          </table:table-cell>
          <table:table-cell office:value-type="float" office:value="3919567" calcext:value-type="float">
            <text:p>3919567</text:p>
          </table:table-cell>
          <table:table-cell office:value-type="float" office:value="34" calcext:value-type="float">
            <text:p>3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bin.182</text:p>
          </table:table-cell>
          <table:table-cell office:value-type="string" calcext:value-type="string">
            <text:p>c__Gammaproteobacteria</text:p>
          </table:table-cell>
          <table:table-cell office:value-type="float" office:value="119" calcext:value-type="float">
            <text:p>119</text:p>
          </table:table-cell>
          <table:table-cell office:value-type="float" office:value="544" calcext:value-type="float">
            <text:p>544</text:p>
          </table:table-cell>
          <table:table-cell office:value-type="float" office:value="284" calcext:value-type="float">
            <text:p>284</text:p>
          </table:table-cell>
          <table:table-cell office:value-type="float" office:value="383" calcext:value-type="float">
            <text:p>383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.37" calcext:value-type="float">
            <text:p>34.37</text:p>
          </table:table-cell>
          <table:table-cell office:value-type="float" office:value="0.7" calcext:value-type="float">
            <text:p>0.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id181</text:p>
          </table:table-cell>
          <table:table-cell office:value-type="string" calcext:value-type="string">
            <text:p>d__Bacteria;p__Proteobacteria;c__Gammaproteobacteria;o__Steroidobacterales;f__Steroidobacteraceae;g__FEN-1191;s__</text:p>
          </table:table-cell>
          <table:table-cell office:value-type="float" office:value="1230014" calcext:value-type="float">
            <text:p>1230014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in.183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.81" calcext:value-type="float">
            <text:p>56.81</text:p>
          </table:table-cell>
          <table:table-cell office:value-type="float" office:value="13.75" calcext:value-type="float">
            <text:p>13.7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id182</text:p>
          </table:table-cell>
          <table:table-cell office:value-type="string" calcext:value-type="string">
            <text:p>d__Bacteria;p__Patescibacteria;c__Paceibacteria;o__UBA6257;f__2-01-FULL-56-20;g__CAJAQL01;s__</text:p>
          </table:table-cell>
          <table:table-cell office:value-type="float" office:value="975502" calcext:value-type="float">
            <text:p>97550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in.18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.44" calcext:value-type="float">
            <text:p>25.44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id183</text:p>
          </table:table-cell>
          <table:table-cell office:value-type="string" calcext:value-type="string">
            <text:p>d__Bacteria;p__Verrucomicrobiota;c__Verrucomicrobiae;o__Opitutales;f__Opitutaceae;g__;s__</text:p>
          </table:table-cell>
          <table:table-cell office:value-type="float" office:value="1147249" calcext:value-type="float">
            <text:p>1147249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in.18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.17" calcext:value-type="float">
            <text:p>55.17</text:p>
          </table:table-cell>
          <table:table-cell office:value-type="float" office:value="4.37" calcext:value-type="float">
            <text:p>4.37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d184</text:p>
          </table:table-cell>
          <table:table-cell office:value-type="string" calcext:value-type="string">
            <text:p>d__Bacteria;p__Acidobacteriota;c__Acidobacteriae;o__Acidobacteriales;f__SbA1;g__Sulfotelmatobacter;s__</text:p>
          </table:table-cell>
          <table:table-cell office:value-type="float" office:value="3531498" calcext:value-type="float">
            <text:p>3531498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bin.18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41" calcext:value-type="float">
            <text:p>22.4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id185</text:p>
          </table:table-cell>
          <table:table-cell office:value-type="string" calcext:value-type="string">
            <text:p>d__Bacteria;p__Proteobacteria;c__Alphaproteobacteria;o__Micropepsales;f__Micropepsaceae;g__Rhizomicrobium;s__</text:p>
          </table:table-cell>
          <table:table-cell office:value-type="float" office:value="770970" calcext:value-type="float">
            <text:p>770970</text:p>
          </table:table-cell>
          <table:table-cell office:value-type="float" office:value="59" calcext:value-type="float">
            <text:p>5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bin.187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.21" calcext:value-type="float">
            <text:p>91.21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id186</text:p>
          </table:table-cell>
          <table:table-cell office:value-type="string" calcext:value-type="string">
            <text:p>d__Bacteria;p__Proteobacteria;c__Gammaproteobacteria;o__Enterobacterales;f__Enterobacteriaceae;g__Acerihabitans;s__</text:p>
          </table:table-cell>
          <table:table-cell office:value-type="float" office:value="5517391" calcext:value-type="float">
            <text:p>5517391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in.188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54" calcext:value-type="float">
            <text:p>50.54</text:p>
          </table:table-cell>
          <table:table-cell office:value-type="float" office:value="0.86" calcext:value-type="float">
            <text:p>0.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id187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2914104" calcext:value-type="float">
            <text:p>2914104</text:p>
          </table:table-cell>
          <table:table-cell office:value-type="float" office:value="59" calcext:value-type="float">
            <text:p>59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bin.18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14" calcext:value-type="float">
            <text:p>83.14</text:p>
          </table:table-cell>
          <table:table-cell office:value-type="float" office:value="47.37" calcext:value-type="float">
            <text:p>47.3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id188</text:p>
          </table:table-cell>
          <table:table-cell office:value-type="string" calcext:value-type="string">
            <text:p>d__Bacteria;p__Verrucomicrobiota;c__Verrucomicrobiae;o__Opitutales;f__Opitutaceae;g__;s__</text:p>
          </table:table-cell>
          <table:table-cell office:value-type="float" office:value="5719653" calcext:value-type="float">
            <text:p>5719653</text:p>
          </table:table-cell>
          <table:table-cell office:value-type="float" office:value="60" calcext:value-type="float">
            <text:p>6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bin.19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id189</text:p>
          </table:table-cell>
          <table:table-cell office:value-type="string" calcext:value-type="string">
            <text:p>d__Bacteria;p__Proteobacteria;c__Gammaproteobacteria;o__Nevskiales;f__Nevskiaceae;g__Nevskia;s__</text:p>
          </table:table-cell>
          <table:table-cell office:value-type="float" office:value="880751" calcext:value-type="float">
            <text:p>880751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in.19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09" calcext:value-type="float">
            <text:p>38.09</text:p>
          </table:table-cell>
          <table:table-cell office:value-type="float" office:value="5.17" calcext:value-type="float">
            <text:p>5.17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id190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3302363" calcext:value-type="float">
            <text:p>3302363</text:p>
          </table:table-cell>
          <table:table-cell office:value-type="float" office:value="65" calcext:value-type="float">
            <text:p>6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bin.19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97" calcext:value-type="float">
            <text:p>18.97</text:p>
          </table:table-cell>
          <table:table-cell office:value-type="float" office:value="1.72" calcext:value-type="float">
            <text:p>1.7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d191</text:p>
          </table:table-cell>
          <table:table-cell office:value-type="string" calcext:value-type="string">
            <text:p>d__Bacteria;p__Verrucomicrobiota;c__Verrucomicrobiae;o__Pedosphaerales;f__UBA11358;g__UBA11358;s__</text:p>
          </table:table-cell>
          <table:table-cell office:value-type="float" office:value="920878" calcext:value-type="float">
            <text:p>920878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in.19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.25" calcext:value-type="float">
            <text:p>83.25</text:p>
          </table:table-cell>
          <table:table-cell office:value-type="float" office:value="37.72" calcext:value-type="float">
            <text:p>37.7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id192</text:p>
          </table:table-cell>
          <table:table-cell office:value-type="string" calcext:value-type="string">
            <text:p>d__Bacteria;p__Myxococcota;c__Polyangia;o__Polyangiales;f__Polyangiaceae;g__Palsa-1150;s__</text:p>
          </table:table-cell>
          <table:table-cell office:value-type="float" office:value="10155986" calcext:value-type="float">
            <text:p>10155986</text:p>
          </table:table-cell>
          <table:table-cell office:value-type="float" office:value="69" calcext:value-type="float">
            <text:p>6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bin.194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d193</text:p>
          </table:table-cell>
          <table:table-cell office:value-type="string" calcext:value-type="string">
            <text:p>d__Bacteria;p__Acidobacteriota;c__Acidobacteriae;o__Acidobacteriales;f__Acidobacteriaceae;g__Palsa-343;s__</text:p>
          </table:table-cell>
          <table:table-cell office:value-type="float" office:value="2402453" calcext:value-type="float">
            <text:p>2402453</text:p>
          </table:table-cell>
          <table:table-cell office:value-type="float" office:value="61" calcext:value-type="float">
            <text:p>61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bin.19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07" calcext:value-type="float">
            <text:p>12.0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id194</text:p>
          </table:table-cell>
          <table:table-cell office:value-type="string" calcext:value-type="string">
            <text:p>Unclassified Bacteria</text:p>
          </table:table-cell>
          <table:table-cell office:value-type="float" office:value="643331" calcext:value-type="float">
            <text:p>64333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bin.196</text:p>
          </table:table-cell>
          <table:table-cell office:value-type="string" calcext:value-type="string">
            <text:p>f__Pseudomonadaceae</text:p>
          </table:table-cell>
          <table:table-cell office:value-type="float" office:value="183" calcext:value-type="float">
            <text:p>183</text:p>
          </table:table-cell>
          <table:table-cell office:value-type="float" office:value="845" calcext:value-type="float">
            <text:p>845</text:p>
          </table:table-cell>
          <table:table-cell office:value-type="float" office:value="321" calcext:value-type="float">
            <text:p>321</text:p>
          </table:table-cell>
          <table:table-cell office:value-type="float" office:value="128" calcext:value-type="float">
            <text:p>128</text:p>
          </table:table-cell>
          <table:table-cell office:value-type="float" office:value="698" calcext:value-type="float">
            <text:p>69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15" calcext:value-type="float">
            <text:p>89.15</text:p>
          </table:table-cell>
          <table:table-cell office:value-type="float" office:value="0.83" calcext:value-type="float">
            <text:p>0.8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195</text:p>
          </table:table-cell>
          <table:table-cell office:value-type="string" calcext:value-type="string">
            <text:p>d__Bacteria;p__Proteobacteria;c__Gammaproteobacteria;o__Pseudomonadales;f__Pseudomonadaceae;g__Pseudomonas_E;s__Pseudomonas_E sp002814235</text:p>
          </table:table-cell>
          <table:table-cell office:value-type="float" office:value="6589907" calcext:value-type="float">
            <text:p>6589907</text:p>
          </table:table-cell>
          <table:table-cell office:value-type="float" office:value="62" calcext:value-type="float">
            <text:p>6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in.19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.27" calcext:value-type="float">
            <text:p>7.27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id196</text:p>
          </table:table-cell>
          <table:table-cell office:value-type="string" calcext:value-type="string">
            <text:p>d__Bacteria;p__Elusimicrobiota;c__Elusimicrobia;o__2-01-FULL-59-12;f__2-01-FULL-59-12;g__;s__</text:p>
          </table:table-cell>
          <table:table-cell office:value-type="float" office:value="212447" calcext:value-type="float">
            <text:p>21244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n.198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d197</text:p>
          </table:table-cell>
          <table:table-cell office:value-type="string" calcext:value-type="string">
            <text:p>d__Bacteria;p__Proteobacteria;c__Alphaproteobacteria;o__Reyranellales;f__Reyranellaceae;g__Reyranella;s__</text:p>
          </table:table-cell>
          <table:table-cell office:value-type="float" office:value="1528273" calcext:value-type="float">
            <text:p>1528273</text:p>
          </table:table-cell>
          <table:table-cell office:value-type="float" office:value="66" calcext:value-type="float">
            <text:p>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bin.19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id198</text:p>
          </table:table-cell>
          <table:table-cell office:value-type="string" calcext:value-type="string">
            <text:p>Unclassified</text:p>
          </table:table-cell>
          <table:table-cell office:value-type="float" office:value="231391" calcext:value-type="float">
            <text:p>231391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in.200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.62" calcext:value-type="float">
            <text:p>40.6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d199</text:p>
          </table:table-cell>
          <table:table-cell office:value-type="string" calcext:value-type="string">
            <text:p>d__Bacteria;p__Eremiobacterota;c__Eremiobacteria;o__Baltobacterales;f__Baltobacteraceae;g__;s__</text:p>
          </table:table-cell>
          <table:table-cell office:value-type="float" office:value="2025799" calcext:value-type="float">
            <text:p>2025799</text:p>
          </table:table-cell>
          <table:table-cell office:value-type="float" office:value="64" calcext:value-type="float">
            <text:p>6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bin.201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id200</text:p>
          </table:table-cell>
          <table:table-cell office:value-type="string" calcext:value-type="string">
            <text:p>Unclassified Bacteria</text:p>
          </table:table-cell>
          <table:table-cell office:value-type="float" office:value="635863" calcext:value-type="float">
            <text:p>635863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in.202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89" calcext:value-type="float">
            <text:p>94.89</text:p>
          </table:table-cell>
          <table:table-cell office:value-type="float" office:value="4.7" calcext:value-type="float">
            <text:p>4.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id201</text:p>
          </table:table-cell>
          <table:table-cell office:value-type="string" calcext:value-type="string">
            <text:p>d__Bacteria;p__Acidobacteriota;c__Acidobacteriae;o__Acidobacteriales;f__SbA1;g__JABCZH01;s__</text:p>
          </table:table-cell>
          <table:table-cell office:value-type="float" office:value="5152567" calcext:value-type="float">
            <text:p>5152567</text:p>
          </table:table-cell>
          <table:table-cell office:value-type="float" office:value="57" calcext:value-type="float">
            <text:p>5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bin.203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01" calcext:value-type="float">
            <text:p>44.01</text:p>
          </table:table-cell>
          <table:table-cell office:value-type="float" office:value="0.99" calcext:value-type="float">
            <text:p>0.99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id202</text:p>
          </table:table-cell>
          <table:table-cell office:value-type="string" calcext:value-type="string">
            <text:p>d__Bacteria;p__Patescibacteria;c__Microgenomatia;o__Levybacterales;f__UBA12049;g__JACDET01;s__</text:p>
          </table:table-cell>
          <table:table-cell office:value-type="float" office:value="1021452" calcext:value-type="float">
            <text:p>1021452</text:p>
          </table:table-cell>
          <table:table-cell office:value-type="float" office:value="36" calcext:value-type="float">
            <text:p>3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bin.20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.34" calcext:value-type="float">
            <text:p>60.34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id203</text:p>
          </table:table-cell>
          <table:table-cell office:value-type="string" calcext:value-type="string">
            <text:p>d__Bacteria;p__Proteobacteria;c__Gammaproteobacteria;o__Burkholderiales;f__Burkholderiaceae;g__Collimonas;s__</text:p>
          </table:table-cell>
          <table:table-cell office:value-type="float" office:value="2840313" calcext:value-type="float">
            <text:p>2840313</text:p>
          </table:table-cell>
          <table:table-cell office:value-type="float" office:value="56" calcext:value-type="float">
            <text:p>5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bin.205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01" calcext:value-type="float">
            <text:p>53.01</text:p>
          </table:table-cell>
          <table:table-cell office:value-type="float" office:value="3.93" calcext:value-type="float">
            <text:p>3.9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d204</text:p>
          </table:table-cell>
          <table:table-cell office:value-type="string" calcext:value-type="string">
            <text:p>d__Bacteria;p__Actinobacteriota;c__Acidimicrobiia;o__Acidimicrobiales;f__JAFATL01;g__;s__</text:p>
          </table:table-cell>
          <table:table-cell office:value-type="float" office:value="2740368" calcext:value-type="float">
            <text:p>2740368</text:p>
          </table:table-cell>
          <table:table-cell office:value-type="float" office:value="68" calcext:value-type="float">
            <text:p>6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bin.206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57" calcext:value-type="float">
            <text:p>76.57</text:p>
          </table:table-cell>
          <table:table-cell office:value-type="float" office:value="5.34" calcext:value-type="float">
            <text:p>5.3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id205</text:p>
          </table:table-cell>
          <table:table-cell office:value-type="string" calcext:value-type="string">
            <text:p>d__Bacteria;p__Acidobacteriota;c__Blastocatellia;o__UBA7656;f__UBA7656;g__;s__</text:p>
          </table:table-cell>
          <table:table-cell office:value-type="float" office:value="9020328" calcext:value-type="float">
            <text:p>9020328</text:p>
          </table:table-cell>
          <table:table-cell office:value-type="float" office:value="57" calcext:value-type="float">
            <text:p>57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bin.20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d206</text:p>
          </table:table-cell>
          <table:table-cell office:value-type="string" calcext:value-type="string">
            <text:p>Unclassified Bacteria</text:p>
          </table:table-cell>
          <table:table-cell office:value-type="float" office:value="1345611" calcext:value-type="float">
            <text:p>1345611</text:p>
          </table:table-cell>
          <table:table-cell office:value-type="float" office:value="62" calcext:value-type="float">
            <text:p>6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bin.208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2" calcext:value-type="float">
            <text:p>182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82" calcext:value-type="float">
            <text:p>67.82</text:p>
          </table:table-cell>
          <table:table-cell office:value-type="float" office:value="4.02" calcext:value-type="float">
            <text:p>4.0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d207</text:p>
          </table:table-cell>
          <table:table-cell office:value-type="string" calcext:value-type="string">
            <text:p>d__Bacteria;p__Bdellovibrionota;c__Bdellovibrionia_A;o__UBA1018;f__UBA1018;g__;s__</text:p>
          </table:table-cell>
          <table:table-cell office:value-type="float" office:value="3559911" calcext:value-type="float">
            <text:p>3559911</text:p>
          </table:table-cell>
          <table:table-cell office:value-type="float" office:value="49" calcext:value-type="float">
            <text:p>4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bin.209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76" calcext:value-type="float">
            <text:p>41.76</text:p>
          </table:table-cell>
          <table:table-cell office:value-type="float" office:value="0.99" calcext:value-type="float">
            <text:p>0.9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id208</text:p>
          </table:table-cell>
          <table:table-cell office:value-type="string" calcext:value-type="string">
            <text:p>d__Bacteria;p__Patescibacteria;c__Paceibacteria;o__UBA6257;f__2-01-FULL-56-20;g__;s__</text:p>
          </table:table-cell>
          <table:table-cell office:value-type="float" office:value="508021" calcext:value-type="float">
            <text:p>50802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in.210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id209</text:p>
          </table:table-cell>
          <table:table-cell office:value-type="string" calcext:value-type="string">
            <text:p>Unclassified</text:p>
          </table:table-cell>
          <table:table-cell office:value-type="float" office:value="533294" calcext:value-type="float">
            <text:p>53329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in.211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d210</text:p>
          </table:table-cell>
          <table:table-cell office:value-type="string" calcext:value-type="string">
            <text:p>Unclassified Bacteria</text:p>
          </table:table-cell>
          <table:table-cell office:value-type="float" office:value="270963" calcext:value-type="float">
            <text:p>270963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in.21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d211</text:p>
          </table:table-cell>
          <table:table-cell office:value-type="string" calcext:value-type="string">
            <text:p>d__Bacteria;p__Acidobacteriota;c__Acidobacteriae;o__Acidobacteriales;f__Acidobacteriaceae;g__CAIVDV01;s__</text:p>
          </table:table-cell>
          <table:table-cell office:value-type="float" office:value="1299220" calcext:value-type="float">
            <text:p>1299220</text:p>
          </table:table-cell>
          <table:table-cell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bin.21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id212</text:p>
          </table:table-cell>
          <table:table-cell office:value-type="string" calcext:value-type="string">
            <text:p>d__Bacteria;p__Verrucomicrobiota;c__Verrucomicrobiae;o__Opitutales;f__Opitutaceae;g__Palsa-1447;s__</text:p>
          </table:table-cell>
          <table:table-cell office:value-type="float" office:value="1919771" calcext:value-type="float">
            <text:p>1919771</text:p>
          </table:table-cell>
          <table:table-cell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bin.21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d213</text:p>
          </table:table-cell>
          <table:table-cell office:value-type="string" calcext:value-type="string">
            <text:p>d__Bacteria;p__Proteobacteria;c__Gammaproteobacteria;o__Steroidobacterales;f__Steroidobacteraceae;g__13-2-20CM-66-19;s__</text:p>
          </table:table-cell>
          <table:table-cell office:value-type="float" office:value="3906504" calcext:value-type="float">
            <text:p>3906504</text:p>
          </table:table-cell>
          <table:table-cell office:value-type="float" office:value="63" calcext:value-type="float">
            <text:p>6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bin.215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id214</text:p>
          </table:table-cell>
          <table:table-cell office:value-type="string" calcext:value-type="string">
            <text:p>Unclassified</text:p>
          </table:table-cell>
          <table:table-cell office:value-type="float" office:value="1112772" calcext:value-type="float">
            <text:p>1112772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in.216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66" calcext:value-type="float">
            <text:p>89.66</text:p>
          </table:table-cell>
          <table:table-cell office:value-type="float" office:value="14.18" calcext:value-type="float">
            <text:p>14.1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id215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10088241" calcext:value-type="float">
            <text:p>10088241</text:p>
          </table:table-cell>
          <table:table-cell office:value-type="float" office:value="58" calcext:value-type="float">
            <text:p>58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bin.217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66" calcext:value-type="float">
            <text:p>63.66</text:p>
          </table:table-cell>
          <table:table-cell office:value-type="float" office:value="0.99" calcext:value-type="float">
            <text:p>0.9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id216</text:p>
          </table:table-cell>
          <table:table-cell office:value-type="string" calcext:value-type="string">
            <text:p>d__Bacteria;p__Patescibacteria;c__Paceibacteria;o__UBA6257;f__2-01-FULL-56-20;g__CAJAQL01;s__</text:p>
          </table:table-cell>
          <table:table-cell office:value-type="float" office:value="859610" calcext:value-type="float">
            <text:p>85961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n.21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86" calcext:value-type="float">
            <text:p>70.86</text:p>
          </table:table-cell>
          <table:table-cell office:value-type="float" office:value="1.72" calcext:value-type="float">
            <text:p>1.7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id217</text:p>
          </table:table-cell>
          <table:table-cell office:value-type="string" calcext:value-type="string">
            <text:p>d__Bacteria;p__Proteobacteria;c__Gammaproteobacteria;o__Xanthomonadales;f__Rhodanobacteraceae;g__Dyella_B;s__</text:p>
          </table:table-cell>
          <table:table-cell office:value-type="float" office:value="3805363" calcext:value-type="float">
            <text:p>3805363</text:p>
          </table:table-cell>
          <table:table-cell office:value-type="float" office:value="64" calcext:value-type="float">
            <text:p>6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bin.21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id218</text:p>
          </table:table-cell>
          <table:table-cell office:value-type="string" calcext:value-type="string">
            <text:p>Unclassified Bacteria</text:p>
          </table:table-cell>
          <table:table-cell office:value-type="float" office:value="380816" calcext:value-type="float">
            <text:p>38081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n.22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d219</text:p>
          </table:table-cell>
          <table:table-cell office:value-type="string" calcext:value-type="string">
            <text:p>Unclassified Bacteria</text:p>
          </table:table-cell>
          <table:table-cell office:value-type="float" office:value="391163" calcext:value-type="float">
            <text:p>391163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in.22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.03" calcext:value-type="float">
            <text:p>68.03</text:p>
          </table:table-cell>
          <table:table-cell office:value-type="float" office:value="6.9" calcext:value-type="float">
            <text:p>6.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d220</text:p>
          </table:table-cell>
          <table:table-cell office:value-type="string" calcext:value-type="string">
            <text:p>d__Bacteria;p__Bacteroidota;c__Bacteroidia;o__AKYH767;f__Palsa-948_A;g__JABEUT01;s__</text:p>
          </table:table-cell>
          <table:table-cell office:value-type="float" office:value="2722709" calcext:value-type="float">
            <text:p>2722709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bin.222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95" calcext:value-type="float">
            <text:p>95.95</text:p>
          </table:table-cell>
          <table:table-cell office:value-type="float" office:value="3.42" calcext:value-type="float">
            <text:p>3.4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d221</text:p>
          </table:table-cell>
          <table:table-cell office:value-type="string" calcext:value-type="string">
            <text:p>d__Bacteria;p__Verrucomicrobiota;c__Verrucomicrobiae;o__Methylacidiphilales;f__UBA1321;g__JABDGH01;s__</text:p>
          </table:table-cell>
          <table:table-cell office:value-type="float" office:value="3649706" calcext:value-type="float">
            <text:p>3649706</text:p>
          </table:table-cell>
          <table:table-cell office:value-type="float" office:value="58" calcext:value-type="float">
            <text:p>5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in.223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29" calcext:value-type="float">
            <text:p>71.29</text:p>
          </table:table-cell>
          <table:table-cell office:value-type="float" office:value="1.35" calcext:value-type="float">
            <text:p>1.3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d222</text:p>
          </table:table-cell>
          <table:table-cell office:value-type="string" calcext:value-type="string">
            <text:p>d__Bacteria;p__Verrucomicrobiota;c__Verrucomicrobiae;o__Pedosphaerales;f__UBA11358;g__UBA11358;s__</text:p>
          </table:table-cell>
          <table:table-cell office:value-type="float" office:value="2040178" calcext:value-type="float">
            <text:p>2040178</text:p>
          </table:table-cell>
          <table:table-cell office:value-type="float" office:value="55" calcext:value-type="float">
            <text:p>5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bin.22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office:value-type="float" office:value="0.69" calcext:value-type="float">
            <text:p>0.6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id223</text:p>
          </table:table-cell>
          <table:table-cell office:value-type="string" calcext:value-type="string">
            <text:p>d__Bacteria;p__Actinobacteriota;c__Thermoleophilia;o__Solirubrobacterales;f__Solirubrobacteraceae;g__Palsa-744;s__</text:p>
          </table:table-cell>
          <table:table-cell office:value-type="float" office:value="1230597" calcext:value-type="float">
            <text:p>1230597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in.225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0.19" calcext:value-type="float">
            <text:p>0.1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id224</text:p>
          </table:table-cell>
          <table:table-cell office:value-type="string" calcext:value-type="string">
            <text:p>d__Bacteria;p__Cyanobacteria;c__Vampirovibrionia;o__Obscuribacterales;f__Obscuribacteraceae;g__JABDBL01;s__</text:p>
          </table:table-cell>
          <table:table-cell office:value-type="float" office:value="1801764" calcext:value-type="float">
            <text:p>1801764</text:p>
          </table:table-cell>
          <table:table-cell office:value-type="float" office:value="43" calcext:value-type="float">
            <text:p>4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bin.226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.16" calcext:value-type="float">
            <text:p>62.16</text:p>
          </table:table-cell>
          <table:table-cell office:value-type="float" office:value="48.77" calcext:value-type="float">
            <text:p>48.7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id225</text:p>
          </table:table-cell>
          <table:table-cell office:value-type="string" calcext:value-type="string">
            <text:p>d__Bacteria;p__Patescibacteria;c__Paceibacteria;o__UBA6257;f__2-01-FULL-56-20;g__CAJAQL01;s__</text:p>
          </table:table-cell>
          <table:table-cell office:value-type="float" office:value="1662957" calcext:value-type="float">
            <text:p>1662957</text:p>
          </table:table-cell>
          <table:table-cell office:value-type="float" office:value="51" calcext:value-type="float">
            <text:p>5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bin.227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08" calcext:value-type="float">
            <text:p>1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54" calcext:value-type="float">
            <text:p>52.54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d226</text:p>
          </table:table-cell>
          <table:table-cell office:value-type="string" calcext:value-type="string">
            <text:p>d__Bacteria;p__Patescibacteria;c__Paceibacteria;o__UBA6257;f__2-01-FULL-56-20;g__CAJAQL01;s__</text:p>
          </table:table-cell>
          <table:table-cell office:value-type="float" office:value="803863" calcext:value-type="float">
            <text:p>80386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in.228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17" calcext:value-type="float">
            <text:p>74.17</text:p>
          </table:table-cell>
          <table:table-cell office:value-type="float" office:value="5.94" calcext:value-type="float">
            <text:p>5.9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id227</text:p>
          </table:table-cell>
          <table:table-cell office:value-type="string" calcext:value-type="string">
            <text:p>d__Bacteria;p__Patescibacteria;c__Microgenomatia;o__Levybacterales;f__UBA12049;g__JACDET01;s__</text:p>
          </table:table-cell>
          <table:table-cell office:value-type="float" office:value="2021070" calcext:value-type="float">
            <text:p>2021070</text:p>
          </table:table-cell>
          <table:table-cell office:value-type="float" office:value="37" calcext:value-type="float">
            <text:p>3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in.22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88" calcext:value-type="float">
            <text:p>80.88</text:p>
          </table:table-cell>
          <table:table-cell office:value-type="float" office:value="2.6" calcext:value-type="float">
            <text:p>2.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id228</text:p>
          </table:table-cell>
          <table:table-cell office:value-type="string" calcext:value-type="string">
            <text:p>d__Bacteria;p__Proteobacteria;c__Gammaproteobacteria;o__Xanthomonadales;f__Rhodanobacteraceae;g__Dyella_B;s__</text:p>
          </table:table-cell>
          <table:table-cell office:value-type="float" office:value="4530588" calcext:value-type="float">
            <text:p>4530588</text:p>
          </table:table-cell>
          <table:table-cell office:value-type="float" office:value="61" calcext:value-type="float">
            <text:p>6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bin.230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47" calcext:value-type="float">
            <text:p>95.47</text:p>
          </table:table-cell>
          <table:table-cell office:value-type="float" office:value="4.66" calcext:value-type="float">
            <text:p>4.6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id229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4568995" calcext:value-type="float">
            <text:p>4568995</text:p>
          </table:table-cell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in.231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58" calcext:value-type="float">
            <text:p>51.58</text:p>
          </table:table-cell>
          <table:table-cell office:value-type="float" office:value="1.71" calcext:value-type="float">
            <text:p>1.7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id230</text:p>
          </table:table-cell>
          <table:table-cell office:value-type="string" calcext:value-type="string">
            <text:p>d__Bacteria;p__Patescibacteria;c__Paceibacteria;o__UBA9983_A;f__UBA2100;g__UBA10103;s__</text:p>
          </table:table-cell>
          <table:table-cell office:value-type="float" office:value="735695" calcext:value-type="float">
            <text:p>735695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in.23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id231</text:p>
          </table:table-cell>
          <table:table-cell office:value-type="string" calcext:value-type="string">
            <text:p>d__Bacteria;p__Bacteroidota;c__Bacteroidia;o__AKYH767;f__Palsa-948_A;g__JABEUT01;s__</text:p>
          </table:table-cell>
          <table:table-cell office:value-type="float" office:value="442630" calcext:value-type="float">
            <text:p>442630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in.23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18" calcext:value-type="float">
            <text:p>32.18</text:p>
          </table:table-cell>
          <table:table-cell office:value-type="float" office:value="0.86" calcext:value-type="float">
            <text:p>0.8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id232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1665833" calcext:value-type="float">
            <text:p>1665833</text:p>
          </table:table-cell>
          <table:table-cell office:value-type="float" office:value="60" calcext:value-type="float">
            <text:p>6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bin.234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97" calcext:value-type="float">
            <text:p>84.97</text:p>
          </table:table-cell>
          <table:table-cell office:value-type="float" office:value="3.87" calcext:value-type="float">
            <text:p>3.8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id233</text:p>
          </table:table-cell>
          <table:table-cell office:value-type="string" calcext:value-type="string">
            <text:p>d__Bacteria;p__Verrucomicrobiota;c__Verrucomicrobiae;o__Pedosphaerales;f__UBA11358;g__UBA11358;s__</text:p>
          </table:table-cell>
          <table:table-cell office:value-type="float" office:value="4002444" calcext:value-type="float">
            <text:p>4002444</text:p>
          </table:table-cell>
          <table:table-cell office:value-type="float" office:value="55" calcext:value-type="float">
            <text:p>5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bin.23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d234</text:p>
          </table:table-cell>
          <table:table-cell office:value-type="string" calcext:value-type="string">
            <text:p>d__Bacteria;p__Proteobacteria;c__Gammaproteobacteria;o__Steroidobacterales;f__Steroidobacteraceae;g__13-2-20CM-66-19;s__</text:p>
          </table:table-cell>
          <table:table-cell office:value-type="float" office:value="2195289" calcext:value-type="float">
            <text:p>2195289</text:p>
          </table:table-cell>
          <table:table-cell office:value-type="float" office:value="63" calcext:value-type="float">
            <text:p>63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bin.236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88" calcext:value-type="float">
            <text:p>94.88</text:p>
          </table:table-cell>
          <table:table-cell office:value-type="float" office:value="3.42" calcext:value-type="float">
            <text:p>3.4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id235</text:p>
          </table:table-cell>
          <table:table-cell office:value-type="string" calcext:value-type="string">
            <text:p>d__Bacteria;p__Verrucomicrobiota;c__Verrucomicrobiae;o__Opitutales;f__Opitutaceae;g__;s__</text:p>
          </table:table-cell>
          <table:table-cell office:value-type="float" office:value="3346786" calcext:value-type="float">
            <text:p>3346786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in.237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13" calcext:value-type="float">
            <text:p>94.13</text:p>
          </table:table-cell>
          <table:table-cell office:value-type="float" office:value="15.57" calcext:value-type="float">
            <text:p>15.57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id236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9980966" calcext:value-type="float">
            <text:p>9980966</text:p>
          </table:table-cell>
          <table:table-cell office:value-type="float" office:value="57" calcext:value-type="float">
            <text:p>5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bin.238</text:p>
          </table:table-cell>
          <table:table-cell office:value-type="string" calcext:value-type="string">
            <text:p>p__Proteobacteria</text:p>
          </table:table-cell>
          <table:table-cell office:value-type="float" office:value="1487" calcext:value-type="float">
            <text:p>1487</text:p>
          </table:table-cell>
          <table:table-cell office:value-type="float" office:value="259" calcext:value-type="float">
            <text:p>259</text:p>
          </table:table-cell>
          <table:table-cell office:value-type="float" office:value="162" calcext:value-type="float">
            <text:p>162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49" calcext:value-type="float">
            <text:p>54.49</text:p>
          </table:table-cell>
          <table:table-cell office:value-type="float" office:value="11.21" calcext:value-type="float">
            <text:p>11.2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id237</text:p>
          </table:table-cell>
          <table:table-cell office:value-type="string" calcext:value-type="string">
            <text:p>d__Bacteria;p__Proteobacteria;c__Gammaproteobacteria;o__Burkholderiales;f__Burkholderiaceae;g__VBCK01;s__</text:p>
          </table:table-cell>
          <table:table-cell office:value-type="float" office:value="3391706" calcext:value-type="float">
            <text:p>3391706</text:p>
          </table:table-cell>
          <table:table-cell office:value-type="float" office:value="66" calcext:value-type="float">
            <text:p>66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bin.23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id238</text:p>
          </table:table-cell>
          <table:table-cell office:value-type="string" calcext:value-type="string">
            <text:p>d__Bacteria;p__Proteobacteria;c__Alphaproteobacteria;o__Micropepsales;f__Micropepsaceae;g__Rhizomicrobium;s__</text:p>
          </table:table-cell>
          <table:table-cell office:value-type="float" office:value="1204851" calcext:value-type="float">
            <text:p>1204851</text:p>
          </table:table-cell>
          <table:table-cell office:value-type="float" office:value="63" calcext:value-type="float">
            <text:p>6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bin.240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49" calcext:value-type="float">
            <text:p>60.49</text:p>
          </table:table-cell>
          <table:table-cell office:value-type="float" office:value="2.03" calcext:value-type="float">
            <text:p>2.0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d239</text:p>
          </table:table-cell>
          <table:table-cell office:value-type="string" calcext:value-type="string">
            <text:p>d__Bacteria;p__Chlamydiota;c__Chlamydiia;o__Chlamydiales;f__SM23-39;g__CAIPFQ01;s__</text:p>
          </table:table-cell>
          <table:table-cell office:value-type="float" office:value="1205378" calcext:value-type="float">
            <text:p>1205378</text:p>
          </table:table-cell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bin.24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id240</text:p>
          </table:table-cell>
          <table:table-cell office:value-type="string" calcext:value-type="string">
            <text:p>Unclassified Bacteria</text:p>
          </table:table-cell>
          <table:table-cell office:value-type="float" office:value="218327" calcext:value-type="float">
            <text:p>21832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in.242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77" calcext:value-type="float">
            <text:p>56.77</text:p>
          </table:table-cell>
          <table:table-cell office:value-type="float" office:value="6.44" calcext:value-type="float">
            <text:p>6.4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d241</text:p>
          </table:table-cell>
          <table:table-cell office:value-type="string" calcext:value-type="string">
            <text:p>d__Bacteria;p__Patescibacteria;c__Saccharimonadia;o__Saccharimonadales;f__UBA4665;g__;s__</text:p>
          </table:table-cell>
          <table:table-cell office:value-type="float" office:value="1688883" calcext:value-type="float">
            <text:p>1688883</text:p>
          </table:table-cell>
          <table:table-cell office:value-type="float" office:value="49" calcext:value-type="float">
            <text:p>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bin.243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11" calcext:value-type="float">
            <text:p>65.11</text:p>
          </table:table-cell>
          <table:table-cell office:value-type="float" office:value="2.46" calcext:value-type="float">
            <text:p>2.4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id242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3962679" calcext:value-type="float">
            <text:p>3962679</text:p>
          </table:table-cell>
          <table:table-cell office:value-type="float" office:value="60" calcext:value-type="float">
            <text:p>6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bin.244</text:p>
          </table:table-cell>
          <table:table-cell office:value-type="string" calcext:value-type="string">
            <text:p>o__Burkholderiales</text:p>
          </table:table-cell>
          <table:table-cell office:value-type="float" office:value="108" calcext:value-type="float">
            <text:p>108</text:p>
          </table:table-cell>
          <table:table-cell office:value-type="float" office:value="570" calcext:value-type="float">
            <text:p>570</text:p>
          </table:table-cell>
          <table:table-cell office:value-type="float" office:value="250" calcext:value-type="float">
            <text:p>250</text:p>
          </table:table-cell>
          <table:table-cell office:value-type="float" office:value="149" calcext:value-type="float">
            <text:p>149</text:p>
          </table:table-cell>
          <table:table-cell office:value-type="float" office:value="407" calcext:value-type="float">
            <text:p>4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03" calcext:value-type="float">
            <text:p>80.03</text:p>
          </table:table-cell>
          <table:table-cell office:value-type="float" office:value="2.61" calcext:value-type="float">
            <text:p>2.6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d243</text:p>
          </table:table-cell>
          <table:table-cell office:value-type="string" calcext:value-type="string">
            <text:p>d__Bacteria;p__Proteobacteria;c__Gammaproteobacteria;o__Burkholderiales;f__Burkholderiaceae;g__Pandoraea;s__</text:p>
          </table:table-cell>
          <table:table-cell office:value-type="float" office:value="5029135" calcext:value-type="float">
            <text:p>5029135</text:p>
          </table:table-cell>
          <table:table-cell office:value-type="float" office:value="62" calcext:value-type="float">
            <text:p>62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string" calcext:value-type="string">
            <text:p>bin.245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id244</text:p>
          </table:table-cell>
          <table:table-cell office:value-type="string" calcext:value-type="string">
            <text:p>Unclassified Bacteria</text:p>
          </table:table-cell>
          <table:table-cell office:value-type="float" office:value="433168" calcext:value-type="float">
            <text:p>433168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in.24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8.28" calcext:value-type="float">
            <text:p>98.28</text:p>
          </table:table-cell>
          <table:table-cell office:value-type="float" office:value="133.5" calcext:value-type="float">
            <text:p>133.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d245</text:p>
          </table:table-cell>
          <table:table-cell office:value-type="string" calcext:value-type="string">
            <text:p>Unclassified Bacteria</text:p>
          </table:table-cell>
          <table:table-cell office:value-type="float" office:value="15775903" calcext:value-type="float">
            <text:p>15775903</text:p>
          </table:table-cell>
          <table:table-cell office:value-type="float" office:value="61" calcext:value-type="float">
            <text:p>61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bin.24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72" calcext:value-type="float">
            <text:p>51.72</text:p>
          </table:table-cell>
          <table:table-cell office:value-type="float" office:value="0.86" calcext:value-type="float">
            <text:p>0.8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id246</text:p>
          </table:table-cell>
          <table:table-cell office:value-type="string" calcext:value-type="string">
            <text:p>d__Bacteria;p__Proteobacteria;c__Gammaproteobacteria;o__DSM-16500;f__DSM-16500;g__JABDCN01;s__</text:p>
          </table:table-cell>
          <table:table-cell office:value-type="float" office:value="840422" calcext:value-type="float">
            <text:p>840422</text:p>
          </table:table-cell>
          <table:table-cell office:value-type="float" office:value="42" calcext:value-type="float">
            <text:p>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in.248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id247</text:p>
          </table:table-cell>
          <table:table-cell office:value-type="string" calcext:value-type="string">
            <text:p>Unclassified Bacteria</text:p>
          </table:table-cell>
          <table:table-cell office:value-type="float" office:value="285056" calcext:value-type="float">
            <text:p>285056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in.24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.21" calcext:value-type="float">
            <text:p>11.2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id248</text:p>
          </table:table-cell>
          <table:table-cell office:value-type="string" calcext:value-type="string">
            <text:p>Unclassified Bacteria</text:p>
          </table:table-cell>
          <table:table-cell office:value-type="float" office:value="305070" calcext:value-type="float">
            <text:p>305070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in.25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34" calcext:value-type="float">
            <text:p>35.3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d249</text:p>
          </table:table-cell>
          <table:table-cell office:value-type="string" calcext:value-type="string">
            <text:p>d__Bacteria;p__Proteobacteria;c__Gammaproteobacteria;o__DSM-16500;f__DSM-16500;g__JABDEM01;s__</text:p>
          </table:table-cell>
          <table:table-cell office:value-type="float" office:value="530426" calcext:value-type="float">
            <text:p>530426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bin.251</text:p>
          </table:table-cell>
          <table:table-cell office:value-type="string" calcext:value-type="string">
            <text:p>o__Rhizobiales</text:p>
          </table:table-cell>
          <table:table-cell office:value-type="float" office:value="107" calcext:value-type="float">
            <text:p>107</text:p>
          </table:table-cell>
          <table:table-cell office:value-type="float" office:value="485" calcext:value-type="float">
            <text:p>485</text:p>
          </table:table-cell>
          <table:table-cell office:value-type="float" office:value="316" calcext:value-type="float">
            <text:p>316</text:p>
          </table:table-cell>
          <table:table-cell office:value-type="float" office:value="41" calcext:value-type="float">
            <text:p>41</text:p>
          </table:table-cell>
          <table:table-cell office:value-type="float" office:value="276" calcext:value-type="float">
            <text:p>276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35" calcext:value-type="float">
            <text:p>89.35</text:p>
          </table:table-cell>
          <table:table-cell office:value-type="float" office:value="38.93" calcext:value-type="float">
            <text:p>38.9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id250</text:p>
          </table:table-cell>
          <table:table-cell office:value-type="string" calcext:value-type="string">
            <text:p>d__Bacteria;p__Proteobacteria;c__Alphaproteobacteria;o__Rhizobiales;f__Xanthobacteraceae;g__BOG-931;s__</text:p>
          </table:table-cell>
          <table:table-cell office:value-type="float" office:value="6837014" calcext:value-type="float">
            <text:p>6837014</text:p>
          </table:table-cell>
          <table:table-cell office:value-type="float" office:value="62" calcext:value-type="float">
            <text:p>6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bin.25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42" calcext:value-type="float">
            <text:p>93.42</text:p>
          </table:table-cell>
          <table:table-cell office:value-type="float" office:value="13.95" calcext:value-type="float">
            <text:p>13.9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id251</text:p>
          </table:table-cell>
          <table:table-cell office:value-type="string" calcext:value-type="string">
            <text:p>d__Bacteria;p__Proteobacteria;c__Gammaproteobacteria;o__DSM-16500;f__DSM-16500;g__JABDEM01;s__</text:p>
          </table:table-cell>
          <table:table-cell office:value-type="float" office:value="2139937" calcext:value-type="float">
            <text:p>2139937</text:p>
          </table:table-cell>
          <table:table-cell office:value-type="float" office:value="40" calcext:value-type="float">
            <text:p>4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in.25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id252</text:p>
          </table:table-cell>
          <table:table-cell office:value-type="string" calcext:value-type="string">
            <text:p>Unclassified</text:p>
          </table:table-cell>
          <table:table-cell office:value-type="float" office:value="243864" calcext:value-type="float">
            <text:p>243864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in.254</text:p>
          </table:table-cell>
          <table:table-cell office:value-type="string" calcext:value-type="string">
            <text:p>c__Alphaproteobacteria</text:p>
          </table:table-cell>
          <table:table-cell office:value-type="float" office:value="564" calcext:value-type="float">
            <text:p>564</text:p>
          </table:table-cell>
          <table:table-cell office:value-type="float" office:value="349" calcext:value-type="float">
            <text:p>349</text:p>
          </table:table-cell>
          <table:table-cell office:value-type="float" office:value="230" calcext:value-type="float">
            <text:p>230</text:p>
          </table:table-cell>
          <table:table-cell office:value-type="float" office:value="82" calcext:value-type="float">
            <text:p>82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11" calcext:value-type="float">
            <text:p>80.11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id253</text:p>
          </table:table-cell>
          <table:table-cell office:value-type="string" calcext:value-type="string">
            <text:p>d__Bacteria;p__Proteobacteria;c__Alphaproteobacteria;o__Elsterales;f__Elsteraceae;g__JACQAI01;s__</text:p>
          </table:table-cell>
          <table:table-cell office:value-type="float" office:value="6255811" calcext:value-type="float">
            <text:p>6255811</text:p>
          </table:table-cell>
          <table:table-cell office:value-type="float" office:value="68" calcext:value-type="float">
            <text:p>68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bin.25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d254</text:p>
          </table:table-cell>
          <table:table-cell office:value-type="string" calcext:value-type="string">
            <text:p>d__Bacteria;p__Eremiobacterota;c__Eremiobacteria;o__Baltobacterales;f__Baltobacteraceae;g__Aquilonibacter;s__</text:p>
          </table:table-cell>
          <table:table-cell office:value-type="float" office:value="292933" calcext:value-type="float">
            <text:p>292933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in.256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1" calcext:value-type="float">
            <text:p>181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36" calcext:value-type="float">
            <text:p>81.36</text:p>
          </table:table-cell>
          <table:table-cell office:value-type="float" office:value="3.64" calcext:value-type="float">
            <text:p>3.6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id255</text:p>
          </table:table-cell>
          <table:table-cell office:value-type="string" calcext:value-type="string">
            <text:p>d__Bacteria;p__Nitrospirota;c__Nitrospiria;o__Nitrospirales;f__Nitrospiraceae;g__Palsa-1315;s__</text:p>
          </table:table-cell>
          <table:table-cell office:value-type="float" office:value="3735202" calcext:value-type="float">
            <text:p>3735202</text:p>
          </table:table-cell>
          <table:table-cell office:value-type="float" office:value="57" calcext:value-type="float">
            <text:p>57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bin.25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d256</text:p>
          </table:table-cell>
          <table:table-cell office:value-type="string" calcext:value-type="string">
            <text:p>Unclassified Bacteria</text:p>
          </table:table-cell>
          <table:table-cell office:value-type="float" office:value="273956" calcext:value-type="float">
            <text:p>27395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in.258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78" calcext:value-type="float">
            <text:p>5.78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id257</text:p>
          </table:table-cell>
          <table:table-cell office:value-type="string" calcext:value-type="string">
            <text:p>Unclassified Archaea</text:p>
          </table:table-cell>
          <table:table-cell office:value-type="float" office:value="436873" calcext:value-type="float">
            <text:p>43687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n.25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8.97" calcext:value-type="float">
            <text:p>68.97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id258</text:p>
          </table:table-cell>
          <table:table-cell office:value-type="string" calcext:value-type="string">
            <text:p>d__Bacteria;p__Acidobacteriota;c__Acidobacteriae;o__Acidoferrales;f__UBA7541;g__Acidoferrum;s__</text:p>
          </table:table-cell>
          <table:table-cell office:value-type="float" office:value="4845605" calcext:value-type="float">
            <text:p>4845605</text:p>
          </table:table-cell>
          <table:table-cell office:value-type="float" office:value="58" calcext:value-type="float">
            <text:p>5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bin.26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05" calcext:value-type="float">
            <text:p>58.05</text:p>
          </table:table-cell>
          <table:table-cell office:value-type="float" office:value="1.72" calcext:value-type="float">
            <text:p>1.7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id259</text:p>
          </table:table-cell>
          <table:table-cell office:value-type="string" calcext:value-type="string">
            <text:p>d__Bacteria;p__Patescibacteria;c__Saccharimonadia;o__Saccharimonadales;f__UBA4665;g__CAJCIR01;s__</text:p>
          </table:table-cell>
          <table:table-cell office:value-type="float" office:value="596809" calcext:value-type="float">
            <text:p>59680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in.261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id260</text:p>
          </table:table-cell>
          <table:table-cell office:value-type="string" calcext:value-type="string">
            <text:p>Unclassified Bacteria</text:p>
          </table:table-cell>
          <table:table-cell office:value-type="float" office:value="578648" calcext:value-type="float">
            <text:p>57864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in.26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id261</text:p>
          </table:table-cell>
          <table:table-cell office:value-type="string" calcext:value-type="string">
            <text:p>Unclassified Bacteria</text:p>
          </table:table-cell>
          <table:table-cell office:value-type="float" office:value="642556" calcext:value-type="float">
            <text:p>642556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in.26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4.17" calcext:value-type="float">
            <text:p>4.1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id262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6268494" calcext:value-type="float">
            <text:p>6268494</text:p>
          </table:table-cell>
          <table:table-cell office:value-type="float" office:value="62" calcext:value-type="float">
            <text:p>62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bin.26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42" calcext:value-type="float">
            <text:p>35.42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id263</text:p>
          </table:table-cell>
          <table:table-cell office:value-type="string" calcext:value-type="string">
            <text:p>d__Bacteria;p__Acidobacteriota;c__Acidobacteriae;o__Acidobacteriales;f__Acidobacteriaceae;g__Acidobacterium_A;s__</text:p>
          </table:table-cell>
          <table:table-cell office:value-type="float" office:value="1560264" calcext:value-type="float">
            <text:p>1560264</text:p>
          </table:table-cell>
          <table:table-cell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bin.26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d264</text:p>
          </table:table-cell>
          <table:table-cell office:value-type="string" calcext:value-type="string">
            <text:p>Unclassified Bacteria</text:p>
          </table:table-cell>
          <table:table-cell office:value-type="float" office:value="453021" calcext:value-type="float">
            <text:p>453021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in.266</text:p>
          </table:table-cell>
          <table:table-cell office:value-type="string" calcext:value-type="string">
            <text:p>c__Deltaproteobacteria</text:p>
          </table:table-cell>
          <table:table-cell office:value-type="float" office:value="83" calcext:value-type="float">
            <text:p>83</text:p>
          </table:table-cell>
          <table:table-cell office:value-type="float" office:value="247" calcext:value-type="float">
            <text:p>247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.93" calcext:value-type="float">
            <text:p>40.93</text:p>
          </table:table-cell>
          <table:table-cell office:value-type="float" office:value="0.65" calcext:value-type="float">
            <text:p>0.6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id265</text:p>
          </table:table-cell>
          <table:table-cell office:value-type="string" calcext:value-type="string">
            <text:p>d__Bacteria;p__Myxococcota;c__Polyangia;o__Palsa-1104_A;f__Fen-1088;g__JADGRB01;s__</text:p>
          </table:table-cell>
          <table:table-cell office:value-type="float" office:value="3529285" calcext:value-type="float">
            <text:p>3529285</text:p>
          </table:table-cell>
          <table:table-cell office:value-type="float" office:value="69" calcext:value-type="float">
            <text:p>6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bin.267</text:p>
          </table:table-cell>
          <table:table-cell office:value-type="string" calcext:value-type="string">
            <text:p>p__Euryarchaeota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8" calcext:value-type="float">
            <text:p>0.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id266</text:p>
          </table:table-cell>
          <table:table-cell office:value-type="string" calcext:value-type="string">
            <text:p>d__Archaea;p__Thermoplasmatota;c__E2;o__UBA9212;f__;g__;s__</text:p>
          </table:table-cell>
          <table:table-cell office:value-type="float" office:value="1952219" calcext:value-type="float">
            <text:p>195221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in.268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37" calcext:value-type="float">
            <text:p>61.37</text:p>
          </table:table-cell>
          <table:table-cell office:value-type="float" office:value="3.42" calcext:value-type="float">
            <text:p>3.4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id267</text:p>
          </table:table-cell>
          <table:table-cell office:value-type="string" calcext:value-type="string">
            <text:p>d__Bacteria;p__Acidobacteriota;c__Thermoanaerobaculia;o__UBA5704;f__UBA5704;g__;s__</text:p>
          </table:table-cell>
          <table:table-cell office:value-type="float" office:value="5274845" calcext:value-type="float">
            <text:p>5274845</text:p>
          </table:table-cell>
          <table:table-cell office:value-type="float" office:value="70" calcext:value-type="float">
            <text:p>7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bin.269</text:p>
          </table:table-cell>
          <table:table-cell office:value-type="string" calcext:value-type="string">
            <text:p>o__Rhodospirillales</text:p>
          </table:table-cell>
          <table:table-cell office:value-type="float" office:value="63" calcext:value-type="float">
            <text:p>63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73" calcext:value-type="float">
            <text:p>95.73</text:p>
          </table:table-cell>
          <table:table-cell office:value-type="float" office:value="3.15" calcext:value-type="float">
            <text:p>3.1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id268</text:p>
          </table:table-cell>
          <table:table-cell office:value-type="string" calcext:value-type="string">
            <text:p>d__Bacteria;p__Proteobacteria;c__Alphaproteobacteria;o__Rhodospirillales;f__Magnetospirillaceae;g__;s__</text:p>
          </table:table-cell>
          <table:table-cell office:value-type="float" office:value="5326098" calcext:value-type="float">
            <text:p>5326098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in.270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7" calcext:value-type="float">
            <text:p>53.7</text:p>
          </table:table-cell>
          <table:table-cell office:value-type="float" office:value="12.61" calcext:value-type="float">
            <text:p>12.6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id269</text:p>
          </table:table-cell>
          <table:table-cell office:value-type="string" calcext:value-type="string">
            <text:p>d__Bacteria;p__Acidobacteriota;c__Acidobacteriae;o__Acidobacteriales;f__SbA1;g__Sulfotelmatobacter;s__</text:p>
          </table:table-cell>
          <table:table-cell office:value-type="float" office:value="3008872" calcext:value-type="float">
            <text:p>3008872</text:p>
          </table:table-cell>
          <table:table-cell office:value-type="float" office:value="58" calcext:value-type="float">
            <text:p>5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bin.271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d270</text:p>
          </table:table-cell>
          <table:table-cell office:value-type="string" calcext:value-type="string">
            <text:p>Unclassified Bacteria</text:p>
          </table:table-cell>
          <table:table-cell office:value-type="float" office:value="498660" calcext:value-type="float">
            <text:p>498660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in.27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03" calcext:value-type="float">
            <text:p>10.03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d271</text:p>
          </table:table-cell>
          <table:table-cell office:value-type="string" calcext:value-type="string">
            <text:p>Unclassified Bacteria</text:p>
          </table:table-cell>
          <table:table-cell office:value-type="float" office:value="271509" calcext:value-type="float">
            <text:p>27150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in.27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id272</text:p>
          </table:table-cell>
          <table:table-cell office:value-type="string" calcext:value-type="string">
            <text:p>Unclassified Bacteria</text:p>
          </table:table-cell>
          <table:table-cell office:value-type="float" office:value="764849" calcext:value-type="float">
            <text:p>764849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in.274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.54" calcext:value-type="float">
            <text:p>82.54</text:p>
          </table:table-cell>
          <table:table-cell office:value-type="float" office:value="1.35" calcext:value-type="float">
            <text:p>1.3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id273</text:p>
          </table:table-cell>
          <table:table-cell office:value-type="string" calcext:value-type="string">
            <text:p>d__Bacteria;p__Chlamydiota;c__Chlamydiia;o__Chlamydiales;f__SM23-39;g__CAIPFQ01;s__</text:p>
          </table:table-cell>
          <table:table-cell office:value-type="float" office:value="1661242" calcext:value-type="float">
            <text:p>1661242</text:p>
          </table:table-cell>
          <table:table-cell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bin.27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id274</text:p>
          </table:table-cell>
          <table:table-cell office:value-type="string" calcext:value-type="string">
            <text:p>Unclassified Bacteria</text:p>
          </table:table-cell>
          <table:table-cell office:value-type="float" office:value="934055" calcext:value-type="float">
            <text:p>934055</text:p>
          </table:table-cell>
          <table:table-cell office:value-type="float" office:value="61" calcext:value-type="float">
            <text:p>6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in.27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03" calcext:value-type="float">
            <text:p>18.03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d275</text:p>
          </table:table-cell>
          <table:table-cell office:value-type="string" calcext:value-type="string">
            <text:p>d__Bacteria;p__Chlamydiota;c__Chlamydiia;o__Chlamydiales;f__Rhabdochlamydiaceae;g__Ga0074140;s__</text:p>
          </table:table-cell>
          <table:table-cell office:value-type="float" office:value="255203" calcext:value-type="float">
            <text:p>25520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in.277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.14" calcext:value-type="float">
            <text:p>41.14</text:p>
          </table:table-cell>
          <table:table-cell office:value-type="float" office:value="3.69" calcext:value-type="float">
            <text:p>3.69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id276</text:p>
          </table:table-cell>
          <table:table-cell office:value-type="string" calcext:value-type="string">
            <text:p>d__Bacteria;p__Verrucomicrobiota;c__Verrucomicrobiae;o__Opitutales;f__Opitutaceae;g__Palsa-1447;s__</text:p>
          </table:table-cell>
          <table:table-cell office:value-type="float" office:value="1736689" calcext:value-type="float">
            <text:p>1736689</text:p>
          </table:table-cell>
          <table:table-cell office:value-type="float" office:value="65" calcext:value-type="float">
            <text:p>6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bin.278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id277</text:p>
          </table:table-cell>
          <table:table-cell office:value-type="string" calcext:value-type="string">
            <text:p>Unclassified Bacteria</text:p>
          </table:table-cell>
          <table:table-cell office:value-type="float" office:value="970610" calcext:value-type="float">
            <text:p>97061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in.27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id278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1434978" calcext:value-type="float">
            <text:p>1434978</text:p>
          </table:table-cell>
          <table:table-cell office:value-type="float" office:value="62" calcext:value-type="float">
            <text:p>6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in.280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38" calcext:value-type="float">
            <text:p>13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id279</text:p>
          </table:table-cell>
          <table:table-cell office:value-type="string" calcext:value-type="string">
            <text:p>Unclassified Archaea</text:p>
          </table:table-cell>
          <table:table-cell office:value-type="float" office:value="605095" calcext:value-type="float">
            <text:p>60509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in.28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id280</text:p>
          </table:table-cell>
          <table:table-cell office:value-type="string" calcext:value-type="string">
            <text:p>Unclassified Bacteria</text:p>
          </table:table-cell>
          <table:table-cell office:value-type="float" office:value="1190871" calcext:value-type="float">
            <text:p>1190871</text:p>
          </table:table-cell>
          <table:table-cell office:value-type="float" office:value="58" calcext:value-type="float">
            <text:p>5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bin.28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.94" calcext:value-type="float">
            <text:p>14.94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id281</text:p>
          </table:table-cell>
          <table:table-cell office:value-type="string" calcext:value-type="string">
            <text:p>Unclassified Bacteria</text:p>
          </table:table-cell>
          <table:table-cell office:value-type="float" office:value="423368" calcext:value-type="float">
            <text:p>423368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in.28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id282</text:p>
          </table:table-cell>
          <table:table-cell office:value-type="string" calcext:value-type="string">
            <text:p>Unclassified Bacteria</text:p>
          </table:table-cell>
          <table:table-cell office:value-type="float" office:value="331791" calcext:value-type="float">
            <text:p>33179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in.28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83" calcext:value-type="float">
            <text:p>94.83</text:p>
          </table:table-cell>
          <table:table-cell office:value-type="float" office:value="89.12" calcext:value-type="float">
            <text:p>89.1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id283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11080817" calcext:value-type="float">
            <text:p>11080817</text:p>
          </table:table-cell>
          <table:table-cell office:value-type="float" office:value="59" calcext:value-type="float">
            <text:p>59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bin.285</text:p>
          </table:table-cell>
          <table:table-cell office:value-type="string" calcext:value-type="string">
            <text:p>o__Rhizobiales</text:p>
          </table:table-cell>
          <table:table-cell office:value-type="float" office:value="92" calcext:value-type="float">
            <text:p>92</text:p>
          </table:table-cell>
          <table:table-cell office:value-type="float" office:value="481" calcext:value-type="float">
            <text:p>481</text:p>
          </table:table-cell>
          <table:table-cell office:value-type="float" office:value="319" calcext:value-type="float">
            <text:p>319</text:p>
          </table:table-cell>
          <table:table-cell office:value-type="float" office:value="256" calcext:value-type="float">
            <text:p>256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.34" calcext:value-type="float">
            <text:p>48.34</text:p>
          </table:table-cell>
          <table:table-cell office:value-type="float" office:value="0.47" calcext:value-type="float">
            <text:p>0.47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id284</text:p>
          </table:table-cell>
          <table:table-cell office:value-type="string" calcext:value-type="string">
            <text:p>d__Bacteria;p__Proteobacteria;c__Alphaproteobacteria;o__Rhizobiales;f__Beijerinckiaceae;g__Roseiarcus;s__</text:p>
          </table:table-cell>
          <table:table-cell office:value-type="float" office:value="2859240" calcext:value-type="float">
            <text:p>2859240</text:p>
          </table:table-cell>
          <table:table-cell office:value-type="float" office:value="63" calcext:value-type="float">
            <text:p>6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bin.28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id285</text:p>
          </table:table-cell>
          <table:table-cell office:value-type="string" calcext:value-type="string">
            <text:p>Unclassified</text:p>
          </table:table-cell>
          <table:table-cell office:value-type="float" office:value="218568" calcext:value-type="float">
            <text:p>21856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in.287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92" calcext:value-type="float">
            <text:p>92</text:p>
          </table:table-cell>
          <table:table-cell office:value-type="float" office:value="331" calcext:value-type="float">
            <text:p>33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.62" calcext:value-type="float">
            <text:p>18.6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id286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6374122" calcext:value-type="float">
            <text:p>6374122</text:p>
          </table:table-cell>
          <table:table-cell office:value-type="float" office:value="63" calcext:value-type="float">
            <text:p>63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bin.288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id287</text:p>
          </table:table-cell>
          <table:table-cell office:value-type="string" calcext:value-type="string">
            <text:p>Unclassified Bacteria</text:p>
          </table:table-cell>
          <table:table-cell office:value-type="float" office:value="447555" calcext:value-type="float">
            <text:p>447555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in.28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id288</text:p>
          </table:table-cell>
          <table:table-cell office:value-type="string" calcext:value-type="string">
            <text:p>d__Bacteria;p__Proteobacteria;c__Alphaproteobacteria;o__Micropepsales;f__Micropepsaceae;g__Rhizomicrobium;s__</text:p>
          </table:table-cell>
          <table:table-cell office:value-type="float" office:value="792157" calcext:value-type="float">
            <text:p>792157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bin.290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id289</text:p>
          </table:table-cell>
          <table:table-cell office:value-type="string" calcext:value-type="string">
            <text:p>Unclassified</text:p>
          </table:table-cell>
          <table:table-cell office:value-type="float" office:value="561889" calcext:value-type="float">
            <text:p>561889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in.291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id290</text:p>
          </table:table-cell>
          <table:table-cell office:value-type="string" calcext:value-type="string">
            <text:p>Unclassified Bacteria</text:p>
          </table:table-cell>
          <table:table-cell office:value-type="float" office:value="262914" calcext:value-type="float">
            <text:p>262914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in.292</text:p>
          </table:table-cell>
          <table:table-cell office:value-type="string" calcext:value-type="string">
            <text:p>g__Burkholderia</text:p>
          </table:table-cell>
          <table:table-cell office:value-type="float" office:value="64" calcext:value-type="float">
            <text:p>64</text:p>
          </table:table-cell>
          <table:table-cell office:value-type="float" office:value="769" calcext:value-type="float">
            <text:p>769</text:p>
          </table:table-cell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748" calcext:value-type="float">
            <text:p>7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9" calcext:value-type="float">
            <text:p>98.39</text:p>
          </table:table-cell>
          <table:table-cell office:value-type="float" office:value="2.47" calcext:value-type="float">
            <text:p>2.4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id291</text:p>
          </table:table-cell>
          <table:table-cell office:value-type="string" calcext:value-type="string">
            <text:p>d__Bacteria;p__Proteobacteria;c__Gammaproteobacteria;o__Burkholderiales;f__Burkholderiaceae;g__Paraburkholderia;s__</text:p>
          </table:table-cell>
          <table:table-cell office:value-type="float" office:value="8487454" calcext:value-type="float">
            <text:p>8487454</text:p>
          </table:table-cell>
          <table:table-cell office:value-type="float" office:value="65" calcext:value-type="float">
            <text:p>6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bin.29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45" calcext:value-type="float">
            <text:p>78.45</text:p>
          </table:table-cell>
          <table:table-cell office:value-type="float" office:value="52.59" calcext:value-type="float">
            <text:p>52.59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id292</text:p>
          </table:table-cell>
          <table:table-cell office:value-type="string" calcext:value-type="string">
            <text:p>d__Bacteria;p__Proteobacteria;c__Alphaproteobacteria;o__Rhodospirillales;f__Magnetospirillaceae;g__;s__</text:p>
          </table:table-cell>
          <table:table-cell office:value-type="float" office:value="9106521" calcext:value-type="float">
            <text:p>9106521</text:p>
          </table:table-cell>
          <table:table-cell office:value-type="float" office:value="64" calcext:value-type="float">
            <text:p>64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bin.29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07" calcext:value-type="float">
            <text:p>12.07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id293</text:p>
          </table:table-cell>
          <table:table-cell office:value-type="string" calcext:value-type="string">
            <text:p>Unclassified Bacteria</text:p>
          </table:table-cell>
          <table:table-cell office:value-type="float" office:value="292088" calcext:value-type="float">
            <text:p>292088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in.295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id294</text:p>
          </table:table-cell>
          <table:table-cell office:value-type="string" calcext:value-type="string">
            <text:p>Unclassified Bacteria</text:p>
          </table:table-cell>
          <table:table-cell office:value-type="float" office:value="342172" calcext:value-type="float">
            <text:p>342172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in.29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id295</text:p>
          </table:table-cell>
          <table:table-cell office:value-type="string" calcext:value-type="string">
            <text:p>Unclassified Archaea</text:p>
          </table:table-cell>
          <table:table-cell office:value-type="float" office:value="217543" calcext:value-type="float">
            <text:p>217543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n.29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83" calcext:value-type="float">
            <text:p>19.83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id296</text:p>
          </table:table-cell>
          <table:table-cell office:value-type="string" calcext:value-type="string">
            <text:p>d__Bacteria;p__Verrucomicrobiota;c__Verrucomicrobiae;o__Chthoniobacterales;f__Chthoniobacteraceae;g__Chthoniobacter;s__</text:p>
          </table:table-cell>
          <table:table-cell office:value-type="float" office:value="886473" calcext:value-type="float">
            <text:p>886473</text:p>
          </table:table-cell>
          <table:table-cell office:value-type="float" office:value="62" calcext:value-type="float">
            <text:p>6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bin.29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id297</text:p>
          </table:table-cell>
          <table:table-cell office:value-type="string" calcext:value-type="string">
            <text:p>Unclassified Bacteria</text:p>
          </table:table-cell>
          <table:table-cell office:value-type="float" office:value="271944" calcext:value-type="float">
            <text:p>271944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in.29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31" calcext:value-type="float">
            <text:p>19.31</text:p>
          </table:table-cell>
          <table:table-cell office:value-type="float" office:value="1.72" calcext:value-type="float">
            <text:p>1.7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id298</text:p>
          </table:table-cell>
          <table:table-cell office:value-type="string" calcext:value-type="string">
            <text:p>d__Bacteria;p__Proteobacteria;c__Gammaproteobacteria;o__Xanthomonadales;f__Rhodanobacteraceae;g__Rhodanobacter;s__</text:p>
          </table:table-cell>
          <table:table-cell office:value-type="float" office:value="1497806" calcext:value-type="float">
            <text:p>1497806</text:p>
          </table:table-cell>
          <table:table-cell office:value-type="float" office:value="61" calcext:value-type="float">
            <text:p>6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bin.30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52" calcext:value-type="float">
            <text:p>15.52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d299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477754" calcext:value-type="float">
            <text:p>477754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in.30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9" calcext:value-type="float">
            <text:p>27.59</text:p>
          </table:table-cell>
          <table:table-cell office:value-type="float" office:value="1.72" calcext:value-type="float">
            <text:p>1.7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id300</text:p>
          </table:table-cell>
          <table:table-cell office:value-type="string" calcext:value-type="string">
            <text:p>d__Bacteria;p__Acidobacteriota;c__Acidobacteriae;o__Acidobacteriales;f__Acidobacteriaceae;g__;s__</text:p>
          </table:table-cell>
          <table:table-cell office:value-type="float" office:value="909978" calcext:value-type="float">
            <text:p>909978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bin.302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219" calcext:value-type="float">
            <text:p>219</text:p>
          </table:table-cell>
          <table:table-cell office:value-type="float" office:value="246" calcext:value-type="float">
            <text:p>24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27" calcext:value-type="float">
            <text:p>56.27</text:p>
          </table:table-cell>
          <table:table-cell office:value-type="float" office:value="2.57" calcext:value-type="float">
            <text:p>2.5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id301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3815780" calcext:value-type="float">
            <text:p>3815780</text:p>
          </table:table-cell>
          <table:table-cell office:value-type="float" office:value="64" calcext:value-type="float">
            <text:p>6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bin.303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43" calcext:value-type="float">
            <text:p>53.43</text:p>
          </table:table-cell>
          <table:table-cell office:value-type="float" office:value="1.69" calcext:value-type="float">
            <text:p>1.6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d302</text:p>
          </table:table-cell>
          <table:table-cell office:value-type="string" calcext:value-type="string">
            <text:p>d__Bacteria;p__Verrucomicrobiota;c__Verrucomicrobiae;o__Pedosphaerales;f__Palsa-1400;g__Palsa-1400;s__</text:p>
          </table:table-cell>
          <table:table-cell office:value-type="float" office:value="4160778" calcext:value-type="float">
            <text:p>4160778</text:p>
          </table:table-cell>
          <table:table-cell office:value-type="float" office:value="57" calcext:value-type="float">
            <text:p>57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bin.304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id303</text:p>
          </table:table-cell>
          <table:table-cell office:value-type="string" calcext:value-type="string">
            <text:p>Unclassified Bacteria</text:p>
          </table:table-cell>
          <table:table-cell office:value-type="float" office:value="236303" calcext:value-type="float">
            <text:p>23630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in.305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.94" calcext:value-type="float">
            <text:p>47.94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id304</text:p>
          </table:table-cell>
          <table:table-cell office:value-type="string" calcext:value-type="string">
            <text:p>d__Bacteria;p__Patescibacteria;c__Microgenomatia;o__Levybacterales;f__UBA12049;g__PJMG01;s__</text:p>
          </table:table-cell>
          <table:table-cell office:value-type="float" office:value="1045650" calcext:value-type="float">
            <text:p>1045650</text:p>
          </table:table-cell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in.30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id305</text:p>
          </table:table-cell>
          <table:table-cell office:value-type="string" calcext:value-type="string">
            <text:p>Unclassified Bacteria</text:p>
          </table:table-cell>
          <table:table-cell office:value-type="float" office:value="355851" calcext:value-type="float">
            <text:p>355851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in.30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.48" calcext:value-type="float">
            <text:p>34.48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id306</text:p>
          </table:table-cell>
          <table:table-cell office:value-type="string" calcext:value-type="string">
            <text:p>d__Bacteria;p__Proteobacteria;c__Alphaproteobacteria;o__Reyranellales;f__Reyranellaceae;g__Reyranella;s__</text:p>
          </table:table-cell>
          <table:table-cell office:value-type="float" office:value="2954276" calcext:value-type="float">
            <text:p>2954276</text:p>
          </table:table-cell>
          <table:table-cell office:value-type="float" office:value="66" calcext:value-type="float">
            <text:p>6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bin.308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.59" calcext:value-type="float">
            <text:p>57.59</text:p>
          </table:table-cell>
          <table:table-cell office:value-type="float" office:value="6.93" calcext:value-type="float">
            <text:p>6.9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id307</text:p>
          </table:table-cell>
          <table:table-cell office:value-type="string" calcext:value-type="string">
            <text:p>d__Bacteria;p__Patescibacteria;c__Microgenomatia;o__Levybacterales;f__UBA12049;g__JACDET01;s__</text:p>
          </table:table-cell>
          <table:table-cell office:value-type="float" office:value="1420241" calcext:value-type="float">
            <text:p>142024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in.309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76" calcext:value-type="float">
            <text:p>51.76</text:p>
          </table:table-cell>
          <table:table-cell office:value-type="float" office:value="0.68" calcext:value-type="float">
            <text:p>0.6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id308</text:p>
          </table:table-cell>
          <table:table-cell office:value-type="string" calcext:value-type="string">
            <text:p>d__Bacteria;p__Verrucomicrobiota;c__Verrucomicrobiae;o__Opitutales;f__Opitutaceae;g__;s__</text:p>
          </table:table-cell>
          <table:table-cell office:value-type="float" office:value="1893030" calcext:value-type="float">
            <text:p>1893030</text:p>
          </table:table-cell>
          <table:table-cell office:value-type="float" office:value="62" calcext:value-type="float">
            <text:p>6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bin.31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d309</text:p>
          </table:table-cell>
          <table:table-cell office:value-type="string" calcext:value-type="string">
            <text:p>Unclassified Bacteria</text:p>
          </table:table-cell>
          <table:table-cell office:value-type="float" office:value="905399" calcext:value-type="float">
            <text:p>905399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in.31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79" calcext:value-type="float">
            <text:p>82.79</text:p>
          </table:table-cell>
          <table:table-cell office:value-type="float" office:value="62.57" calcext:value-type="float">
            <text:p>62.5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id310</text:p>
          </table:table-cell>
          <table:table-cell office:value-type="string" calcext:value-type="string">
            <text:p>d__Bacteria;p__Bacteroidota;c__Bacteroidia;o__AKYH767;f__Palsa-948_A;g__JABEUT01;s__</text:p>
          </table:table-cell>
          <table:table-cell office:value-type="float" office:value="4908008" calcext:value-type="float">
            <text:p>4908008</text:p>
          </table:table-cell>
          <table:table-cell office:value-type="float" office:value="39" calcext:value-type="float">
            <text:p>39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bin.31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26" calcext:value-type="float">
            <text:p>43.26</text:p>
          </table:table-cell>
          <table:table-cell office:value-type="float" office:value="3.45" calcext:value-type="float">
            <text:p>3.4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id311</text:p>
          </table:table-cell>
          <table:table-cell office:value-type="string" calcext:value-type="string">
            <text:p>d__Bacteria;p__Proteobacteria;c__Gammaproteobacteria;o__DSM-16500;f__DSM-16500;g__;s__</text:p>
          </table:table-cell>
          <table:table-cell office:value-type="float" office:value="1763107" calcext:value-type="float">
            <text:p>1763107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bin.313</text:p>
          </table:table-cell>
          <table:table-cell office:value-type="string" calcext:value-type="string">
            <text:p>k__Bacteria</text:p>
          </table:table-cell>
          <table:table-cell office:value-type="float" office:value="138" calcext:value-type="float">
            <text:p>138</text:p>
          </table:table-cell>
          <table:table-cell office:value-type="float" office:value="338" calcext:value-type="float">
            <text:p>338</text:p>
          </table:table-cell>
          <table:table-cell office:value-type="float" office:value="246" calcext:value-type="float">
            <text:p>246</text:p>
          </table:table-cell>
          <table:table-cell office:value-type="float" office:value="267" calcext:value-type="float">
            <text:p>26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05" calcext:value-type="float">
            <text:p>20.05</text:p>
          </table:table-cell>
          <table:table-cell office:value-type="float" office:value="1.64" calcext:value-type="float">
            <text:p>1.6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id312</text:p>
          </table:table-cell>
          <table:table-cell office:value-type="string" calcext:value-type="string">
            <text:p>d__Bacteria;p__Patescibacteria;c__Paceibacteria;o__UBA9983_A;f__UBA2100;g__;s__</text:p>
          </table:table-cell>
          <table:table-cell office:value-type="float" office:value="573050" calcext:value-type="float">
            <text:p>57305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in.314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id313</text:p>
          </table:table-cell>
          <table:table-cell office:value-type="string" calcext:value-type="string">
            <text:p>Unclassified</text:p>
          </table:table-cell>
          <table:table-cell office:value-type="float" office:value="258878" calcext:value-type="float">
            <text:p>258878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in.315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.19" calcext:value-type="float">
            <text:p>39.19</text:p>
          </table:table-cell>
          <table:table-cell office:value-type="float" office:value="4.29" calcext:value-type="float">
            <text:p>4.29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id314</text:p>
          </table:table-cell>
          <table:table-cell office:value-type="string" calcext:value-type="string">
            <text:p>d__Bacteria;p__Verrucomicrobiota;c__Verrucomicrobiae;o__Opitutales;f__Opitutaceae;g__Palsa-1447;s__</text:p>
          </table:table-cell>
          <table:table-cell office:value-type="float" office:value="1641082" calcext:value-type="float">
            <text:p>1641082</text:p>
          </table:table-cell>
          <table:table-cell office:value-type="float" office:value="68" calcext:value-type="float">
            <text:p>6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bin.31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id315</text:p>
          </table:table-cell>
          <table:table-cell office:value-type="string" calcext:value-type="string">
            <text:p>d__Bacteria;p__Proteobacteria;c__Alphaproteobacteria;o__Reyranellales;f__Reyranellaceae;g__Reyranella;s__</text:p>
          </table:table-cell>
          <table:table-cell office:value-type="float" office:value="2344090" calcext:value-type="float">
            <text:p>2344090</text:p>
          </table:table-cell>
          <table:table-cell office:value-type="float" office:value="65" calcext:value-type="float">
            <text:p>6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bin.317</text:p>
          </table:table-cell>
          <table:table-cell office:value-type="string" calcext:value-type="string">
            <text:p>k__Bacteria</text:p>
          </table:table-cell>
          <table:table-cell office:value-type="float" office:value="2921" calcext:value-type="float">
            <text:p>2921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.93" calcext:value-type="float">
            <text:p>26.93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id316</text:p>
          </table:table-cell>
          <table:table-cell office:value-type="string" calcext:value-type="string">
            <text:p>d__Bacteria;p__Omnitrophota;c__Koll11;o__UBA10015;f__GCA-002753745;g__JABDGZ01;s__</text:p>
          </table:table-cell>
          <table:table-cell office:value-type="float" office:value="902720" calcext:value-type="float">
            <text:p>902720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bin.318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id317</text:p>
          </table:table-cell>
          <table:table-cell office:value-type="string" calcext:value-type="string">
            <text:p>Unclassified Bacteria</text:p>
          </table:table-cell>
          <table:table-cell office:value-type="float" office:value="276221" calcext:value-type="float">
            <text:p>27622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in.31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id318</text:p>
          </table:table-cell>
          <table:table-cell office:value-type="string" calcext:value-type="string">
            <text:p>Unclassified Bacteria</text:p>
          </table:table-cell>
          <table:table-cell office:value-type="float" office:value="876472" calcext:value-type="float">
            <text:p>876472</text:p>
          </table:table-cell>
          <table:table-cell office:value-type="float" office:value="63" calcext:value-type="float">
            <text:p>6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bin.32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28" calcext:value-type="float">
            <text:p>98.28</text:p>
          </table:table-cell>
          <table:table-cell office:value-type="float" office:value="28.45" calcext:value-type="float">
            <text:p>28.4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id319</text:p>
          </table:table-cell>
          <table:table-cell office:value-type="string" calcext:value-type="string">
            <text:p>d__Bacteria;p__Acidobacteriota;c__Acidobacteriae;o__Acidobacteriales;f__SbA1;g__JABCZH01;s__</text:p>
          </table:table-cell>
          <table:table-cell office:value-type="float" office:value="7403911" calcext:value-type="float">
            <text:p>7403911</text:p>
          </table:table-cell>
          <table:table-cell office:value-type="float" office:value="57" calcext:value-type="float">
            <text:p>5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bin.32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41" calcext:value-type="float">
            <text:p>22.4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id320</text:p>
          </table:table-cell>
          <table:table-cell office:value-type="string" calcext:value-type="string">
            <text:p>d__Bacteria;p__Proteobacteria;c__Alphaproteobacteria;o__Caulobacterales;f__Caulobacteraceae;g__BOG-935;s__</text:p>
          </table:table-cell>
          <table:table-cell office:value-type="float" office:value="812311" calcext:value-type="float">
            <text:p>812311</text:p>
          </table:table-cell>
          <table:table-cell office:value-type="float" office:value="68" calcext:value-type="float">
            <text:p>6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in.322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28" calcext:value-type="float">
            <text:p>95.28</text:p>
          </table:table-cell>
          <table:table-cell office:value-type="float" office:value="1.37" calcext:value-type="float">
            <text:p>1.37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id321</text:p>
          </table:table-cell>
          <table:table-cell office:value-type="string" calcext:value-type="string">
            <text:p>d__Bacteria;p__Verrucomicrobiota;c__Verrucomicrobiae;o__Opitutales;f__Opitutaceae;g__Palsa-1447;s__</text:p>
          </table:table-cell>
          <table:table-cell office:value-type="float" office:value="3085725" calcext:value-type="float">
            <text:p>3085725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in.323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1.16" calcext:value-type="float">
            <text:p>1.1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id322</text:p>
          </table:table-cell>
          <table:table-cell office:value-type="string" calcext:value-type="string">
            <text:p>d__Bacteria;p__Patescibacteria;c__Paceibacteria;o__UBA6257;f__2-01-FULL-56-20;g__CAJAQL01;s__</text:p>
          </table:table-cell>
          <table:table-cell office:value-type="float" office:value="733534" calcext:value-type="float">
            <text:p>733534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in.324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id323</text:p>
          </table:table-cell>
          <table:table-cell office:value-type="string" calcext:value-type="string">
            <text:p>d__Bacteria;p__Proteobacteria;c__Alphaproteobacteria;o__Rickettsiales;f__JABCZZ01;g__JABCZZ01;s__</text:p>
          </table:table-cell>
          <table:table-cell office:value-type="float" office:value="2939205" calcext:value-type="float">
            <text:p>2939205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in.32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1" calcext:value-type="float">
            <text:p>2.11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id324</text:p>
          </table:table-cell>
          <table:table-cell office:value-type="string" calcext:value-type="string">
            <text:p>Unclassified Bacteria</text:p>
          </table:table-cell>
          <table:table-cell office:value-type="float" office:value="244657" calcext:value-type="float">
            <text:p>244657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in.326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71" calcext:value-type="float">
            <text:p>58.71</text:p>
          </table:table-cell>
          <table:table-cell office:value-type="float" office:value="1.98" calcext:value-type="float">
            <text:p>1.9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id325</text:p>
          </table:table-cell>
          <table:table-cell office:value-type="string" calcext:value-type="string">
            <text:p>d__Bacteria;p__Patescibacteria;c__Paceibacteria;o__UBA6257;f__2-01-FULL-56-20;g__;s__</text:p>
          </table:table-cell>
          <table:table-cell office:value-type="float" office:value="803392" calcext:value-type="float">
            <text:p>80339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in.32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id326</text:p>
          </table:table-cell>
          <table:table-cell office:value-type="string" calcext:value-type="string">
            <text:p>Unclassified Bacteria</text:p>
          </table:table-cell>
          <table:table-cell office:value-type="float" office:value="643093" calcext:value-type="float">
            <text:p>643093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in.328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87" calcext:value-type="float">
            <text:p>65.87</text:p>
          </table:table-cell>
          <table:table-cell office:value-type="float" office:value="2.59" calcext:value-type="float">
            <text:p>2.59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id327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7013008" calcext:value-type="float">
            <text:p>7013008</text:p>
          </table:table-cell>
          <table:table-cell office:value-type="float" office:value="59" calcext:value-type="float">
            <text:p>59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bin.32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id328</text:p>
          </table:table-cell>
          <table:table-cell office:value-type="string" calcext:value-type="string">
            <text:p>Unclassified Bacteria</text:p>
          </table:table-cell>
          <table:table-cell office:value-type="float" office:value="1974977" calcext:value-type="float">
            <text:p>1974977</text:p>
          </table:table-cell>
          <table:table-cell office:value-type="float" office:value="53" calcext:value-type="float">
            <text:p>5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bin.33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5.17" calcext:value-type="float">
            <text:p>5.17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d329</text:p>
          </table:table-cell>
          <table:table-cell office:value-type="string" calcext:value-type="string">
            <text:p>Unclassified Bacteria</text:p>
          </table:table-cell>
          <table:table-cell office:value-type="float" office:value="1489423" calcext:value-type="float">
            <text:p>1489423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bin.331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id330</text:p>
          </table:table-cell>
          <table:table-cell office:value-type="string" calcext:value-type="string">
            <text:p>Unclassified Bacteria</text:p>
          </table:table-cell>
          <table:table-cell office:value-type="float" office:value="333568" calcext:value-type="float">
            <text:p>333568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in.332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97" calcext:value-type="float">
            <text:p>97.97</text:p>
          </table:table-cell>
          <table:table-cell office:value-type="float" office:value="1.35" calcext:value-type="float">
            <text:p>1.3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id331</text:p>
          </table:table-cell>
          <table:table-cell office:value-type="string" calcext:value-type="string">
            <text:p>d__Bacteria;p__Verrucomicrobiota;c__Verrucomicrobiae;o__Pedosphaerales;f__UBA11358;g__UBA11358;s__</text:p>
          </table:table-cell>
          <table:table-cell office:value-type="float" office:value="3001448" calcext:value-type="float">
            <text:p>3001448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in.33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id332</text:p>
          </table:table-cell>
          <table:table-cell office:value-type="string" calcext:value-type="string">
            <text:p>Unclassified Bacteria</text:p>
          </table:table-cell>
          <table:table-cell office:value-type="float" office:value="3696819" calcext:value-type="float">
            <text:p>3696819</text:p>
          </table:table-cell>
          <table:table-cell office:value-type="float" office:value="55" calcext:value-type="float">
            <text:p>55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bin.334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id333</text:p>
          </table:table-cell>
          <table:table-cell office:value-type="string" calcext:value-type="string">
            <text:p>Unclassified Bacteria</text:p>
          </table:table-cell>
          <table:table-cell office:value-type="float" office:value="210227" calcext:value-type="float">
            <text:p>210227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n.335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id334</text:p>
          </table:table-cell>
          <table:table-cell office:value-type="string" calcext:value-type="string">
            <text:p>Unclassified</text:p>
          </table:table-cell>
          <table:table-cell office:value-type="float" office:value="821744" calcext:value-type="float">
            <text:p>821744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in.33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d335</text:p>
          </table:table-cell>
          <table:table-cell office:value-type="string" calcext:value-type="string">
            <text:p>Unclassified Bacteria</text:p>
          </table:table-cell>
          <table:table-cell office:value-type="float" office:value="271018" calcext:value-type="float">
            <text:p>271018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n.33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43" calcext:value-type="float">
            <text:p>53.43</text:p>
          </table:table-cell>
          <table:table-cell office:value-type="float" office:value="10.03" calcext:value-type="float">
            <text:p>10.0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id336</text:p>
          </table:table-cell>
          <table:table-cell office:value-type="string" calcext:value-type="string">
            <text:p>d__Bacteria;p__Proteobacteria;c__Alphaproteobacteria;o__Rhizobiales;f__Xanthobacteraceae;g__Bradyrhizobium;s__</text:p>
          </table:table-cell>
          <table:table-cell office:value-type="float" office:value="5779865" calcext:value-type="float">
            <text:p>5779865</text:p>
          </table:table-cell>
          <table:table-cell office:value-type="float" office:value="61" calcext:value-type="float">
            <text:p>6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bin.338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122" calcext:value-type="float">
            <text:p>122</text:p>
          </table:table-cell>
          <table:table-cell office:value-type="float" office:value="294" calcext:value-type="float">
            <text:p>29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73" calcext:value-type="float">
            <text:p>75.73</text:p>
          </table:table-cell>
          <table:table-cell office:value-type="float" office:value="13.06" calcext:value-type="float">
            <text:p>13.0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id337</text:p>
          </table:table-cell>
          <table:table-cell office:value-type="string" calcext:value-type="string">
            <text:p>d__Bacteria;p__Proteobacteria;c__Gammaproteobacteria;o__Steroidobacterales;f__Steroidobacteraceae;g__13-2-20CM-66-19;s__</text:p>
          </table:table-cell>
          <table:table-cell office:value-type="float" office:value="2971467" calcext:value-type="float">
            <text:p>2971467</text:p>
          </table:table-cell>
          <table:table-cell office:value-type="float" office:value="67" calcext:value-type="float">
            <text:p>6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bin.33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55" calcext:value-type="float">
            <text:p>54.55</text:p>
          </table:table-cell>
          <table:table-cell office:value-type="float" office:value="19.3" calcext:value-type="float">
            <text:p>19.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id338</text:p>
          </table:table-cell>
          <table:table-cell office:value-type="string" calcext:value-type="string">
            <text:p>d__Bacteria;p__Verrucomicrobiota;c__Verrucomicrobiae;o__Opitutales;f__Opitutaceae;g__;s__</text:p>
          </table:table-cell>
          <table:table-cell office:value-type="float" office:value="3876966" calcext:value-type="float">
            <text:p>3876966</text:p>
          </table:table-cell>
          <table:table-cell office:value-type="float" office:value="59" calcext:value-type="float">
            <text:p>59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bin.340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56" calcext:value-type="float">
            <text:p>96.56</text:p>
          </table:table-cell>
          <table:table-cell office:value-type="float" office:value="0.29" calcext:value-type="float">
            <text:p>0.2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d339</text:p>
          </table:table-cell>
          <table:table-cell office:value-type="string" calcext:value-type="string">
            <text:p>d__Bacteria;p__Acidobacteriota;c__Acidobacteriae;o__Acidobacteriales;f__Acidobacteriaceae;g__;s__</text:p>
          </table:table-cell>
          <table:table-cell office:value-type="float" office:value="2403746" calcext:value-type="float">
            <text:p>2403746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bin.341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id340</text:p>
          </table:table-cell>
          <table:table-cell office:value-type="string" calcext:value-type="string">
            <text:p>Unclassified</text:p>
          </table:table-cell>
          <table:table-cell office:value-type="float" office:value="296809" calcext:value-type="float">
            <text:p>29680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n.342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.27" calcext:value-type="float">
            <text:p>76.27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id341</text:p>
          </table:table-cell>
          <table:table-cell office:value-type="string" calcext:value-type="string">
            <text:p>d__Bacteria;p__Patescibacteria;c__Paceibacteria;o__UBA9983_A;f__UBA2100;g__UBA10103;s__</text:p>
          </table:table-cell>
          <table:table-cell office:value-type="float" office:value="898682" calcext:value-type="float">
            <text:p>898682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n.34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65" calcext:value-type="float">
            <text:p>18.65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id342</text:p>
          </table:table-cell>
          <table:table-cell office:value-type="string" calcext:value-type="string">
            <text:p>d__Bacteria;p__Proteobacteria;c__Gammaproteobacteria;o__JAFEDO01;f__JAFEDO01;g__;s__</text:p>
          </table:table-cell>
          <table:table-cell office:value-type="float" office:value="457403" calcext:value-type="float">
            <text:p>457403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in.344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id343</text:p>
          </table:table-cell>
          <table:table-cell office:value-type="string" calcext:value-type="string">
            <text:p>Unclassified Bacteria</text:p>
          </table:table-cell>
          <table:table-cell office:value-type="float" office:value="483918" calcext:value-type="float">
            <text:p>483918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in.345</text:p>
          </table:table-cell>
          <table:table-cell office:value-type="string" calcext:value-type="string">
            <text:p>p__Bacteroidetes</text:p>
          </table:table-cell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1" calcext:value-type="float">
            <text:p>96.1</text:p>
          </table:table-cell>
          <table:table-cell office:value-type="float" office:value="0.95" calcext:value-type="float">
            <text:p>0.9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id344</text:p>
          </table:table-cell>
          <table:table-cell office:value-type="string" calcext:value-type="string">
            <text:p>d__Bacteria;p__Bacteroidota;c__Bacteroidia;o__AKYH767;f__Palsa-948_A;g__JABEUT01;s__</text:p>
          </table:table-cell>
          <table:table-cell office:value-type="float" office:value="3588740" calcext:value-type="float">
            <text:p>3588740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in.34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.67" calcext:value-type="float">
            <text:p>16.67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id345</text:p>
          </table:table-cell>
          <table:table-cell office:value-type="string" calcext:value-type="string">
            <text:p>d__Bacteria;p__Proteobacteria;c__Alphaproteobacteria;o__Micropepsales;f__Micropepsaceae;g__Rhizomicrobium;s__</text:p>
          </table:table-cell>
          <table:table-cell office:value-type="float" office:value="1313994" calcext:value-type="float">
            <text:p>1313994</text:p>
          </table:table-cell>
          <table:table-cell office:value-type="float" office:value="63" calcext:value-type="float">
            <text:p>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bin.347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25" calcext:value-type="float">
            <text:p>78.25</text:p>
          </table:table-cell>
          <table:table-cell office:value-type="float" office:value="5.13" calcext:value-type="float">
            <text:p>5.1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id346</text:p>
          </table:table-cell>
          <table:table-cell office:value-type="string" calcext:value-type="string">
            <text:p>d__Bacteria;p__Acidobacteriota;c__Acidobacteriae;o__Acidobacteriales;f__SbA1;g__JABCZH01;s__</text:p>
          </table:table-cell>
          <table:table-cell office:value-type="float" office:value="3750963" calcext:value-type="float">
            <text:p>375096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in.348</text:p>
          </table:table-cell>
          <table:table-cell office:value-type="string" calcext:value-type="string">
            <text:p>f__Enterobacteriaceae</text:p>
          </table:table-cell>
          <table:table-cell office:value-type="float" office:value="223" calcext:value-type="float">
            <text:p>223</text:p>
          </table:table-cell>
          <table:table-cell office:value-type="float" office:value="874" calcext:value-type="float">
            <text:p>87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office:value-type="float" office:value="810" calcext:value-type="float">
            <text:p>8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62" calcext:value-type="float">
            <text:p>96.62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d347</text:p>
          </table:table-cell>
          <table:table-cell office:value-type="string" calcext:value-type="string">
            <text:p>d__Bacteria;p__Proteobacteria;c__Gammaproteobacteria;o__Enterobacterales;f__Enterobacteriaceae;g__Rahnella;s__Rahnella laticis</text:p>
          </table:table-cell>
          <table:table-cell office:value-type="float" office:value="5209876" calcext:value-type="float">
            <text:p>520987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in.349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1" calcext:value-type="float">
            <text:p>1.1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id348</text:p>
          </table:table-cell>
          <table:table-cell office:value-type="string" calcext:value-type="string">
            <text:p>d__Bacteria;p__Dependentiae;c__Babeliae;o__Babeliales;f__Vermiphilaceae;g__;s__</text:p>
          </table:table-cell>
          <table:table-cell office:value-type="float" office:value="751070" calcext:value-type="float">
            <text:p>7510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in.350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02" calcext:value-type="float">
            <text:p>44.02</text:p>
          </table:table-cell>
          <table:table-cell office:value-type="float" office:value="1.72" calcext:value-type="float">
            <text:p>1.7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id349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1921013" calcext:value-type="float">
            <text:p>1921013</text:p>
          </table:table-cell>
          <table:table-cell office:value-type="float" office:value="57" calcext:value-type="float">
            <text:p>5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bin.351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2" calcext:value-type="float">
            <text:p>46.52</text:p>
          </table:table-cell>
          <table:table-cell office:value-type="float" office:value="0.86" calcext:value-type="float">
            <text:p>0.8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id350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2485738" calcext:value-type="float">
            <text:p>2485738</text:p>
          </table:table-cell>
          <table:table-cell office:value-type="float" office:value="60" calcext:value-type="float">
            <text:p>6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bin.352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id351</text:p>
          </table:table-cell>
          <table:table-cell office:value-type="string" calcext:value-type="string">
            <text:p>Unclassified Bacteria</text:p>
          </table:table-cell>
          <table:table-cell office:value-type="float" office:value="299210" calcext:value-type="float">
            <text:p>299210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in.35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id352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547593" calcext:value-type="float">
            <text:p>547593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bin.354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id353</text:p>
          </table:table-cell>
          <table:table-cell office:value-type="string" calcext:value-type="string">
            <text:p>Unclassified Bacteria</text:p>
          </table:table-cell>
          <table:table-cell office:value-type="float" office:value="314895" calcext:value-type="float">
            <text:p>314895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bin.355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.69" calcext:value-type="float">
            <text:p>49.69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d354</text:p>
          </table:table-cell>
          <table:table-cell office:value-type="string" calcext:value-type="string">
            <text:p>d__Bacteria;p__Patescibacteria;c__Paceibacteria;o__UBA9983_A;f__UBA2100;g__UBA10103;s__</text:p>
          </table:table-cell>
          <table:table-cell office:value-type="float" office:value="704098" calcext:value-type="float">
            <text:p>704098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in.356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91" calcext:value-type="float">
            <text:p>56.91</text:p>
          </table:table-cell>
          <table:table-cell office:value-type="float" office:value="16.44" calcext:value-type="float">
            <text:p>16.4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id355</text:p>
          </table:table-cell>
          <table:table-cell office:value-type="string" calcext:value-type="string">
            <text:p>d__Bacteria;p__Verrucomicrobiota;c__Verrucomicrobiae;o__Opitutales;f__Opitutaceae;g__Palsa-1447;s__</text:p>
          </table:table-cell>
          <table:table-cell office:value-type="float" office:value="4071350" calcext:value-type="float">
            <text:p>4071350</text:p>
          </table:table-cell>
          <table:table-cell office:value-type="float" office:value="65" calcext:value-type="float">
            <text:p>6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bin.357</text:p>
          </table:table-cell>
          <table:table-cell office:value-type="string" calcext:value-type="string">
            <text:p>k__Bacteria</text:p>
          </table:table-cell>
          <table:table-cell office:value-type="float" office:value="138" calcext:value-type="float">
            <text:p>138</text:p>
          </table:table-cell>
          <table:table-cell office:value-type="float" office:value="338" calcext:value-type="float">
            <text:p>338</text:p>
          </table:table-cell>
          <table:table-cell office:value-type="float" office:value="246" calcext:value-type="float">
            <text:p>246</text:p>
          </table:table-cell>
          <table:table-cell office:value-type="float" office:value="278" calcext:value-type="float">
            <text:p>27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25" calcext:value-type="float">
            <text:p>16.25</text:p>
          </table:table-cell>
          <table:table-cell office:value-type="float" office:value="0.2" calcext:value-type="float">
            <text:p>0.2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id356</text:p>
          </table:table-cell>
          <table:table-cell office:value-type="string" calcext:value-type="string">
            <text:p>d__Bacteria;p__Dependentiae;c__Babeliae;o__Babeliales;f__Vermiphilaceae;g__SOIL31;s__</text:p>
          </table:table-cell>
          <table:table-cell office:value-type="float" office:value="373583" calcext:value-type="float">
            <text:p>37358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in.358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63" calcext:value-type="float">
            <text:p>31.63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id357</text:p>
          </table:table-cell>
          <table:table-cell office:value-type="string" calcext:value-type="string">
            <text:p>d__Bacteria;p__Verrucomicrobiota;c__Verrucomicrobiae;o__Pedosphaerales;f__UBA11358;g__;s__</text:p>
          </table:table-cell>
          <table:table-cell office:value-type="float" office:value="967602" calcext:value-type="float">
            <text:p>967602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in.35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id358</text:p>
          </table:table-cell>
          <table:table-cell office:value-type="string" calcext:value-type="string">
            <text:p>Unclassified Bacteria</text:p>
          </table:table-cell>
          <table:table-cell office:value-type="float" office:value="718656" calcext:value-type="float">
            <text:p>718656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bin.360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43" calcext:value-type="float">
            <text:p>94.43</text:p>
          </table:table-cell>
          <table:table-cell office:value-type="float" office:value="0.9" calcext:value-type="float">
            <text:p>0.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id359</text:p>
          </table:table-cell>
          <table:table-cell office:value-type="string" calcext:value-type="string">
            <text:p>d__Bacteria;p__Chlamydiota;c__Chlamydiia;o__Chlamydiales;f__Rhabdochlamydiaceae;g__PALSA-1444;s__</text:p>
          </table:table-cell>
          <table:table-cell office:value-type="float" office:value="1876653" calcext:value-type="float">
            <text:p>18766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in.36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36" calcext:value-type="float">
            <text:p>15.36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id360</text:p>
          </table:table-cell>
          <table:table-cell office:value-type="string" calcext:value-type="string">
            <text:p>Unclassified Bacteria</text:p>
          </table:table-cell>
          <table:table-cell office:value-type="float" office:value="309990" calcext:value-type="float">
            <text:p>30999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in.362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id361</text:p>
          </table:table-cell>
          <table:table-cell office:value-type="string" calcext:value-type="string">
            <text:p>Unclassified Bacteria</text:p>
          </table:table-cell>
          <table:table-cell office:value-type="float" office:value="257476" calcext:value-type="float">
            <text:p>257476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in.36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83" calcext:value-type="float">
            <text:p>44.83</text:p>
          </table:table-cell>
          <table:table-cell office:value-type="float" office:value="5.17" calcext:value-type="float">
            <text:p>5.1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id362</text:p>
          </table:table-cell>
          <table:table-cell office:value-type="string" calcext:value-type="string">
            <text:p>d__Bacteria;p__Proteobacteria;c__Gammaproteobacteria;o__DSM-16500;f__DSM-16500;g__;s__</text:p>
          </table:table-cell>
          <table:table-cell office:value-type="float" office:value="2555665" calcext:value-type="float">
            <text:p>2555665</text:p>
          </table:table-cell>
          <table:table-cell office:value-type="float" office:value="38" calcext:value-type="float">
            <text:p>38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bin.364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.8" calcext:value-type="float">
            <text:p>84.8</text:p>
          </table:table-cell>
          <table:table-cell office:value-type="float" office:value="0.23" calcext:value-type="float">
            <text:p>0.2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id363</text:p>
          </table:table-cell>
          <table:table-cell office:value-type="string" calcext:value-type="string">
            <text:p>d__Bacteria;p__Chlamydiota;c__Chlamydiia;o__Chlamydiales;f__Rhabdochlamydiaceae;g__JABDFI01;s__</text:p>
          </table:table-cell>
          <table:table-cell office:value-type="float" office:value="1529384" calcext:value-type="float">
            <text:p>1529384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in.365</text:p>
          </table:table-cell>
          <table:table-cell office:value-type="string" calcext:value-type="string">
            <text:p>p__Bacteroidetes</text:p>
          </table:table-cell>
          <table:table-cell office:value-type="float" office:value="364" calcext:value-type="float">
            <text:p>364</text:p>
          </table:table-cell>
          <table:table-cell office:value-type="float" office:value="303" calcext:value-type="float">
            <text:p>303</text:p>
          </table:table-cell>
          <table:table-cell office:value-type="float" office:value="203" calcext:value-type="float">
            <text:p>203</text:p>
          </table:table-cell>
          <table:table-cell office:value-type="float" office:value="99" calcext:value-type="float">
            <text:p>99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61" calcext:value-type="float">
            <text:p>71.61</text:p>
          </table:table-cell>
          <table:table-cell office:value-type="float" office:value="2.76" calcext:value-type="float">
            <text:p>2.76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id364</text:p>
          </table:table-cell>
          <table:table-cell office:value-type="string" calcext:value-type="string">
            <text:p>d__Bacteria;p__Bacteroidota;c__Bacteroidia;o__Chitinophagales;f__Chitinophagaceae;g__Ferruginibacter;s__</text:p>
          </table:table-cell>
          <table:table-cell office:value-type="float" office:value="2611334" calcext:value-type="float">
            <text:p>2611334</text:p>
          </table:table-cell>
          <table:table-cell office:value-type="float" office:value="35" calcext:value-type="float">
            <text:p>3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bin.36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id365</text:p>
          </table:table-cell>
          <table:table-cell office:value-type="string" calcext:value-type="string">
            <text:p>Unclassified Bacteria</text:p>
          </table:table-cell>
          <table:table-cell office:value-type="float" office:value="643752" calcext:value-type="float">
            <text:p>6437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in.36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id366</text:p>
          </table:table-cell>
          <table:table-cell office:value-type="string" calcext:value-type="string">
            <text:p>Unclassified</text:p>
          </table:table-cell>
          <table:table-cell office:value-type="float" office:value="409071" calcext:value-type="float">
            <text:p>40907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in.36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id367</text:p>
          </table:table-cell>
          <table:table-cell office:value-type="string" calcext:value-type="string">
            <text:p>Unclassified Bacteria</text:p>
          </table:table-cell>
          <table:table-cell office:value-type="float" office:value="1170689" calcext:value-type="float">
            <text:p>1170689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in.36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.28" calcext:value-type="float">
            <text:p>48.28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id368</text:p>
          </table:table-cell>
          <table:table-cell office:value-type="string" calcext:value-type="string">
            <text:p>d__Bacteria;p__Bacteroidota;c__Bacteroidia;o__AKYH767;f__Palsa-965;g__Palsa-965;s__</text:p>
          </table:table-cell>
          <table:table-cell office:value-type="float" office:value="2381833" calcext:value-type="float">
            <text:p>2381833</text:p>
          </table:table-cell>
          <table:table-cell office:value-type="float" office:value="45" calcext:value-type="float">
            <text:p>4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bin.37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97" calcext:value-type="float">
            <text:p>8.97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id369</text:p>
          </table:table-cell>
          <table:table-cell office:value-type="string" calcext:value-type="string">
            <text:p>d__Bacteria;p__Proteobacteria;c__Alphaproteobacteria;o__Rhodospirillales;f__Magnetospirillaceae;g__;s__</text:p>
          </table:table-cell>
          <table:table-cell office:value-type="float" office:value="1215841" calcext:value-type="float">
            <text:p>1215841</text:p>
          </table:table-cell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bin.37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.33" calcext:value-type="float">
            <text:p>69.33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id370</text:p>
          </table:table-cell>
          <table:table-cell office:value-type="string" calcext:value-type="string">
            <text:p>d__Bacteria;p__Patescibacteria;c__Paceibacteria;o__UBA9983_A;f__UBA2103;g__C7867-001;s__</text:p>
          </table:table-cell>
          <table:table-cell office:value-type="float" office:value="620442" calcext:value-type="float">
            <text:p>62044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in.37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66" calcext:value-type="float">
            <text:p>31.66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id371</text:p>
          </table:table-cell>
          <table:table-cell office:value-type="string" calcext:value-type="string">
            <text:p>d__Bacteria;p__Proteobacteria;c__Gammaproteobacteria;o__Burkholderiales;f__Burkholderiaceae;g__PKWO01;s__</text:p>
          </table:table-cell>
          <table:table-cell office:value-type="float" office:value="1179191" calcext:value-type="float">
            <text:p>1179191</text:p>
          </table:table-cell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bin.37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id372</text:p>
          </table:table-cell>
          <table:table-cell office:value-type="string" calcext:value-type="string">
            <text:p>Unclassified Bacteria</text:p>
          </table:table-cell>
          <table:table-cell office:value-type="float" office:value="213239" calcext:value-type="float">
            <text:p>21323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in.374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id373</text:p>
          </table:table-cell>
          <table:table-cell office:value-type="string" calcext:value-type="string">
            <text:p>Unclassified Bacteria</text:p>
          </table:table-cell>
          <table:table-cell office:value-type="float" office:value="269668" calcext:value-type="float">
            <text:p>269668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n.375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2" calcext:value-type="float">
            <text:p>12.32</text:p>
          </table:table-cell>
          <table:table-cell office:value-type="float" office:value="2.8" calcext:value-type="float">
            <text:p>2.8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id374</text:p>
          </table:table-cell>
          <table:table-cell office:value-type="string" calcext:value-type="string">
            <text:p>Unclassified Bacteria</text:p>
          </table:table-cell>
          <table:table-cell office:value-type="float" office:value="1609928" calcext:value-type="float">
            <text:p>1609928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in.37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.79" calcext:value-type="float">
            <text:p>13.79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id375</text:p>
          </table:table-cell>
          <table:table-cell office:value-type="string" calcext:value-type="string">
            <text:p>d__Bacteria;p__Acidobacteriota;c__Acidobacteriae;o__Acidobacteriales;f__SbA1;g__Sulfotelmatobacter;s__</text:p>
          </table:table-cell>
          <table:table-cell office:value-type="float" office:value="589365" calcext:value-type="float">
            <text:p>589365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in.37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.81" calcext:value-type="float">
            <text:p>24.8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id376</text:p>
          </table:table-cell>
          <table:table-cell office:value-type="string" calcext:value-type="string">
            <text:p>d__Bacteria;p__Proteobacteria;c__Alphaproteobacteria;o__Acetobacterales;f__Acetobacteraceae;g__CAJCIS01;s__</text:p>
          </table:table-cell>
          <table:table-cell office:value-type="float" office:value="1605247" calcext:value-type="float">
            <text:p>1605247</text:p>
          </table:table-cell>
          <table:table-cell office:value-type="float" office:value="64" calcext:value-type="float">
            <text:p>6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bin.378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.44" calcext:value-type="float">
            <text:p>89.44</text:p>
          </table:table-cell>
          <table:table-cell office:value-type="float" office:value="2.75" calcext:value-type="float">
            <text:p>2.7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id377</text:p>
          </table:table-cell>
          <table:table-cell office:value-type="string" calcext:value-type="string">
            <text:p>d__Bacteria;p__Gemmatimonadota;c__Gemmatimonadetes;o__Gemmatimonadales;f__Gemmatimonadaceae;g__Fen-1231;s__</text:p>
          </table:table-cell>
          <table:table-cell office:value-type="float" office:value="3711152" calcext:value-type="float">
            <text:p>3711152</text:p>
          </table:table-cell>
          <table:table-cell office:value-type="float" office:value="64" calcext:value-type="float">
            <text:p>6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bin.37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id378</text:p>
          </table:table-cell>
          <table:table-cell office:value-type="string" calcext:value-type="string">
            <text:p>Unclassified</text:p>
          </table:table-cell>
          <table:table-cell office:value-type="float" office:value="368432" calcext:value-type="float">
            <text:p>368432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in.38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72" calcext:value-type="float">
            <text:p>9.72</text:p>
          </table:table-cell>
          <table:table-cell office:value-type="float" office:value="1.72" calcext:value-type="float">
            <text:p>1.7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d379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252102" calcext:value-type="float">
            <text:p>25210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in.38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75" calcext:value-type="float">
            <text:p>25.75</text:p>
          </table:table-cell>
          <table:table-cell office:value-type="float" office:value="1.72" calcext:value-type="float">
            <text:p>1.72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id380</text:p>
          </table:table-cell>
          <table:table-cell office:value-type="string" calcext:value-type="string">
            <text:p>d__Bacteria;p__Patescibacteria;c__Saccharimonadia;o__Saccharimonadales;f__UBA4665;g__;s__</text:p>
          </table:table-cell>
          <table:table-cell office:value-type="float" office:value="355280" calcext:value-type="float">
            <text:p>35528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bin.382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88" calcext:value-type="float">
            <text:p>63.88</text:p>
          </table:table-cell>
          <table:table-cell office:value-type="float" office:value="1.54" calcext:value-type="float">
            <text:p>1.5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id381</text:p>
          </table:table-cell>
          <table:table-cell office:value-type="string" calcext:value-type="string">
            <text:p>d__Bacteria;p__Verrucomicrobiota;c__Verrucomicrobiae;o__Opitutales;f__Opitutaceae;g__;s__</text:p>
          </table:table-cell>
          <table:table-cell office:value-type="float" office:value="2037655" calcext:value-type="float">
            <text:p>2037655</text:p>
          </table:table-cell>
          <table:table-cell office:value-type="float" office:value="61" calcext:value-type="float">
            <text:p>6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bin.38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id382</text:p>
          </table:table-cell>
          <table:table-cell office:value-type="string" calcext:value-type="string">
            <text:p>Unclassified Bacteria</text:p>
          </table:table-cell>
          <table:table-cell office:value-type="float" office:value="261037" calcext:value-type="float">
            <text:p>261037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in.38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8.28" calcext:value-type="float">
            <text:p>98.28</text:p>
          </table:table-cell>
          <table:table-cell office:value-type="float" office:value="221.58" calcext:value-type="float">
            <text:p>221.5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id383</text:p>
          </table:table-cell>
          <table:table-cell office:value-type="string" calcext:value-type="string">
            <text:p>d__Bacteria;p__Acidobacteriota;c__Acidobacteriae;o__Acidoferrales;f__UBA7541;g__Acidoferrum;s__</text:p>
          </table:table-cell>
          <table:table-cell office:value-type="float" office:value="22071582" calcext:value-type="float">
            <text:p>22071582</text:p>
          </table:table-cell>
          <table:table-cell office:value-type="float" office:value="58" calcext:value-type="float">
            <text:p>58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string" calcext:value-type="string">
            <text:p>bin.385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.56" calcext:value-type="float">
            <text:p>24.56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id384</text:p>
          </table:table-cell>
          <table:table-cell office:value-type="string" calcext:value-type="string">
            <text:p>d__Bacteria;p__Patescibacteria;c__Saccharimonadia;o__Saccharimonadales;f__UBA4665;g__CAJCIR01;s__</text:p>
          </table:table-cell>
          <table:table-cell office:value-type="float" office:value="272409" calcext:value-type="float">
            <text:p>272409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in.38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98" calcext:value-type="float">
            <text:p>44.98</text:p>
          </table:table-cell>
          <table:table-cell office:value-type="float" office:value="3.45" calcext:value-type="float">
            <text:p>3.4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id385</text:p>
          </table:table-cell>
          <table:table-cell office:value-type="string" calcext:value-type="string">
            <text:p>d__Bacteria;p__Proteobacteria;c__Gammaproteobacteria;o__Burkholderiales;f__Burkholderiaceae;g__Paraburkholderia;s__</text:p>
          </table:table-cell>
          <table:table-cell office:value-type="float" office:value="7270161" calcext:value-type="float">
            <text:p>7270161</text:p>
          </table:table-cell>
          <table:table-cell office:value-type="float" office:value="62" calcext:value-type="float">
            <text:p>6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bin.38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id386</text:p>
          </table:table-cell>
          <table:table-cell office:value-type="string" calcext:value-type="string">
            <text:p>d__Bacteria;p__Gemmatimonadota;c__Gemmatimonadetes;o__Gemmatimonadales;f__Gemmatimonadaceae;g__;s__</text:p>
          </table:table-cell>
          <table:table-cell office:value-type="float" office:value="1596024" calcext:value-type="float">
            <text:p>1596024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bin.388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id387</text:p>
          </table:table-cell>
          <table:table-cell office:value-type="string" calcext:value-type="string">
            <text:p>Unclassified</text:p>
          </table:table-cell>
          <table:table-cell office:value-type="float" office:value="256285" calcext:value-type="float">
            <text:p>25628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in.38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id388</text:p>
          </table:table-cell>
          <table:table-cell office:value-type="string" calcext:value-type="string">
            <text:p>Unclassified Bacteria</text:p>
          </table:table-cell>
          <table:table-cell office:value-type="float" office:value="295489" calcext:value-type="float">
            <text:p>29548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.39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id389</text:p>
          </table:table-cell>
          <table:table-cell office:value-type="string" calcext:value-type="string">
            <text:p>d__Bacteria;p__Proteobacteria;c__Alphaproteobacteria;o__Micropepsales;f__Micropepsaceae;g__Rhizomicrobium;s__</text:p>
          </table:table-cell>
          <table:table-cell office:value-type="float" office:value="553358" calcext:value-type="float">
            <text:p>553358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bin.391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id390</text:p>
          </table:table-cell>
          <table:table-cell office:value-type="string" calcext:value-type="string">
            <text:p>Unclassified Bacteria</text:p>
          </table:table-cell>
          <table:table-cell office:value-type="float" office:value="204482" calcext:value-type="float">
            <text:p>20448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in.392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id391</text:p>
          </table:table-cell>
          <table:table-cell office:value-type="string" calcext:value-type="string">
            <text:p>Unclassified Bacteria</text:p>
          </table:table-cell>
          <table:table-cell office:value-type="float" office:value="447320" calcext:value-type="float">
            <text:p>44732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n.393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63" calcext:value-type="float">
            <text:p>97.63</text:p>
          </table:table-cell>
          <table:table-cell office:value-type="float" office:value="2.59" calcext:value-type="float">
            <text:p>2.5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d392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5513829" calcext:value-type="float">
            <text:p>551382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in.39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.21" calcext:value-type="float">
            <text:p>61.21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id393</text:p>
          </table:table-cell>
          <table:table-cell office:value-type="string" calcext:value-type="string">
            <text:p>d__Bacteria;p__Proteobacteria;c__Gammaproteobacteria;o__DSM-16500;f__DSM-16500;g__JABDGC01;s__</text:p>
          </table:table-cell>
          <table:table-cell office:value-type="float" office:value="1437056" calcext:value-type="float">
            <text:p>1437056</text:p>
          </table:table-cell>
          <table:table-cell office:value-type="float" office:value="45" calcext:value-type="float">
            <text:p>4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bin.39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97" calcext:value-type="float">
            <text:p>18.97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id394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1276088" calcext:value-type="float">
            <text:p>1276088</text:p>
          </table:table-cell>
          <table:table-cell office:value-type="float" office:value="62" calcext:value-type="float">
            <text:p>6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bin.39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.78" calcext:value-type="float">
            <text:p>50.78</text:p>
          </table:table-cell>
          <table:table-cell office:value-type="float" office:value="12.07" calcext:value-type="float">
            <text:p>12.07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id395</text:p>
          </table:table-cell>
          <table:table-cell office:value-type="string" calcext:value-type="string">
            <text:p>d__Bacteria;p__Proteobacteria;c__Gammaproteobacteria;o__Burkholderiales;f__Burkholderiaceae;g__PKWO01;s__</text:p>
          </table:table-cell>
          <table:table-cell office:value-type="float" office:value="4284463" calcext:value-type="float">
            <text:p>4284463</text:p>
          </table:table-cell>
          <table:table-cell office:value-type="float" office:value="55" calcext:value-type="float">
            <text:p>5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bin.397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87" calcext:value-type="float">
            <text:p>94.87</text:p>
          </table:table-cell>
          <table:table-cell office:value-type="float" office:value="1.71" calcext:value-type="float">
            <text:p>1.7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id396</text:p>
          </table:table-cell>
          <table:table-cell office:value-type="string" calcext:value-type="string">
            <text:p>d__Bacteria;p__Acidobacteriota;c__Acidobacteriae;o__Acidoferrales;f__UBA7541;g__Palsa-295;s__</text:p>
          </table:table-cell>
          <table:table-cell office:value-type="float" office:value="3011734" calcext:value-type="float">
            <text:p>3011734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in.398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.99" calcext:value-type="float">
            <text:p>11.99</text:p>
          </table:table-cell>
          <table:table-cell office:value-type="float" office:value="1.72" calcext:value-type="float">
            <text:p>1.72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id397</text:p>
          </table:table-cell>
          <table:table-cell office:value-type="string" calcext:value-type="string">
            <text:p>d__Bacteria;p__Acidobacteriota;c__Acidobacteriae;o__Acidobacteriales;f__Acidobacteriaceae;g__Silvibacterium;s__</text:p>
          </table:table-cell>
          <table:table-cell office:value-type="float" office:value="1776974" calcext:value-type="float">
            <text:p>1776974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bin.39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id398</text:p>
          </table:table-cell>
          <table:table-cell office:value-type="string" calcext:value-type="string">
            <text:p>Unclassified</text:p>
          </table:table-cell>
          <table:table-cell office:value-type="float" office:value="270119" calcext:value-type="float">
            <text:p>270119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in.40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d399</text:p>
          </table:table-cell>
          <table:table-cell office:value-type="string" calcext:value-type="string">
            <text:p>Unclassified Bacteria</text:p>
          </table:table-cell>
          <table:table-cell office:value-type="float" office:value="3725173" calcext:value-type="float">
            <text:p>3725173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bin.401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1.35" calcext:value-type="float">
            <text:p>1.3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d400</text:p>
          </table:table-cell>
          <table:table-cell office:value-type="string" calcext:value-type="string">
            <text:p>d__Bacteria;p__Chlamydiota;c__Chlamydiia;o__Chlamydiales;f__Rhabdochlamydiaceae;g__CAJCIW01;s__</text:p>
          </table:table-cell>
          <table:table-cell office:value-type="float" office:value="2168499" calcext:value-type="float">
            <text:p>2168499</text:p>
          </table:table-cell>
          <table:table-cell office:value-type="float" office:value="44" calcext:value-type="float">
            <text:p>4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in.402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id401</text:p>
          </table:table-cell>
          <table:table-cell office:value-type="string" calcext:value-type="string">
            <text:p>Unclassified Bacteria</text:p>
          </table:table-cell>
          <table:table-cell office:value-type="float" office:value="528918" calcext:value-type="float">
            <text:p>528918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in.40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d402</text:p>
          </table:table-cell>
          <table:table-cell office:value-type="string" calcext:value-type="string">
            <text:p>Unclassified Bacteria</text:p>
          </table:table-cell>
          <table:table-cell office:value-type="float" office:value="2819228" calcext:value-type="float">
            <text:p>2819228</text:p>
          </table:table-cell>
          <table:table-cell office:value-type="float" office:value="64" calcext:value-type="float">
            <text:p>6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bin.404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6" calcext:value-type="float">
            <text:p>79.26</text:p>
          </table:table-cell>
          <table:table-cell office:value-type="float" office:value="2.16" calcext:value-type="float">
            <text:p>2.1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id403</text:p>
          </table:table-cell>
          <table:table-cell office:value-type="string" calcext:value-type="string">
            <text:p>d__Bacteria;p__Acidobacteriota;c__Acidobacteriae;o__Acidobacteriales;f__Acidobacteriaceae;g__CAIVDV01;s__</text:p>
          </table:table-cell>
          <table:table-cell office:value-type="float" office:value="3816702" calcext:value-type="float">
            <text:p>3816702</text:p>
          </table:table-cell>
          <table:table-cell office:value-type="float" office:value="59" calcext:value-type="float">
            <text:p>59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bin.40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7" calcext:value-type="float">
            <text:p>5.17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d404</text:p>
          </table:table-cell>
          <table:table-cell office:value-type="string" calcext:value-type="string">
            <text:p>Unclassified Bacteria</text:p>
          </table:table-cell>
          <table:table-cell office:value-type="float" office:value="886457" calcext:value-type="float">
            <text:p>886457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in.40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id405</text:p>
          </table:table-cell>
          <table:table-cell office:value-type="string" calcext:value-type="string">
            <text:p>Unclassified Bacteria</text:p>
          </table:table-cell>
          <table:table-cell office:value-type="float" office:value="582437" calcext:value-type="float">
            <text:p>582437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in.40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id406</text:p>
          </table:table-cell>
          <table:table-cell office:value-type="string" calcext:value-type="string">
            <text:p>Unclassified Bacteria</text:p>
          </table:table-cell>
          <table:table-cell office:value-type="float" office:value="235942" calcext:value-type="float">
            <text:p>23594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n.408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id407</text:p>
          </table:table-cell>
          <table:table-cell office:value-type="string" calcext:value-type="string">
            <text:p>Unclassified Bacteria</text:p>
          </table:table-cell>
          <table:table-cell office:value-type="float" office:value="303664" calcext:value-type="float">
            <text:p>303664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in.40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d408</text:p>
          </table:table-cell>
          <table:table-cell office:value-type="string" calcext:value-type="string">
            <text:p>Unclassified</text:p>
          </table:table-cell>
          <table:table-cell office:value-type="float" office:value="237655" calcext:value-type="float">
            <text:p>237655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in.410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65" calcext:value-type="float">
            <text:p>76.65</text:p>
          </table:table-cell>
          <table:table-cell office:value-type="float" office:value="0.86" calcext:value-type="float">
            <text:p>0.8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d409</text:p>
          </table:table-cell>
          <table:table-cell office:value-type="string" calcext:value-type="string">
            <text:p>d__Bacteria;p__Acidobacteriota;c__Acidobacteriae;o__Acidobacteriales;f__Acidobacteriaceae;g__UBA5172;s__</text:p>
          </table:table-cell>
          <table:table-cell office:value-type="float" office:value="2743915" calcext:value-type="float">
            <text:p>2743915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in.411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d410</text:p>
          </table:table-cell>
          <table:table-cell office:value-type="string" calcext:value-type="string">
            <text:p>Unclassified Bacteria</text:p>
          </table:table-cell>
          <table:table-cell office:value-type="float" office:value="264676" calcext:value-type="float">
            <text:p>264676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in.412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d411</text:p>
          </table:table-cell>
          <table:table-cell office:value-type="string" calcext:value-type="string">
            <text:p>Unclassified Bacteria</text:p>
          </table:table-cell>
          <table:table-cell office:value-type="float" office:value="270196" calcext:value-type="float">
            <text:p>270196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in.41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d412</text:p>
          </table:table-cell>
          <table:table-cell office:value-type="string" calcext:value-type="string">
            <text:p>Unclassified</text:p>
          </table:table-cell>
          <table:table-cell office:value-type="float" office:value="204262" calcext:value-type="float">
            <text:p>20426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.41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.97" calcext:value-type="float">
            <text:p>18.97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d413</text:p>
          </table:table-cell>
          <table:table-cell office:value-type="string" calcext:value-type="string">
            <text:p>d__Bacteria;p__Proteobacteria;c__Alphaproteobacteria;o__Caulobacterales;f__Caulobacteraceae;g__Palsa-881;s__</text:p>
          </table:table-cell>
          <table:table-cell office:value-type="float" office:value="401583" calcext:value-type="float">
            <text:p>401583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n.415</text:p>
          </table:table-cell>
          <table:table-cell office:value-type="string" calcext:value-type="string">
            <text:p>o__Rhodospirillales</text:p>
          </table:table-cell>
          <table:table-cell office:value-type="float" office:value="63" calcext:value-type="float">
            <text:p>63</text:p>
          </table:table-cell>
          <table:table-cell office:value-type="float" office:value="336" calcext:value-type="float">
            <text:p>336</text:p>
          </table:table-cell>
          <table:table-cell office:value-type="float" office:value="201" calcext:value-type="float">
            <text:p>201</text:p>
          </table:table-cell>
          <table:table-cell office:value-type="float" office:value="187" calcext:value-type="float">
            <text:p>18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09" calcext:value-type="float">
            <text:p>46.09</text:p>
          </table:table-cell>
          <table:table-cell office:value-type="float" office:value="0.5" calcext:value-type="float">
            <text:p>0.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d414</text:p>
          </table:table-cell>
          <table:table-cell office:value-type="string" calcext:value-type="string">
            <text:p>d__Bacteria;p__Proteobacteria;c__Alphaproteobacteria;o__Acetobacterales;f__Acetobacteraceae;g__Rhodopila;s__</text:p>
          </table:table-cell>
          <table:table-cell office:value-type="float" office:value="3637506" calcext:value-type="float">
            <text:p>3637506</text:p>
          </table:table-cell>
          <table:table-cell office:value-type="float" office:value="64" calcext:value-type="float">
            <text:p>64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bin.416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26" calcext:value-type="float">
            <text:p>74.26</text:p>
          </table:table-cell>
          <table:table-cell office:value-type="float" office:value="0.99" calcext:value-type="float">
            <text:p>0.9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d415</text:p>
          </table:table-cell>
          <table:table-cell office:value-type="string" calcext:value-type="string">
            <text:p>d__Bacteria;p__Patescibacteria;c__Doudnabacteria;o__UBA920;f__UBA920;g__PALSA-1336;s__</text:p>
          </table:table-cell>
          <table:table-cell office:value-type="float" office:value="1075273" calcext:value-type="float">
            <text:p>107527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in.41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93" calcext:value-type="float">
            <text:p>31.93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id416</text:p>
          </table:table-cell>
          <table:table-cell office:value-type="string" calcext:value-type="string">
            <text:p>d__Bacteria;p__Verrucomicrobiota;c__Verrucomicrobiae;o__Opitutales;f__Opitutaceae;g__Palsa-1447;s__</text:p>
          </table:table-cell>
          <table:table-cell office:value-type="float" office:value="1378088" calcext:value-type="float">
            <text:p>1378088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bin.418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id417</text:p>
          </table:table-cell>
          <table:table-cell office:value-type="string" calcext:value-type="string">
            <text:p>Unclassified</text:p>
          </table:table-cell>
          <table:table-cell office:value-type="float" office:value="441348" calcext:value-type="float">
            <text:p>4413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in.419</text:p>
          </table:table-cell>
          <table:table-cell office:value-type="string" calcext:value-type="string">
            <text:p>o__Rickettsiales</text:p>
          </table:table-cell>
          <table:table-cell office:value-type="float" office:value="83" calcext:value-type="float">
            <text:p>83</text:p>
          </table:table-cell>
          <table:table-cell office:value-type="float" office:value="324" calcext:value-type="float">
            <text:p>324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36" calcext:value-type="float">
            <text:p>38.36</text:p>
          </table:table-cell>
          <table:table-cell office:value-type="float" office:value="0.24" calcext:value-type="float">
            <text:p>0.24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id418</text:p>
          </table:table-cell>
          <table:table-cell office:value-type="string" calcext:value-type="string">
            <text:p>d__Bacteria;p__Dependentiae;c__Babeliae;o__Babeliales;f__UBA12411;g__;s__</text:p>
          </table:table-cell>
          <table:table-cell office:value-type="float" office:value="620768" calcext:value-type="float">
            <text:p>620768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in.42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id419</text:p>
          </table:table-cell>
          <table:table-cell office:value-type="string" calcext:value-type="string">
            <text:p>Unclassified Bacteria</text:p>
          </table:table-cell>
          <table:table-cell office:value-type="float" office:value="530556" calcext:value-type="float">
            <text:p>530556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in.42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id420</text:p>
          </table:table-cell>
          <table:table-cell office:value-type="string" calcext:value-type="string">
            <text:p>d__Bacteria;p__Bacteroidota;c__Bacteroidia;o__Sphingobacteriales;f__Sphingobacteriaceae;g__Mucilaginibacter;s__</text:p>
          </table:table-cell>
          <table:table-cell office:value-type="float" office:value="1846024" calcext:value-type="float">
            <text:p>1846024</text:p>
          </table:table-cell>
          <table:table-cell office:value-type="float" office:value="40" calcext:value-type="float">
            <text:p>4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bin.42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.14" calcext:value-type="float">
            <text:p>45.14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id421</text:p>
          </table:table-cell>
          <table:table-cell office:value-type="string" calcext:value-type="string">
            <text:p>d__Bacteria;p__Proteobacteria;c__Gammaproteobacteria;o__Xanthomonadales;f__Rhodanobacteraceae;g__Rudaea;s__</text:p>
          </table:table-cell>
          <table:table-cell office:value-type="float" office:value="1960805" calcext:value-type="float">
            <text:p>1960805</text:p>
          </table:table-cell>
          <table:table-cell office:value-type="float" office:value="62" calcext:value-type="float">
            <text:p>6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bin.42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.97" calcext:value-type="float">
            <text:p>18.97</text:p>
          </table:table-cell>
          <table:table-cell office:value-type="float" office:value="1.72" calcext:value-type="float">
            <text:p>1.7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id422</text:p>
          </table:table-cell>
          <table:table-cell office:value-type="string" calcext:value-type="string">
            <text:p>d__Bacteria;p__Proteobacteria;c__Alphaproteobacteria;o__Elsterales;f__Elsteraceae;g__JACQAI01;s__</text:p>
          </table:table-cell>
          <table:table-cell office:value-type="float" office:value="1948881" calcext:value-type="float">
            <text:p>1948881</text:p>
          </table:table-cell>
          <table:table-cell office:value-type="float" office:value="68" calcext:value-type="float">
            <text:p>6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bin.424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id423</text:p>
          </table:table-cell>
          <table:table-cell office:value-type="string" calcext:value-type="string">
            <text:p>d__Bacteria;p__Proteobacteria;c__Gammaproteobacteria;o__LLD-282;f__;g__;s__</text:p>
          </table:table-cell>
          <table:table-cell office:value-type="float" office:value="2256912" calcext:value-type="float">
            <text:p>225691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in.425</text:p>
          </table:table-cell>
          <table:table-cell office:value-type="string" calcext:value-type="string">
            <text:p>c__Gammaproteobacteria</text:p>
          </table:table-cell>
          <table:table-cell office:value-type="float" office:value="1097" calcext:value-type="float">
            <text:p>1097</text:p>
          </table:table-cell>
          <table:table-cell office:value-type="float" office:value="270" calcext:value-type="float">
            <text:p>270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93" calcext:value-type="float">
            <text:p>73.93</text:p>
          </table:table-cell>
          <table:table-cell office:value-type="float" office:value="5.28" calcext:value-type="float">
            <text:p>5.28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id424</text:p>
          </table:table-cell>
          <table:table-cell office:value-type="string" calcext:value-type="string">
            <text:p>d__Bacteria;p__Proteobacteria;c__Gammaproteobacteria;o__DSM-16500;f__DSM-16500;g__JABDEM01;s__</text:p>
          </table:table-cell>
          <table:table-cell office:value-type="float" office:value="2989463" calcext:value-type="float">
            <text:p>2989463</text:p>
          </table:table-cell>
          <table:table-cell office:value-type="float" office:value="38" calcext:value-type="float">
            <text:p>3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bin.42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.31" calcext:value-type="float">
            <text:p>29.31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id425</text:p>
          </table:table-cell>
          <table:table-cell office:value-type="string" calcext:value-type="string">
            <text:p>d__Bacteria;p__Acidobacteriota;c__Acidobacteriae;o__Acidoferrales;f__UBA7541;g__Acidoferrum;s__</text:p>
          </table:table-cell>
          <table:table-cell office:value-type="float" office:value="2367454" calcext:value-type="float">
            <text:p>2367454</text:p>
          </table:table-cell>
          <table:table-cell office:value-type="float" office:value="57" calcext:value-type="float">
            <text:p>57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bin.42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id426</text:p>
          </table:table-cell>
          <table:table-cell office:value-type="string" calcext:value-type="string">
            <text:p>Unclassified Bacteria</text:p>
          </table:table-cell>
          <table:table-cell office:value-type="float" office:value="393334" calcext:value-type="float">
            <text:p>3933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.428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78" calcext:value-type="float">
            <text:p>5.78</text:p>
          </table:table-cell>
          <table:table-cell office:value-type="float" office:value="0.07" calcext:value-type="float">
            <text:p>0.0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id427</text:p>
          </table:table-cell>
          <table:table-cell office:value-type="string" calcext:value-type="string">
            <text:p>Unclassified Archaea</text:p>
          </table:table-cell>
          <table:table-cell office:value-type="float" office:value="608265" calcext:value-type="float">
            <text:p>60826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n.42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.1" calcext:value-type="float">
            <text:p>40.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id428</text:p>
          </table:table-cell>
          <table:table-cell office:value-type="string" calcext:value-type="string">
            <text:p>d__Bacteria;p__Acidobacteriota;c__Acidobacteriae;o__Acidobacteriales;f__Acidobacteriaceae;g__Terracidiphilus;s__</text:p>
          </table:table-cell>
          <table:table-cell office:value-type="float" office:value="1618818" calcext:value-type="float">
            <text:p>1618818</text:p>
          </table:table-cell>
          <table:table-cell office:value-type="float" office:value="61" calcext:value-type="float">
            <text:p>6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bin.430</text:p>
          </table:table-cell>
          <table:table-cell office:value-type="string" calcext:value-type="string">
            <text:p>k__Bacteria</text:p>
          </table:table-cell>
          <table:table-cell office:value-type="float" office:value="174" calcext:value-type="float">
            <text:p>174</text:p>
          </table:table-cell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.74" calcext:value-type="float">
            <text:p>66.74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id429</text:p>
          </table:table-cell>
          <table:table-cell office:value-type="string" calcext:value-type="string">
            <text:p>d__Bacteria;p__Patescibacteria;c__Saccharimonadia;o__Saccharimonadales;f__UBA4665;g__;s__</text:p>
          </table:table-cell>
          <table:table-cell office:value-type="float" office:value="684334" calcext:value-type="float">
            <text:p>68433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in.431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25" calcext:value-type="float">
            <text:p>51.25</text:p>
          </table:table-cell>
          <table:table-cell office:value-type="float" office:value="0.85" calcext:value-type="float">
            <text:p>0.8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id430</text:p>
          </table:table-cell>
          <table:table-cell office:value-type="string" calcext:value-type="string">
            <text:p>d__Bacteria;p__Patescibacteria;c__Paceibacteria;o__UBA6257;f__2-01-FULL-56-20;g__;s__</text:p>
          </table:table-cell>
          <table:table-cell office:value-type="float" office:value="677902" calcext:value-type="float">
            <text:p>677902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in.432</text:p>
          </table:table-cell>
          <table:table-cell office:value-type="string" calcext:value-type="string">
            <text:p>c__Gammaproteobacteria</text:p>
          </table:table-cell>
          <table:table-cell office:value-type="float" office:value="67" calcext:value-type="float">
            <text:p>67</text:p>
          </table:table-cell>
          <table:table-cell office:value-type="float" office:value="481" calcext:value-type="float">
            <text:p>481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281" calcext:value-type="float">
            <text:p>28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34" calcext:value-type="float">
            <text:p>60.34</text:p>
          </table:table-cell>
          <table:table-cell office:value-type="float" office:value="2.34" calcext:value-type="float">
            <text:p>2.3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id431</text:p>
          </table:table-cell>
          <table:table-cell office:value-type="string" calcext:value-type="string">
            <text:p>d__Bacteria;p__Proteobacteria;c__Gammaproteobacteria;o__Steroidobacterales;f__Steroidobacteraceae;g__;s__</text:p>
          </table:table-cell>
          <table:table-cell office:value-type="float" office:value="3270272" calcext:value-type="float">
            <text:p>3270272</text:p>
          </table:table-cell>
          <table:table-cell office:value-type="float" office:value="64" calcext:value-type="float">
            <text:p>6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bin.433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.63" calcext:value-type="float">
            <text:p>69.63</text:p>
          </table:table-cell>
          <table:table-cell office:value-type="float" office:value="0.57" calcext:value-type="float">
            <text:p>0.5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d432</text:p>
          </table:table-cell>
          <table:table-cell office:value-type="string" calcext:value-type="string">
            <text:p>d__Bacteria;p__Patescibacteria;c__Paceibacteria;o__UBA9983_A;f__UBA2103;g__1-14-0-10-45-20;s__</text:p>
          </table:table-cell>
          <table:table-cell office:value-type="float" office:value="745245" calcext:value-type="float">
            <text:p>745245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n.43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41" calcext:value-type="float">
            <text:p>22.41</text:p>
          </table:table-cell>
          <table:table-cell office:value-type="float" office:value="6.9" calcext:value-type="float">
            <text:p>6.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id433</text:p>
          </table:table-cell>
          <table:table-cell office:value-type="string" calcext:value-type="string">
            <text:p>d__Bacteria;p__Patescibacteria;c__Microgenomatia;o__Levybacterales;f__UBA12049;g__JACDET01;s__</text:p>
          </table:table-cell>
          <table:table-cell office:value-type="float" office:value="644371" calcext:value-type="float">
            <text:p>644371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in.43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.06" calcext:value-type="float">
            <text:p>24.06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id434</text:p>
          </table:table-cell>
          <table:table-cell office:value-type="string" calcext:value-type="string">
            <text:p>d__Bacteria;p__Patescibacteria;c__Saccharimonadia;o__Saccharimonadales;f__UBA4665;g__;s__</text:p>
          </table:table-cell>
          <table:table-cell office:value-type="float" office:value="300702" calcext:value-type="float">
            <text:p>300702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in.43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id435</text:p>
          </table:table-cell>
          <table:table-cell office:value-type="string" calcext:value-type="string">
            <text:p>Unclassified Bacteria</text:p>
          </table:table-cell>
          <table:table-cell office:value-type="float" office:value="238426" calcext:value-type="float">
            <text:p>23842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in.43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id436</text:p>
          </table:table-cell>
          <table:table-cell office:value-type="string" calcext:value-type="string">
            <text:p>Unclassified</text:p>
          </table:table-cell>
          <table:table-cell office:value-type="float" office:value="558770" calcext:value-type="float">
            <text:p>558770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in.438</text:p>
          </table:table-cell>
          <table:table-cell office:value-type="string" calcext:value-type="string">
            <text:p>o__Rhizobiales</text:p>
          </table:table-cell>
          <table:table-cell office:value-type="float" office:value="107" calcext:value-type="float">
            <text:p>107</text:p>
          </table:table-cell>
          <table:table-cell office:value-type="float" office:value="485" calcext:value-type="float">
            <text:p>485</text:p>
          </table:table-cell>
          <table:table-cell office:value-type="float" office:value="316" calcext:value-type="float">
            <text:p>316</text:p>
          </table:table-cell>
          <table:table-cell office:value-type="float" office:value="391" calcext:value-type="float">
            <text:p>391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68" calcext:value-type="float">
            <text:p>15.68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id437</text:p>
          </table:table-cell>
          <table:table-cell office:value-type="string" calcext:value-type="string">
            <text:p>d__Bacteria;p__Proteobacteria;c__Alphaproteobacteria;o__Rhizobiales;f__Xanthobacteraceae;g__BOG-931;s__</text:p>
          </table:table-cell>
          <table:table-cell office:value-type="float" office:value="1008358" calcext:value-type="float">
            <text:p>1008358</text:p>
          </table:table-cell>
          <table:table-cell office:value-type="float" office:value="61" calcext:value-type="float">
            <text:p>6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bin.43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52" calcext:value-type="float">
            <text:p>15.52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id438</text:p>
          </table:table-cell>
          <table:table-cell office:value-type="string" calcext:value-type="string">
            <text:p>d__Bacteria;p__Proteobacteria;c__Gammaproteobacteria;o__Xanthomonadales;f__Rhodanobacteraceae;g__Dyella_B;s__</text:p>
          </table:table-cell>
          <table:table-cell office:value-type="float" office:value="367706" calcext:value-type="float">
            <text:p>36770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in.440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id439</text:p>
          </table:table-cell>
          <table:table-cell office:value-type="string" calcext:value-type="string">
            <text:p>Unclassified Bacteria</text:p>
          </table:table-cell>
          <table:table-cell office:value-type="float" office:value="264270" calcext:value-type="float">
            <text:p>26427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n.441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23" calcext:value-type="float">
            <text:p>60.23</text:p>
          </table:table-cell>
          <table:table-cell office:value-type="float" office:value="1.71" calcext:value-type="float">
            <text:p>1.7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id440</text:p>
          </table:table-cell>
          <table:table-cell office:value-type="string" calcext:value-type="string">
            <text:p>d__Bacteria;p__Patescibacteria;c__Paceibacteria;o__UBA6257;f__2-01-FULL-56-20;g__CAJAQL01;s__</text:p>
          </table:table-cell>
          <table:table-cell office:value-type="float" office:value="876684" calcext:value-type="float">
            <text:p>876684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in.442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21" calcext:value-type="float">
            <text:p>59.21</text:p>
          </table:table-cell>
          <table:table-cell office:value-type="float" office:value="1.98" calcext:value-type="float">
            <text:p>1.9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id441</text:p>
          </table:table-cell>
          <table:table-cell office:value-type="string" calcext:value-type="string">
            <text:p>d__Bacteria;p__Patescibacteria;c__Paceibacteria;o__UBA6257;f__2-01-FULL-56-20;g__;s__</text:p>
          </table:table-cell>
          <table:table-cell office:value-type="float" office:value="890150" calcext:value-type="float">
            <text:p>89015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in.44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.83" calcext:value-type="float">
            <text:p>19.83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id442</text:p>
          </table:table-cell>
          <table:table-cell office:value-type="string" calcext:value-type="string">
            <text:p>d__Bacteria;p__Dependentiae;c__Babeliae;o__Babeliales;f__Vermiphilaceae;g__;s__</text:p>
          </table:table-cell>
          <table:table-cell office:value-type="float" office:value="336812" calcext:value-type="float">
            <text:p>33681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bin.444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66" calcext:value-type="float">
            <text:p>78.66</text:p>
          </table:table-cell>
          <table:table-cell office:value-type="float" office:value="0.93" calcext:value-type="float">
            <text:p>0.9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id443</text:p>
          </table:table-cell>
          <table:table-cell office:value-type="string" calcext:value-type="string">
            <text:p>d__Archaea;p__Micrarchaeota;c__Micrarchaeia;o__Micrarchaeales;f__Micrarchaeaceae;g__UBA12276;s__</text:p>
          </table:table-cell>
          <table:table-cell office:value-type="float" office:value="1022201" calcext:value-type="float">
            <text:p>102220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in.445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.19" calcext:value-type="float">
            <text:p>59.19</text:p>
          </table:table-cell>
          <table:table-cell office:value-type="float" office:value="0.69" calcext:value-type="float">
            <text:p>0.6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id444</text:p>
          </table:table-cell>
          <table:table-cell office:value-type="string" calcext:value-type="string">
            <text:p>d__Bacteria;p__Patescibacteria;c__Saccharimonadia;o__Saccharimonadales;f__UBA4665;g__UBA5150;s__</text:p>
          </table:table-cell>
          <table:table-cell office:value-type="float" office:value="656281" calcext:value-type="float">
            <text:p>65628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in.446</text:p>
          </table:table-cell>
          <table:table-cell office:value-type="string" calcext:value-type="string">
            <text:p>k__Bacteria</text:p>
          </table:table-cell>
          <table:table-cell office:value-type="float" office:value="2993" calcext:value-type="float">
            <text:p>2993</text:p>
          </table:table-cell>
          <table:table-cell office:value-type="float" office:value="147" calcext:value-type="float">
            <text:p>147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35" calcext:value-type="float">
            <text:p>57.35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id445</text:p>
          </table:table-cell>
          <table:table-cell office:value-type="string" calcext:value-type="string">
            <text:p>d__Bacteria;p__Proteobacteria;c__Alphaproteobacteria;o__Rickettsiales;f__JABCZZ01;g__JABCZZ01;s__</text:p>
          </table:table-cell>
          <table:table-cell office:value-type="float" office:value="1672156" calcext:value-type="float">
            <text:p>1672156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bin.447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id446</text:p>
          </table:table-cell>
          <table:table-cell office:value-type="string" calcext:value-type="string">
            <text:p>d__Bacteria;p__Verrucomicrobiota;c__Verrucomicrobiae;o__Chthoniobacterales;f__UBA10450;g__Udaeobacter;s__</text:p>
          </table:table-cell>
          <table:table-cell office:value-type="float" office:value="782941" calcext:value-type="float">
            <text:p>782941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bin.448</text:p>
          </table:table-cell>
          <table:table-cell office:value-type="string" calcext:value-type="string">
            <text:p>k__Bacteria</text:p>
          </table:table-cell>
          <table:table-cell office:value-type="float" office:value="138" calcext:value-type="float">
            <text:p>138</text:p>
          </table:table-cell>
          <table:table-cell office:value-type="float" office:value="338" calcext:value-type="float">
            <text:p>338</text:p>
          </table:table-cell>
          <table:table-cell office:value-type="float" office:value="246" calcext:value-type="float">
            <text:p>246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08" calcext:value-type="float">
            <text:p>51.08</text:p>
          </table:table-cell>
          <table:table-cell office:value-type="float" office:value="2.44" calcext:value-type="float">
            <text:p>2.4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id447</text:p>
          </table:table-cell>
          <table:table-cell office:value-type="string" calcext:value-type="string">
            <text:p>d__Bacteria;p__Dependentiae;c__Babeliae;o__Babeliales;f__JACPOV01;g__;s__</text:p>
          </table:table-cell>
          <table:table-cell office:value-type="float" office:value="1112820" calcext:value-type="float">
            <text:p>1112820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in.44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id448</text:p>
          </table:table-cell>
          <table:table-cell office:value-type="string" calcext:value-type="string">
            <text:p>Unclassified Bacteria</text:p>
          </table:table-cell>
          <table:table-cell office:value-type="float" office:value="224688" calcext:value-type="float">
            <text:p>22468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.450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.95" calcext:value-type="float">
            <text:p>97.95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d449</text:p>
          </table:table-cell>
          <table:table-cell office:value-type="string" calcext:value-type="string">
            <text:p>d__Bacteria;p__Verrucomicrobiota;c__Verrucomicrobiae;o__Opitutales;f__Opitutaceae;g__Palsa-1447;s__</text:p>
          </table:table-cell>
          <table:table-cell office:value-type="float" office:value="2286246" calcext:value-type="float">
            <text:p>2286246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in.451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27" calcext:value-type="float">
            <text:p>227</text:p>
          </table:table-cell>
          <table:table-cell office:value-type="float" office:value="146" calcext:value-type="float">
            <text:p>146</text:p>
          </table:table-cell>
          <table:table-cell office:value-type="float" office:value="43" calcext:value-type="float">
            <text:p>43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office:value-type="float" office:value="3.42" calcext:value-type="float">
            <text:p>3.4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id450</text:p>
          </table:table-cell>
          <table:table-cell office:value-type="string" calcext:value-type="string">
            <text:p>d__Bacteria;p__Verrucomicrobiota;c__Verrucomicrobiae;o__Opitutales;f__Opitutaceae;g__;s__</text:p>
          </table:table-cell>
          <table:table-cell office:value-type="float" office:value="3692893" calcext:value-type="float">
            <text:p>3692893</text:p>
          </table:table-cell>
          <table:table-cell office:value-type="float" office:value="60" calcext:value-type="float">
            <text:p>6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bin.45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41" calcext:value-type="float">
            <text:p>22.41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id451</text:p>
          </table:table-cell>
          <table:table-cell office:value-type="string" calcext:value-type="string">
            <text:p>d__Bacteria;p__Acidobacteriota;c__Acidobacteriae;o__Acidobacteriales;f__DSPA01;g__DSPA01;s__</text:p>
          </table:table-cell>
          <table:table-cell office:value-type="float" office:value="447428" calcext:value-type="float">
            <text:p>44742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n.45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id452</text:p>
          </table:table-cell>
          <table:table-cell office:value-type="string" calcext:value-type="string">
            <text:p>Unclassified Bacteria</text:p>
          </table:table-cell>
          <table:table-cell office:value-type="float" office:value="455770" calcext:value-type="float">
            <text:p>45577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in.45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46" calcext:value-type="float">
            <text:p>80.46</text:p>
          </table:table-cell>
          <table:table-cell office:value-type="float" office:value="1.72" calcext:value-type="float">
            <text:p>1.72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d__Bacteria;p__Patescibacteria;c__Paceibacteria;o__UBA9983_A;f__UBA6065;g__;s__</text:p>
          </table:table-cell>
          <table:table-cell office:value-type="float" office:value="569426" calcext:value-type="float">
            <text:p>569426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n.45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.86" calcext:value-type="float">
            <text:p>25.86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d454</text:p>
          </table:table-cell>
          <table:table-cell office:value-type="string" calcext:value-type="string">
            <text:p>d__Bacteria;p__Proteobacteria;c__Alphaproteobacteria;o__Micropepsales;f__Micropepsaceae;g__Rhizomicrobium;s__</text:p>
          </table:table-cell>
          <table:table-cell office:value-type="float" office:value="1240581" calcext:value-type="float">
            <text:p>1240581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bin.45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id455</text:p>
          </table:table-cell>
          <table:table-cell office:value-type="string" calcext:value-type="string">
            <text:p>Unclassified Bacteria</text:p>
          </table:table-cell>
          <table:table-cell office:value-type="float" office:value="254932" calcext:value-type="float">
            <text:p>254932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n.457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id456</text:p>
          </table:table-cell>
          <table:table-cell office:value-type="string" calcext:value-type="string">
            <text:p>Unclassified</text:p>
          </table:table-cell>
          <table:table-cell office:value-type="float" office:value="247292" calcext:value-type="float">
            <text:p>247292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n.458</text:p>
          </table:table-cell>
          <table:table-cell office:value-type="string" calcext:value-type="string">
            <text:p>p__Bacteroidetes</text:p>
          </table:table-cell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31" calcext:value-type="float">
            <text:p>88.31</text:p>
          </table:table-cell>
          <table:table-cell office:value-type="float" office:value="2.73" calcext:value-type="float">
            <text:p>2.7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id457</text:p>
          </table:table-cell>
          <table:table-cell office:value-type="string" calcext:value-type="string">
            <text:p>d__Bacteria;p__Bacteroidota;c__Bacteroidia;o__Sphingobacteriales;f__Sphingobacteriaceae;g__Mucilaginibacter;s__</text:p>
          </table:table-cell>
          <table:table-cell office:value-type="float" office:value="3959529" calcext:value-type="float">
            <text:p>3959529</text:p>
          </table:table-cell>
          <table:table-cell office:value-type="float" office:value="44" calcext:value-type="float">
            <text:p>44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bin.45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id458</text:p>
          </table:table-cell>
          <table:table-cell office:value-type="string" calcext:value-type="string">
            <text:p>Unclassified Bacteria</text:p>
          </table:table-cell>
          <table:table-cell office:value-type="float" office:value="492241" calcext:value-type="float">
            <text:p>49224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in.46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88" calcext:value-type="float">
            <text:p>22.88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id459</text:p>
          </table:table-cell>
          <table:table-cell office:value-type="string" calcext:value-type="string">
            <text:p>d__Bacteria;p__Acidobacteriota;c__Acidobacteriae;o__Bryobacterales;f__Bryobacteraceae;g__Palsa-89;s__</text:p>
          </table:table-cell>
          <table:table-cell office:value-type="float" office:value="3082727" calcext:value-type="float">
            <text:p>3082727</text:p>
          </table:table-cell>
          <table:table-cell office:value-type="float" office:value="58" calcext:value-type="float">
            <text:p>5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bin.461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59" calcext:value-type="float">
            <text:p>27.59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id460</text:p>
          </table:table-cell>
          <table:table-cell office:value-type="string" calcext:value-type="string">
            <text:p>d__Bacteria;p__Proteobacteria;c__Alphaproteobacteria;o__Rhizobiales;f__UBA4765;g__UBA4765;s__</text:p>
          </table:table-cell>
          <table:table-cell office:value-type="float" office:value="376939" calcext:value-type="float">
            <text:p>3769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bin.46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.59" calcext:value-type="float">
            <text:p>52.59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id461</text:p>
          </table:table-cell>
          <table:table-cell office:value-type="string" calcext:value-type="string">
            <text:p>d__Bacteria;p__Proteobacteria;c__Gammaproteobacteria;o__Xanthomonadales;f__Rhodanobacteraceae;g__Dyella_B;s__</text:p>
          </table:table-cell>
          <table:table-cell office:value-type="float" office:value="3123382" calcext:value-type="float">
            <text:p>3123382</text:p>
          </table:table-cell>
          <table:table-cell office:value-type="float" office:value="60" calcext:value-type="float">
            <text:p>6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bin.463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8" calcext:value-type="float">
            <text:p>188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11.3" calcext:value-type="float">
            <text:p>11.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id462</text:p>
          </table:table-cell>
          <table:table-cell office:value-type="string" calcext:value-type="string">
            <text:p>d__Bacteria;p__Acidobacteriota;c__Acidobacteriae;o__Acidobacteriales;f__SbA1;g__JABCYV01;s__</text:p>
          </table:table-cell>
          <table:table-cell office:value-type="float" office:value="4106607" calcext:value-type="float">
            <text:p>4106607</text:p>
          </table:table-cell>
          <table:table-cell office:value-type="float" office:value="57" calcext:value-type="float">
            <text:p>5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bin.464</text:p>
          </table:table-cell>
          <table:table-cell office:value-type="string" calcext:value-type="string">
            <text:p>k__Bacteria</text:p>
          </table:table-cell>
          <table:table-cell office:value-type="float" office:value="901" calcext:value-type="float">
            <text:p>901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.08" calcext:value-type="float">
            <text:p>63.08</text:p>
          </table:table-cell>
          <table:table-cell office:value-type="float" office:value="0.85" calcext:value-type="float">
            <text:p>0.85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d463</text:p>
          </table:table-cell>
          <table:table-cell office:value-type="string" calcext:value-type="string">
            <text:p>d__Bacteria;p__Patescibacteria;c__Paceibacteria;o__UBA9983_A;f__SBAW01;g__GWA1-54-10;s__</text:p>
          </table:table-cell>
          <table:table-cell office:value-type="float" office:value="807533" calcext:value-type="float">
            <text:p>807533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in.46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.52" calcext:value-type="float">
            <text:p>15.52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d464</text:p>
          </table:table-cell>
          <table:table-cell office:value-type="string" calcext:value-type="string">
            <text:p>d__Bacteria;p__Proteobacteria;c__Gammaproteobacteria;o__DSM-16500;f__DSM-16500;g__;s__</text:p>
          </table:table-cell>
          <table:table-cell office:value-type="float" office:value="1370957" calcext:value-type="float">
            <text:p>1370957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in.466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79" calcext:value-type="float">
            <text:p>46.79</text:p>
          </table:table-cell>
          <table:table-cell office:value-type="float" office:value="6.35" calcext:value-type="float">
            <text:p>6.3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id465</text:p>
          </table:table-cell>
          <table:table-cell office:value-type="string" calcext:value-type="string">
            <text:p>d__Bacteria;p__Dependentiae;c__Babeliae;o__Babeliales;f__Vermiphilaceae;g__SOIL31;s__</text:p>
          </table:table-cell>
          <table:table-cell office:value-type="float" office:value="921446" calcext:value-type="float">
            <text:p>921446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bin.46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.76" calcext:value-type="float">
            <text:p>57.76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id466</text:p>
          </table:table-cell>
          <table:table-cell office:value-type="string" calcext:value-type="string">
            <text:p>d__Bacteria;p__Patescibacteria;c__Saccharimonadia;o__Saccharimonadales;f__UBA4665;g__;s__</text:p>
          </table:table-cell>
          <table:table-cell office:value-type="float" office:value="965042" calcext:value-type="float">
            <text:p>965042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in.468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7" calcext:value-type="float">
            <text:p>187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.93" calcext:value-type="float">
            <text:p>80.93</text:p>
          </table:table-cell>
          <table:table-cell office:value-type="float" office:value="5.74" calcext:value-type="float">
            <text:p>5.7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id467</text:p>
          </table:table-cell>
          <table:table-cell office:value-type="string" calcext:value-type="string">
            <text:p>d__Bacteria;p__Acidobacteriota;c__Acidobacteriae;o__Acidobacteriales;f__Acidobacteriaceae;g__Granulicella_A;s__</text:p>
          </table:table-cell>
          <table:table-cell office:value-type="float" office:value="6097229" calcext:value-type="float">
            <text:p>6097229</text:p>
          </table:table-cell>
          <table:table-cell office:value-type="float" office:value="58" calcext:value-type="float">
            <text:p>5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bin.46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id468</text:p>
          </table:table-cell>
          <table:table-cell office:value-type="string" calcext:value-type="string">
            <text:p>Unclassified Bacteria</text:p>
          </table:table-cell>
          <table:table-cell office:value-type="float" office:value="656694" calcext:value-type="float">
            <text:p>656694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in.470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1" calcext:value-type="float">
            <text:p>3.51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id469</text:p>
          </table:table-cell>
          <table:table-cell office:value-type="string" calcext:value-type="string">
            <text:p>Unclassified Bacteria</text:p>
          </table:table-cell>
          <table:table-cell office:value-type="float" office:value="233052" calcext:value-type="float">
            <text:p>233052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in.471</text:p>
          </table:table-cell>
          <table:table-cell office:value-type="string" calcext:value-type="string">
            <text:p>k__Bacteria</text:p>
          </table:table-cell>
          <table:table-cell office:value-type="float" office:value="174" calcext:value-type="float">
            <text:p>174</text:p>
          </table:table-cell>
          <table:table-cell office:value-type="float" office:value="149" calcext:value-type="float">
            <text:p>149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04" calcext:value-type="float">
            <text:p>74.04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id470</text:p>
          </table:table-cell>
          <table:table-cell office:value-type="string" calcext:value-type="string">
            <text:p>d__Bacteria;p__Patescibacteria;c__Saccharimonadia;o__Saccharimonadales;f__UBA4665;g__RGVC01;s__</text:p>
          </table:table-cell>
          <table:table-cell office:value-type="float" office:value="1489098" calcext:value-type="float">
            <text:p>1489098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in.472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id471</text:p>
          </table:table-cell>
          <table:table-cell office:value-type="string" calcext:value-type="string">
            <text:p>Unclassified Bacteria</text:p>
          </table:table-cell>
          <table:table-cell office:value-type="float" office:value="257377" calcext:value-type="float">
            <text:p>257377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in.47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id472</text:p>
          </table:table-cell>
          <table:table-cell office:value-type="string" calcext:value-type="string">
            <text:p>Unclassified Bacteria</text:p>
          </table:table-cell>
          <table:table-cell office:value-type="float" office:value="488385" calcext:value-type="float">
            <text:p>488385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bin.474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.93" calcext:value-type="float">
            <text:p>27.93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id473</text:p>
          </table:table-cell>
          <table:table-cell office:value-type="string" calcext:value-type="string">
            <text:p>d__Bacteria;p__Verrucomicrobiota;c__Verrucomicrobiae;o__Pedosphaerales;f__UBA11358;g__;s__</text:p>
          </table:table-cell>
          <table:table-cell office:value-type="float" office:value="707853" calcext:value-type="float">
            <text:p>707853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in.475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id474</text:p>
          </table:table-cell>
          <table:table-cell office:value-type="string" calcext:value-type="string">
            <text:p>Unclassified Bacteria</text:p>
          </table:table-cell>
          <table:table-cell office:value-type="float" office:value="4149049" calcext:value-type="float">
            <text:p>4149049</text:p>
          </table:table-cell>
          <table:table-cell office:value-type="float" office:value="58" calcext:value-type="float">
            <text:p>58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bin.47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id475</text:p>
          </table:table-cell>
          <table:table-cell office:value-type="string" calcext:value-type="string">
            <text:p>Unclassified Bacteria</text:p>
          </table:table-cell>
          <table:table-cell office:value-type="float" office:value="216413" calcext:value-type="float">
            <text:p>2164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n.477</text:p>
          </table:table-cell>
          <table:table-cell office:value-type="string" calcext:value-type="string">
            <text:p>k__Bacteria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148" calcext:value-type="float">
            <text:p>148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57" calcext:value-type="float">
            <text:p>76.57</text:p>
          </table:table-cell>
          <table:table-cell office:value-type="float" office:value="1.13" calcext:value-type="float">
            <text:p>1.1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id476</text:p>
          </table:table-cell>
          <table:table-cell office:value-type="string" calcext:value-type="string">
            <text:p>d__Bacteria;p__Chlamydiota;c__Chlamydiia;o__Chlamydiales;f__Rhabdochlamydiaceae;g__PALSA-1444;s__</text:p>
          </table:table-cell>
          <table:table-cell office:value-type="float" office:value="1608971" calcext:value-type="float">
            <text:p>1608971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bin.478</text:p>
          </table:table-cell>
          <table:table-cell office:value-type="string" calcext:value-type="string">
            <text:p>o__Burkholderiales</text:p>
          </table:table-cell>
          <table:table-cell office:value-type="float" office:value="107" calcext:value-type="float">
            <text:p>107</text:p>
          </table:table-cell>
          <table:table-cell office:value-type="float" office:value="574" calcext:value-type="float">
            <text:p>574</text:p>
          </table:table-cell>
          <table:table-cell office:value-type="float" office:value="251" calcext:value-type="float">
            <text:p>251</text:p>
          </table:table-cell>
          <table:table-cell office:value-type="float" office:value="60" calcext:value-type="float">
            <text:p>60</text:p>
          </table:table-cell>
          <table:table-cell office:value-type="float" office:value="499" calcext:value-type="float">
            <text:p>49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52" calcext:value-type="float">
            <text:p>93.52</text:p>
          </table:table-cell>
          <table:table-cell office:value-type="float" office:value="3.48" calcext:value-type="float">
            <text:p>3.4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id477</text:p>
          </table:table-cell>
          <table:table-cell office:value-type="string" calcext:value-type="string">
            <text:p>d__Bacteria;p__Proteobacteria;c__Gammaproteobacteria;o__Burkholderiales;f__Burkholderiaceae;g__PKWO01;s__</text:p>
          </table:table-cell>
          <table:table-cell office:value-type="float" office:value="6416355" calcext:value-type="float">
            <text:p>6416355</text:p>
          </table:table-cell>
          <table:table-cell office:value-type="float" office:value="60" calcext:value-type="float">
            <text:p>6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in.479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id478</text:p>
          </table:table-cell>
          <table:table-cell office:value-type="string" calcext:value-type="string">
            <text:p>d__Bacteria;p__Proteobacteria;c__Alphaproteobacteria;o__Acetobacterales;f__Acetobacteraceae;g__Acidocella;s__</text:p>
          </table:table-cell>
          <table:table-cell office:value-type="float" office:value="665378" calcext:value-type="float">
            <text:p>665378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in.480</text:p>
          </table:table-cell>
          <table:table-cell office:value-type="string" calcext:value-type="string">
            <text:p>c__Alphaproteobacteria</text:p>
          </table:table-cell>
          <table:table-cell office:value-type="float" office:value="564" calcext:value-type="float">
            <text:p>564</text:p>
          </table:table-cell>
          <table:table-cell office:value-type="float" office:value="349" calcext:value-type="float">
            <text:p>349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office:value-type="float" office:value="275" calcext:value-type="float">
            <text:p>27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59" calcext:value-type="float">
            <text:p>96.59</text:p>
          </table:table-cell>
          <table:table-cell office:value-type="float" office:value="12.83" calcext:value-type="float">
            <text:p>12.8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d479</text:p>
          </table:table-cell>
          <table:table-cell office:value-type="string" calcext:value-type="string">
            <text:p>d__Bacteria;p__Proteobacteria;c__Alphaproteobacteria;o__Micropepsales;f__Micropepsaceae;g__Rhizomicrobium;s__</text:p>
          </table:table-cell>
          <table:table-cell office:value-type="float" office:value="5423309" calcext:value-type="float">
            <text:p>5423309</text:p>
          </table:table-cell>
          <table:table-cell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bin.481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.21" calcext:value-type="float">
            <text:p>59.21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id480</text:p>
          </table:table-cell>
          <table:table-cell office:value-type="string" calcext:value-type="string">
            <text:p>d__Bacteria;p__Patescibacteria;c__Paceibacteria;o__UBA6257;f__2-01-FULL-56-20;g__;s__</text:p>
          </table:table-cell>
          <table:table-cell office:value-type="float" office:value="765479" calcext:value-type="float">
            <text:p>765479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in.482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id481</text:p>
          </table:table-cell>
          <table:table-cell office:value-type="string" calcext:value-type="string">
            <text:p>Unclassified</text:p>
          </table:table-cell>
          <table:table-cell office:value-type="float" office:value="257558" calcext:value-type="float">
            <text:p>257558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n.483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1.72" calcext:value-type="float">
            <text:p>1.7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id482</text:p>
          </table:table-cell>
          <table:table-cell office:value-type="string" calcext:value-type="string">
            <text:p>d__Bacteria;p__Proteobacteria;c__Alphaproteobacteria;o__Rhizobiales;f__Xanthobacteraceae;g__BOG-931;s__</text:p>
          </table:table-cell>
          <table:table-cell office:value-type="float" office:value="2897388" calcext:value-type="float">
            <text:p>2897388</text:p>
          </table:table-cell>
          <table:table-cell office:value-type="float" office:value="62" calcext:value-type="float">
            <text:p>62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bin.484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76" calcext:value-type="float">
            <text:p>32.76</text:p>
          </table:table-cell>
          <table:table-cell office:value-type="float" office:value="8.28" calcext:value-type="float">
            <text:p>8.28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id483</text:p>
          </table:table-cell>
          <table:table-cell office:value-type="string" calcext:value-type="string">
            <text:p>d__Bacteria;p__Verrucomicrobiota;c__Verrucomicrobiae;o__Methylacidiphilales;f__UBA1321;g__JABDGH01;s__</text:p>
          </table:table-cell>
          <table:table-cell office:value-type="float" office:value="2966174" calcext:value-type="float">
            <text:p>2966174</text:p>
          </table:table-cell>
          <table:table-cell office:value-type="float" office:value="58" calcext:value-type="float">
            <text:p>5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bin.485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id484</text:p>
          </table:table-cell>
          <table:table-cell office:value-type="string" calcext:value-type="string">
            <text:p>Unclassified Bacteria</text:p>
          </table:table-cell>
          <table:table-cell office:value-type="float" office:value="254924" calcext:value-type="float">
            <text:p>254924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n.486</text:p>
          </table:table-cell>
          <table:table-cell office:value-type="string" calcext:value-type="string">
            <text:p>c__Alphaproteobacteria</text:p>
          </table:table-cell>
          <table:table-cell office:value-type="float" office:value="564" calcext:value-type="float">
            <text:p>564</text:p>
          </table:table-cell>
          <table:table-cell office:value-type="float" office:value="349" calcext:value-type="float">
            <text:p>349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01" calcext:value-type="float">
            <text:p>67.01</text:p>
          </table:table-cell>
          <table:table-cell office:value-type="float" office:value="1.75" calcext:value-type="float">
            <text:p>1.7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id485</text:p>
          </table:table-cell>
          <table:table-cell office:value-type="string" calcext:value-type="string">
            <text:p>d__Bacteria;p__Proteobacteria;c__Alphaproteobacteria;o__ATCC43930;f__Stellaceae;g__AP-15;s__</text:p>
          </table:table-cell>
          <table:table-cell office:value-type="float" office:value="4887536" calcext:value-type="float">
            <text:p>4887536</text:p>
          </table:table-cell>
          <table:table-cell office:value-type="float" office:value="63" calcext:value-type="float">
            <text:p>6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bin.48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id486</text:p>
          </table:table-cell>
          <table:table-cell office:value-type="string" calcext:value-type="string">
            <text:p>d__Bacteria;p__Eremiobacterota;c__Eremiobacteria;o__Baltobacterales;f__Baltobacteraceae;g__Aquilonibacter;s__</text:p>
          </table:table-cell>
          <table:table-cell office:value-type="float" office:value="558568" calcext:value-type="float">
            <text:p>558568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in.488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id487</text:p>
          </table:table-cell>
          <table:table-cell office:value-type="string" calcext:value-type="string">
            <text:p>Unclassified Bacteria</text:p>
          </table:table-cell>
          <table:table-cell office:value-type="float" office:value="231814" calcext:value-type="float">
            <text:p>23181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in.489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id488</text:p>
          </table:table-cell>
          <table:table-cell office:value-type="string" calcext:value-type="string">
            <text:p>Unclassified Bacteria</text:p>
          </table:table-cell>
          <table:table-cell office:value-type="float" office:value="497377" calcext:value-type="float">
            <text:p>49737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in.490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35" calcext:value-type="float">
            <text:p>65.35</text:p>
          </table:table-cell>
          <table:table-cell office:value-type="float" office:value="5.35" calcext:value-type="float">
            <text:p>5.3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id489</text:p>
          </table:table-cell>
          <table:table-cell office:value-type="string" calcext:value-type="string">
            <text:p>d__Bacteria;p__Patescibacteria;c__Microgenomatia;o__Levybacterales;f__UBA12049;g__JACDET01;s__</text:p>
          </table:table-cell>
          <table:table-cell office:value-type="float" office:value="1510962" calcext:value-type="float">
            <text:p>1510962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in.491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.14" calcext:value-type="float">
            <text:p>54.14</text:p>
          </table:table-cell>
          <table:table-cell office:value-type="float" office:value="0.93" calcext:value-type="float">
            <text:p>0.93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id490</text:p>
          </table:table-cell>
          <table:table-cell office:value-type="string" calcext:value-type="string">
            <text:p>d__Bacteria;p__Patescibacteria;c__Paceibacteria;o__UBA6257;f__2-01-FULL-56-20;g__;s__</text:p>
          </table:table-cell>
          <table:table-cell office:value-type="float" office:value="893440" calcext:value-type="float">
            <text:p>89344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in.492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id491</text:p>
          </table:table-cell>
          <table:table-cell office:value-type="string" calcext:value-type="string">
            <text:p>d__Bacteria;p__Proteobacteria;c__Gammaproteobacteria;o__Steroidobacterales;f__Steroidobacteraceae;g__Bog-1198;s__</text:p>
          </table:table-cell>
          <table:table-cell office:value-type="float" office:value="1197432" calcext:value-type="float">
            <text:p>1197432</text:p>
          </table:table-cell>
          <table:table-cell office:value-type="float" office:value="63" calcext:value-type="float">
            <text:p>6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bin.493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.15" calcext:value-type="float">
            <text:p>98.15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id492</text:p>
          </table:table-cell>
          <table:table-cell office:value-type="string" calcext:value-type="string">
            <text:p>d__Bacteria;p__Eremiobacterota;c__Eremiobacteria;o__Baltobacterales;f__Baltobacteraceae;g__Cybelea;s__</text:p>
          </table:table-cell>
          <table:table-cell office:value-type="float" office:value="3197698" calcext:value-type="float">
            <text:p>3197698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in.494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id493</text:p>
          </table:table-cell>
          <table:table-cell office:value-type="string" calcext:value-type="string">
            <text:p>Unclassified Bacteria</text:p>
          </table:table-cell>
          <table:table-cell office:value-type="float" office:value="244672" calcext:value-type="float">
            <text:p>24467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.495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id494</text:p>
          </table:table-cell>
          <table:table-cell office:value-type="string" calcext:value-type="string">
            <text:p>d__Bacteria;p__Proteobacteria;c__Gammaproteobacteria;o__Xanthomonadales;f__Rhodanobacteraceae;g__Rhodanobacter;s__</text:p>
          </table:table-cell>
          <table:table-cell office:value-type="float" office:value="1648575" calcext:value-type="float">
            <text:p>1648575</text:p>
          </table:table-cell>
          <table:table-cell office:value-type="float" office:value="63" calcext:value-type="float">
            <text:p>6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bin.496</text:p>
          </table:table-cell>
          <table:table-cell office:value-type="string" calcext:value-type="string">
            <text:p>o__Rhizobiales</text:p>
          </table:table-cell>
          <table:table-cell office:value-type="float" office:value="107" calcext:value-type="float">
            <text:p>107</text:p>
          </table:table-cell>
          <table:table-cell office:value-type="float" office:value="485" calcext:value-type="float">
            <text:p>485</text:p>
          </table:table-cell>
          <table:table-cell office:value-type="float" office:value="316" calcext:value-type="float">
            <text:p>316</text:p>
          </table:table-cell>
          <table:table-cell office:value-type="float" office:value="23" calcext:value-type="float">
            <text:p>23</text:p>
          </table:table-cell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07" calcext:value-type="float">
            <text:p>94.07</text:p>
          </table:table-cell>
          <table:table-cell office:value-type="float" office:value="0.95" calcext:value-type="float">
            <text:p>0.9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id495</text:p>
          </table:table-cell>
          <table:table-cell office:value-type="string" calcext:value-type="string">
            <text:p>d__Bacteria;p__Proteobacteria;c__Alphaproteobacteria;o__Rhizobiales;f__Xanthobacteraceae;g__Pseudolabrys;s__</text:p>
          </table:table-cell>
          <table:table-cell office:value-type="float" office:value="3216646" calcext:value-type="float">
            <text:p>3216646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in.497</text:p>
          </table:table-cell>
          <table:table-cell office:value-type="string" calcext:value-type="string">
            <text:p>k__Bacteria</text:p>
          </table:table-cell>
          <table:table-cell office:value-type="float" office:value="2258" calcext:value-type="float">
            <text:p>2258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78" calcext:value-type="float">
            <text:p>94.78</text:p>
          </table:table-cell>
          <table:table-cell office:value-type="float" office:value="1.74" calcext:value-type="float">
            <text:p>1.74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id496</text:p>
          </table:table-cell>
          <table:table-cell office:value-type="string" calcext:value-type="string">
            <text:p>d__Bacteria;p__Acidobacteriota;c__Acidobacteriae;o__Bryobacterales;f__Bryobacteraceae;g__Palsa-89;s__</text:p>
          </table:table-cell>
          <table:table-cell office:value-type="float" office:value="6224671" calcext:value-type="float">
            <text:p>6224671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in.498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id497</text:p>
          </table:table-cell>
          <table:table-cell office:value-type="string" calcext:value-type="string">
            <text:p>Unclassified</text:p>
          </table:table-cell>
          <table:table-cell office:value-type="float" office:value="431825" calcext:value-type="float">
            <text:p>4318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in.499</text:p>
          </table:table-cell>
          <table:table-cell office:value-type="string" calcext:value-type="string">
            <text:p>k__Archaea</text:p>
          </table:table-cell>
          <table:table-cell office:value-type="float" office:value="207" calcext:value-type="float">
            <text:p>20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id498</text:p>
          </table:table-cell>
          <table:table-cell office:value-type="string" calcext:value-type="string">
            <text:p>Unclassified</text:p>
          </table:table-cell>
          <table:table-cell office:value-type="float" office:value="610864" calcext:value-type="float">
            <text:p>610864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n.500</text:p>
          </table:table-cell>
          <table:table-cell office:value-type="string" calcext:value-type="string">
            <text:p>c__Alphaproteobacteria</text:p>
          </table:table-cell>
          <table:table-cell office:value-type="float" office:value="564" calcext:value-type="float">
            <text:p>564</text:p>
          </table:table-cell>
          <table:table-cell office:value-type="float" office:value="348" calcext:value-type="float">
            <text:p>348</text:p>
          </table:table-cell>
          <table:table-cell office:value-type="float" office:value="229" calcext:value-type="float">
            <text:p>229</text:p>
          </table:table-cell>
          <table:table-cell office:value-type="float" office:value="143" calcext:value-type="float">
            <text:p>143</text:p>
          </table:table-cell>
          <table:table-cell office:value-type="float" office:value="205" calcext:value-type="float">
            <text:p>2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4.23" calcext:value-type="float">
            <text:p>54.2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d499</text:p>
          </table:table-cell>
          <table:table-cell office:value-type="string" calcext:value-type="string">
            <text:p>d__Bacteria;p__Proteobacteria;c__Alphaproteobacteria;o__BOG-932;f__BOG-932;g__BOG-932;s__</text:p>
          </table:table-cell>
          <table:table-cell office:value-type="float" office:value="3454055" calcext:value-type="float">
            <text:p>3454055</text:p>
          </table:table-cell>
          <table:table-cell office:value-type="float" office:value="63" calcext:value-type="float">
            <text:p>6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bin.501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51" calcext:value-type="float">
            <text:p>151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21" calcext:value-type="float">
            <text:p>52.21</text:p>
          </table:table-cell>
          <table:table-cell office:value-type="float" office:value="0.61" calcext:value-type="float">
            <text:p>0.6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id500</text:p>
          </table:table-cell>
          <table:table-cell office:value-type="string" calcext:value-type="string">
            <text:p>d__Bacteria;p__Patescibacteria;c__Doudnabacteria;o__UBA920;f__UBA920;g__PALSA-1336;s__</text:p>
          </table:table-cell>
          <table:table-cell office:value-type="float" office:value="685274" calcext:value-type="float">
            <text:p>685274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in.502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4" calcext:value-type="float">
            <text:p>104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" calcext:value-type="float">
            <text:p>46.55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d501</text:p>
          </table:table-cell>
          <table:table-cell office:value-type="string" calcext:value-type="string">
            <text:p>d__Bacteria;p__Dormibacterota;c__Dormibacteria;o__;f__;g__;s__</text:p>
          </table:table-cell>
          <table:table-cell office:value-type="float" office:value="1227645" calcext:value-type="float">
            <text:p>1227645</text:p>
          </table:table-cell>
          <table:table-cell office:value-type="float" office:value="72" calcext:value-type="float">
            <text:p>7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in.503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id502</text:p>
          </table:table-cell>
          <table:table-cell office:value-type="string" calcext:value-type="string">
            <text:p>Unclassified</text:p>
          </table:table-cell>
          <table:table-cell office:value-type="float" office:value="210102" calcext:value-type="float">
            <text:p>210102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in.504</text:p>
          </table:table-cell>
          <table:table-cell office:value-type="string" calcext:value-type="string">
            <text:p>c__Alphaproteobacteria</text:p>
          </table:table-cell>
          <table:table-cell office:value-type="float" office:value="564" calcext:value-type="float">
            <text:p>564</text:p>
          </table:table-cell>
          <table:table-cell office:value-type="float" office:value="349" calcext:value-type="float">
            <text:p>349</text:p>
          </table:table-cell>
          <table:table-cell office:value-type="float" office:value="230" calcext:value-type="float">
            <text:p>230</text:p>
          </table:table-cell>
          <table:table-cell office:value-type="float" office:value="176" calcext:value-type="float">
            <text:p>176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87" calcext:value-type="float">
            <text:p>46.87</text:p>
          </table:table-cell>
          <table:table-cell office:value-type="float" office:value="2.32" calcext:value-type="float">
            <text:p>2.3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id503</text:p>
          </table:table-cell>
          <table:table-cell office:value-type="string" calcext:value-type="string">
            <text:p>d__Bacteria;p__Proteobacteria;c__Alphaproteobacteria;o__ATCC43930;f__Stellaceae;g__AP-15;s__</text:p>
          </table:table-cell>
          <table:table-cell office:value-type="float" office:value="3488014" calcext:value-type="float">
            <text:p>3488014</text:p>
          </table:table-cell>
          <table:table-cell office:value-type="float" office:value="63" calcext:value-type="float">
            <text:p>6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bin.505</text:p>
          </table:table-cell>
          <table:table-cell office:value-type="string" calcext:value-type="string">
            <text:p>k__Bacteria</text:p>
          </table:table-cell>
          <table:table-cell office:value-type="float" office:value="138" calcext:value-type="float">
            <text:p>138</text:p>
          </table:table-cell>
          <table:table-cell office:value-type="float" office:value="338" calcext:value-type="float">
            <text:p>338</text:p>
          </table:table-cell>
          <table:table-cell office:value-type="float" office:value="246" calcext:value-type="float">
            <text:p>246</text:p>
          </table:table-cell>
          <table:table-cell office:value-type="float" office:value="116" calcext:value-type="float">
            <text:p>116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94" calcext:value-type="float">
            <text:p>58.94</text:p>
          </table:table-cell>
          <table:table-cell office:value-type="float" office:value="0.81" calcext:value-type="float">
            <text:p>0.8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d504</text:p>
          </table:table-cell>
          <table:table-cell office:value-type="string" calcext:value-type="string">
            <text:p>d__Bacteria;p__Dependentiae;c__Babeliae;o__Babeliales;f__Vermiphilaceae;g__;s__</text:p>
          </table:table-cell>
          <table:table-cell office:value-type="float" office:value="1236816" calcext:value-type="float">
            <text:p>12368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n.506</text:p>
          </table:table-cell>
          <table:table-cell office:value-type="string" calcext:value-type="string">
            <text:p>root</text:p>
          </table:table-cell>
          <table:table-cell office:value-type="float" office:value="5656" calcext:value-type="float">
            <text:p>565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id505</text:p>
          </table:table-cell>
          <table:table-cell office:value-type="string" calcext:value-type="string">
            <text:p>Unclassified</text:p>
          </table:table-cell>
          <table:table-cell office:value-type="float" office:value="228879" calcext:value-type="float">
            <text:p>228879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n.507</text:p>
          </table:table-cell>
          <table:table-cell office:value-type="string" calcext:value-type="string">
            <text:p>k__Bacteria</text:p>
          </table:table-cell>
          <table:table-cell office:value-type="float" office:value="5449" calcext:value-type="float">
            <text:p>5449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id506</text:p>
          </table:table-cell>
          <table:table-cell office:value-type="string" calcext:value-type="string">
            <text:p>Unclassified Bacteria</text:p>
          </table:table-cell>
          <table:table-cell office:value-type="float" office:value="218542" calcext:value-type="float">
            <text:p>218542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bin.508</text:p>
          </table:table-cell>
          <table:table-cell office:value-type="string" calcext:value-type="string">
            <text:p>k__Bacteria</text:p>
          </table:table-cell>
          <table:table-cell office:value-type="float" office:value="924" calcext:value-type="float">
            <text:p>924</text:p>
          </table:table-cell>
          <table:table-cell office:value-type="float" office:value="161" calcext:value-type="float">
            <text:p>16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.81" calcext:value-type="float">
            <text:p>30.81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id507</text:p>
          </table:table-cell>
          <table:table-cell office:value-type="string" calcext:value-type="string">
            <text:p>d__Bacteria;p__Eremiobacterota;c__Eremiobacteria;o__Baltobacterales;f__Baltobacteraceae;g__;s__</text:p>
          </table:table-cell>
          <table:table-cell office:value-type="float" office:value="1115594" calcext:value-type="float">
            <text:p>1115594</text:p>
          </table:table-cell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</table:table-row>
      </table:table>
      <table:named-expressions/>
      <table:database-ranges>
        <table:database-range table:name="__Anonymous_Sheet_DB__0" table:target-range-address="'checkm_gtdb_NEB_coassembly_2.5k'.A1:'checkm_gtdb_NEB_coassembly_2.5k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9T17:17:56.624935044</dc:date>
    <meta:editing-duration>PT52S</meta:editing-duration>
    <meta:editing-cycles>1</meta:editing-cycles>
    <meta:document-statistic meta:table-count="1" meta:cell-count="9671" meta:object-count="0"/>
    <meta:generator>LibreOffice/7.3.7.2$Linux_X86_64 LibreOffice_project/30$Build-2</meta:generator>
  </office:meta>
</office:document-meta>
</file>